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44.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41.2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43.1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&lt;0.05" style:apply-style-name="Good" style:base-cell-address="final_comparison_dunn.B2"/>
    </style:style>
    <style:style style:name="ce4" style:family="table-cell" style:parent-style-name="Default">
      <style:text-properties fo:color="#ff0000" fo:font-style="italic" fo:font-weight="normal" style:font-style-asian="italic" style:font-weight-asian="normal" style:font-style-complex="italic" style:font-weight-complex="normal"/>
      <style:map style:condition="cell-content()&lt;0.05" style:apply-style-name="Good" style:base-cell-address="final_comparison_dunn.B2"/>
    </style:style>
    <style:style style:name="ce5" style:family="table-cell" style:parent-style-name="Default">
      <style:map style:condition="cell-content()&lt;0.05" style:apply-style-name="Good" style:base-cell-address="final_comparison_dunn.B2"/>
    </style:style>
  </office:automatic-styles>
  <office:body>
    <office:spreadsheet>
      <table:calculation-settings table:automatic-find-labels="false" table:use-regular-expressions="false" table:use-wildcards="true"/>
      <table:table table:name="final_comparison_dunn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985" table:default-cell-style-name="Default"/>
        <table:table-row table:style-name="ro1">
          <table:table-cell/>
          <table:table-cell office:value-type="string" calcext:value-type="string">
            <text:p>original_25-75_percent</text:p>
          </table:table-cell>
          <table:table-cell office:value-type="string" calcext:value-type="string">
            <text:p>original_25-75_rna_acc</text:p>
          </table:table-cell>
          <table:table-cell office:value-type="string" calcext:value-type="string">
            <text:p>original_trials_1-1_percent</text:p>
          </table:table-cell>
          <table:table-cell office:value-type="string" calcext:value-type="string">
            <text:p>original_trials_1-25_percent</text:p>
          </table:table-cell>
          <table:table-cell office:value-type="string" calcext:value-type="string">
            <text:p>original_trials_1-50_percent</text:p>
          </table:table-cell>
          <table:table-cell office:value-type="string" calcext:value-type="string">
            <text:p>original_trials_1-75_percent</text:p>
          </table:table-cell>
          <table:table-cell office:value-type="string" calcext:value-type="string">
            <text:p>original_trials_1-75_rna_acc</text:p>
          </table:table-cell>
          <table:table-cell office:value-type="string" calcext:value-type="string">
            <text:p>original_trials_25-1_percent</text:p>
          </table:table-cell>
          <table:table-cell office:value-type="string" calcext:value-type="string">
            <text:p>original_trials_25-25_percent</text:p>
          </table:table-cell>
          <table:table-cell office:value-type="string" calcext:value-type="string">
            <text:p>original_trials_25-50_percent</text:p>
          </table:table-cell>
          <table:table-cell office:value-type="string" calcext:value-type="string">
            <text:p>original_trials_25-75_percent</text:p>
          </table:table-cell>
          <table:table-cell office:value-type="string" calcext:value-type="string">
            <text:p>with_ho_0-1_1-1_percent</text:p>
          </table:table-cell>
          <table:table-cell office:value-type="string" calcext:value-type="string">
            <text:p>with_ho_0-1_1-25_percent</text:p>
          </table:table-cell>
          <table:table-cell office:value-type="string" calcext:value-type="string">
            <text:p>with_ho_0-1_1-50_percent</text:p>
          </table:table-cell>
          <table:table-cell office:value-type="string" calcext:value-type="string">
            <text:p>with_ho_0-1_1-75_percent</text:p>
          </table:table-cell>
          <table:table-cell office:value-type="string" calcext:value-type="string">
            <text:p>with_ho_0-1_1-75_rna_acc</text:p>
          </table:table-cell>
          <table:table-cell office:value-type="string" calcext:value-type="string">
            <text:p>with_ho_0-1_25-1_percent</text:p>
          </table:table-cell>
          <table:table-cell office:value-type="string" calcext:value-type="string">
            <text:p>with_ho_0-1_25-25_percent</text:p>
          </table:table-cell>
          <table:table-cell office:value-type="string" calcext:value-type="string">
            <text:p>with_ho_0-1_25-50_percent</text:p>
          </table:table-cell>
          <table:table-cell office:value-type="string" calcext:value-type="string">
            <text:p>with_ho_0-1_25-75_percent</text:p>
          </table:table-cell>
          <table:table-cell office:value-type="string" calcext:value-type="string">
            <text:p>with_ho_1-1_1-1_percent</text:p>
          </table:table-cell>
          <table:table-cell office:value-type="string" calcext:value-type="string">
            <text:p>with_ho_1-1_1-25_percent</text:p>
          </table:table-cell>
          <table:table-cell office:value-type="string" calcext:value-type="string">
            <text:p>with_ho_1-1_1-50_percent</text:p>
          </table:table-cell>
          <table:table-cell office:value-type="string" calcext:value-type="string">
            <text:p>with_ho_1-1_1-75_percent</text:p>
          </table:table-cell>
          <table:table-cell office:value-type="string" calcext:value-type="string">
            <text:p>with_ho_1-1_1-75_rna_acc</text:p>
          </table:table-cell>
          <table:table-cell office:value-type="string" calcext:value-type="string">
            <text:p>with_ho_1-1_25-1_percent</text:p>
          </table:table-cell>
          <table:table-cell office:value-type="string" calcext:value-type="string">
            <text:p>with_ho_1-1_25-25_percent</text:p>
          </table:table-cell>
          <table:table-cell office:value-type="string" calcext:value-type="string">
            <text:p>with_ho_1-1_25-50_percent</text:p>
          </table:table-cell>
          <table:table-cell office:value-type="string" calcext:value-type="string">
            <text:p>with_ho_1-1_25-75_percent</text:p>
          </table:table-cell>
          <table:table-cell office:value-type="string" calcext:value-type="string">
            <text:p>with_ho_1_1-1_percent</text:p>
          </table:table-cell>
          <table:table-cell office:value-type="string" calcext:value-type="string">
            <text:p>with_ho_1_1-25_percent</text:p>
          </table:table-cell>
          <table:table-cell office:value-type="string" calcext:value-type="string">
            <text:p>with_ho_1_1-50_percent</text:p>
          </table:table-cell>
          <table:table-cell office:value-type="string" calcext:value-type="string">
            <text:p>with_ho_1_1-75_percent</text:p>
          </table:table-cell>
          <table:table-cell office:value-type="string" calcext:value-type="string">
            <text:p>with_ho_1_1-75_rna_acc</text:p>
          </table:table-cell>
          <table:table-cell office:value-type="string" calcext:value-type="string">
            <text:p>with_ho_1_25-1_percent</text:p>
          </table:table-cell>
          <table:table-cell office:value-type="string" calcext:value-type="string">
            <text:p>with_ho_1_25-25_percent</text:p>
          </table:table-cell>
          <table:table-cell office:value-type="string" calcext:value-type="string">
            <text:p>with_ho_1_25-50_percent</text:p>
          </table:table-cell>
          <table:table-cell office:value-type="string" calcext:value-type="string">
            <text:p>with_ho_1_25-75_percent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25-75_percent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588642376800609" calcext:value-type="float">
            <text:p>0,588642376800609</text:p>
          </table:table-cell>
          <table:table-cell table:style-name="ce3" office:value-type="float" office:value="0.528305696460948" calcext:value-type="float">
            <text:p>0,528305696460948</text:p>
          </table:table-cell>
          <table:table-cell table:style-name="ce3" office:value-type="float" office:value="0.40258784043925" calcext:value-type="float">
            <text:p>0,40258784043925</text:p>
          </table:table-cell>
          <table:table-cell table:style-name="ce3" office:value-type="float" office:value="0.383717731775484" calcext:value-type="float">
            <text:p>0,383717731775484</text:p>
          </table:table-cell>
          <table:table-cell table:style-name="ce3" office:value-type="float" office:value="0.917798719553305" calcext:value-type="float">
            <text:p>0,917798719553305</text:p>
          </table:table-cell>
          <table:table-cell table:style-name="ce3" office:value-type="float" office:value="0.726435076706979" calcext:value-type="float">
            <text:p>0,726435076706979</text:p>
          </table:table-cell>
          <table:table-cell table:style-name="ce3" office:value-type="float" office:value="0.946514416429037" calcext:value-type="float">
            <text:p>0,946514416429037</text:p>
          </table:table-cell>
          <table:table-cell table:style-name="ce3" office:value-type="float" office:value="0.953911207882721" calcext:value-type="float">
            <text:p>0,953911207882721</text:p>
          </table:table-cell>
          <table:table-cell table:style-name="ce3" office:value-type="float" office:value="0.910430472799193" calcext:value-type="float">
            <text:p>0,910430472799193</text:p>
          </table:table-cell>
          <table:table-cell table:style-name="ce3" office:value-type="float" office:value="0.937480214684402" calcext:value-type="float">
            <text:p>0,937480214684402</text:p>
          </table:table-cell>
          <table:table-cell table:style-name="ce5" office:value-type="float" office:value="0.826806823709696" calcext:value-type="float">
            <text:p>0,826806823709696</text:p>
          </table:table-cell>
          <table:table-cell table:style-name="ce5" office:value-type="float" office:value="0.566082389754731" calcext:value-type="float">
            <text:p>0,566082389754731</text:p>
          </table:table-cell>
          <table:table-cell table:style-name="ce5" office:value-type="float" office:value="0.384281476055736" calcext:value-type="float">
            <text:p>0,384281476055736</text:p>
          </table:table-cell>
          <table:table-cell table:style-name="ce5" office:value-type="float" office:value="0.910430472799193" calcext:value-type="float">
            <text:p>0,910430472799193</text:p>
          </table:table-cell>
          <table:table-cell table:style-name="ce5" office:value-type="float" office:value="0.389946748122424" calcext:value-type="float">
            <text:p>0,389946748122424</text:p>
          </table:table-cell>
          <table:table-cell table:style-name="ce5" office:value-type="float" office:value="0.911248798347234" calcext:value-type="float">
            <text:p>0,911248798347234</text:p>
          </table:table-cell>
          <table:table-cell table:style-name="ce5" office:value-type="float" office:value="0.962134495881175" calcext:value-type="float">
            <text:p>0,962134495881175</text:p>
          </table:table-cell>
          <table:table-cell table:style-name="ce5" office:value-type="float" office:value="0.886743843535225" calcext:value-type="float">
            <text:p>0,886743843535225</text:p>
          </table:table-cell>
          <table:table-cell table:style-name="ce5" office:value-type="float" office:value="0.682760168082693" calcext:value-type="float">
            <text:p>0,682760168082693</text:p>
          </table:table-cell>
          <table:table-cell table:style-name="ce5" office:value-type="float" office:value="0.168261074973171" calcext:value-type="float">
            <text:p>0,168261074973171</text:p>
          </table:table-cell>
          <table:table-cell table:style-name="ce5" office:value-type="float" office:value="0.40258784043925" calcext:value-type="float">
            <text:p>0,40258784043925</text:p>
          </table:table-cell>
          <table:table-cell table:style-name="ce5" office:value-type="float" office:value="0.378108174218109" calcext:value-type="float">
            <text:p>0,378108174218109</text:p>
          </table:table-cell>
          <table:table-cell table:style-name="ce5" office:value-type="float" office:value="0.632023804620917" calcext:value-type="float">
            <text:p>0,632023804620917</text:p>
          </table:table-cell>
          <table:table-cell table:style-name="ce5" office:value-type="float" office:value="0.431007326533928" calcext:value-type="float">
            <text:p>0,431007326533928</text:p>
          </table:table-cell>
          <table:table-cell table:style-name="ce5" office:value-type="float" office:value="0.834050036031844" calcext:value-type="float">
            <text:p>0,834050036031844</text:p>
          </table:table-cell>
          <table:table-cell table:style-name="ce5" office:value-type="float" office:value="0.508917290953995" calcext:value-type="float">
            <text:p>0,508917290953995</text:p>
          </table:table-cell>
          <table:table-cell table:style-name="ce5" office:value-type="float" office:value="0.347107101300034" calcext:value-type="float">
            <text:p>0,347107101300034</text:p>
          </table:table-cell>
          <table:table-cell table:style-name="ce5" office:value-type="float" office:value="0.760777066923142" calcext:value-type="float">
            <text:p>0,760777066923142</text:p>
          </table:table-cell>
          <table:table-cell table:style-name="ce5" office:value-type="float" office:value="0.226437976908546" calcext:value-type="float">
            <text:p>0,226437976908546</text:p>
          </table:table-cell>
          <table:table-cell table:style-name="ce5" office:value-type="float" office:value="0.10582368102032" calcext:value-type="float">
            <text:p>0,10582368102032</text:p>
          </table:table-cell>
          <table:table-cell table:style-name="ce5" office:value-type="float" office:value="0.102959991149527" calcext:value-type="float">
            <text:p>0,102959991149527</text:p>
          </table:table-cell>
          <table:table-cell table:style-name="ce5" office:value-type="float" office:value="0.136414607373961" calcext:value-type="float">
            <text:p>0,136414607373961</text:p>
          </table:table-cell>
          <table:table-cell table:style-name="ce5" office:value-type="float" office:value="0.0206166528959391" calcext:value-type="float">
            <text:p>0,020616652895939</text:p>
          </table:table-cell>
          <table:table-cell table:style-name="ce5" office:value-type="float" office:value="0.929274251432324" calcext:value-type="float">
            <text:p>0,929274251432324</text:p>
          </table:table-cell>
          <table:table-cell table:style-name="ce5" office:value-type="float" office:value="0.324316465022525" calcext:value-type="float">
            <text:p>0,324316465022525</text:p>
          </table:table-cell>
          <table:table-cell table:style-name="ce5" office:value-type="float" office:value="0.497727501949395" calcext:value-type="float">
            <text:p>0,497727501949395</text:p>
          </table:table-cell>
          <table:table-cell table:style-name="ce5" office:value-type="float" office:value="0.385410483770802" calcext:value-type="float">
            <text:p>0,38541048377080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25-75_rna_acc</text:p>
          </table:table-cell>
          <table:table-cell table:style-name="ce3" office:value-type="float" office:value="0.588642376800609" calcext:value-type="float">
            <text:p>0,58864237680060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928454054049417" calcext:value-type="float">
            <text:p>0,928454054049417</text:p>
          </table:table-cell>
          <table:table-cell table:style-name="ce3" office:value-type="float" office:value="0.767074322666219" calcext:value-type="float">
            <text:p>0,767074322666219</text:p>
          </table:table-cell>
          <table:table-cell table:style-name="ce3" office:value-type="float" office:value="0.74120180804228" calcext:value-type="float">
            <text:p>0,74120180804228</text:p>
          </table:table-cell>
          <table:table-cell table:style-name="ce3" office:value-type="float" office:value="0.661678089501276" calcext:value-type="float">
            <text:p>0,661678089501276</text:p>
          </table:table-cell>
          <table:table-cell table:style-name="ce3" office:value-type="float" office:value="0.373102999017821" calcext:value-type="float">
            <text:p>0,373102999017821</text:p>
          </table:table-cell>
          <table:table-cell table:style-name="ce3" office:value-type="float" office:value="0.543261116209916" calcext:value-type="float">
            <text:p>0,543261116209916</text:p>
          </table:table-cell>
          <table:table-cell table:style-name="ce3" office:value-type="float" office:value="0.629089663541048" calcext:value-type="float">
            <text:p>0,629089663541048</text:p>
          </table:table-cell>
          <table:table-cell table:style-name="ce3" office:value-type="float" office:value="0.513562873406536" calcext:value-type="float">
            <text:p>0,513562873406536</text:p>
          </table:table-cell>
          <table:table-cell table:style-name="ce3" office:value-type="float" office:value="0.535757122179597" calcext:value-type="float">
            <text:p>0,535757122179597</text:p>
          </table:table-cell>
          <table:table-cell table:style-name="ce5" office:value-type="float" office:value="0.4474918094439" calcext:value-type="float">
            <text:p>0,4474918094439</text:p>
          </table:table-cell>
          <table:table-cell table:style-name="ce5" office:value-type="float" office:value="0.9736536738651" calcext:value-type="float">
            <text:p>0,9736536738651</text:p>
          </table:table-cell>
          <table:table-cell table:style-name="ce5" office:value-type="float" office:value="0.741981706450806" calcext:value-type="float">
            <text:p>0,741981706450806</text:p>
          </table:table-cell>
          <table:table-cell table:style-name="ce5" office:value-type="float" office:value="0.513562873406536" calcext:value-type="float">
            <text:p>0,513562873406536</text:p>
          </table:table-cell>
          <table:table-cell table:style-name="ce5" office:value-type="float" office:value="0.161358140740113" calcext:value-type="float">
            <text:p>0,161358140740113</text:p>
          </table:table-cell>
          <table:table-cell table:style-name="ce5" office:value-type="float" office:value="0.514228325396447" calcext:value-type="float">
            <text:p>0,514228325396447</text:p>
          </table:table-cell>
          <table:table-cell table:style-name="ce5" office:value-type="float" office:value="0.556344604257235" calcext:value-type="float">
            <text:p>0,556344604257235</text:p>
          </table:table-cell>
          <table:table-cell table:style-name="ce5" office:value-type="float" office:value="0.494461489179469" calcext:value-type="float">
            <text:p>0,494461489179469</text:p>
          </table:table-cell>
          <table:table-cell table:style-name="ce5" office:value-type="float" office:value="0.342364342473895" calcext:value-type="float">
            <text:p>0,342364342473895</text:p>
          </table:table-cell>
          <table:table-cell table:style-name="ce5" office:value-type="float" office:value="0.40258784043925" calcext:value-type="float">
            <text:p>0,40258784043925</text:p>
          </table:table-cell>
          <table:table-cell table:style-name="ce5" office:value-type="float" office:value="0.767074322666219" calcext:value-type="float">
            <text:p>0,767074322666219</text:p>
          </table:table-cell>
          <table:table-cell table:style-name="ce5" office:value-type="float" office:value="0.733417563938632" calcext:value-type="float">
            <text:p>0,733417563938632</text:p>
          </table:table-cell>
          <table:table-cell table:style-name="ce5" office:value-type="float" office:value="0.950623216836813" calcext:value-type="float">
            <text:p>0,950623216836813</text:p>
          </table:table-cell>
          <table:table-cell table:style-name="ce5" office:value-type="float" office:value="0.805167786581941" calcext:value-type="float">
            <text:p>0,805167786581941</text:p>
          </table:table-cell>
          <table:table-cell table:style-name="ce5" office:value-type="float" office:value="0.740422175419629" calcext:value-type="float">
            <text:p>0,740422175419629</text:p>
          </table:table-cell>
          <table:table-cell table:style-name="ce5" office:value-type="float" office:value="0.904704902257837" calcext:value-type="float">
            <text:p>0,904704902257837</text:p>
          </table:table-cell>
          <table:table-cell table:style-name="ce5" office:value-type="float" office:value="0.689590450118993" calcext:value-type="float">
            <text:p>0,689590450118993</text:p>
          </table:table-cell>
          <table:table-cell table:style-name="ce5" office:value-type="float" office:value="0.813165802239812" calcext:value-type="float">
            <text:p>0,813165802239812</text:p>
          </table:table-cell>
          <table:table-cell table:style-name="ce5" office:value-type="float" office:value="0.503635142075123" calcext:value-type="float">
            <text:p>0,503635142075123</text:p>
          </table:table-cell>
          <table:table-cell table:style-name="ce5" office:value-type="float" office:value="0.281726700176291" calcext:value-type="float">
            <text:p>0,281726700176291</text:p>
          </table:table-cell>
          <table:table-cell table:style-name="ce5" office:value-type="float" office:value="0.275772416978913" calcext:value-type="float">
            <text:p>0,275772416978913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076042051655624" calcext:value-type="float">
            <text:p>0,076042051655624</text:p>
          </table:table-cell>
          <table:table-cell table:style-name="ce5" office:value-type="float" office:value="0.651235508568363" calcext:value-type="float">
            <text:p>0,651235508568363</text:p>
          </table:table-cell>
          <table:table-cell table:style-name="ce5" office:value-type="float" office:value="0.656448409481441" calcext:value-type="float">
            <text:p>0,656448409481441</text:p>
          </table:table-cell>
          <table:table-cell table:style-name="ce5" office:value-type="float" office:value="0.890821136035948" calcext:value-type="float">
            <text:p>0,890821136035948</text:p>
          </table:table-cell>
          <table:table-cell table:style-name="ce5" office:value-type="float" office:value="0.743542297663082" calcext:value-type="float">
            <text:p>0,74354229766308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1-1_percent</text:p>
          </table:table-cell>
          <table:table-cell table:style-name="ce3" office:value-type="float" office:value="0.528305696460948" calcext:value-type="float">
            <text:p>0,528305696460948</text:p>
          </table:table-cell>
          <table:table-cell table:style-name="ce3" office:value-type="float" office:value="0.928454054049417" calcext:value-type="float">
            <text:p>0,928454054049417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836467605101766" calcext:value-type="float">
            <text:p>0,836467605101766</text:p>
          </table:table-cell>
          <table:table-cell table:style-name="ce3" office:value-type="float" office:value="0.809964206992932" calcext:value-type="float">
            <text:p>0,809964206992932</text:p>
          </table:table-cell>
          <table:table-cell table:style-name="ce3" office:value-type="float" office:value="0.597924491913115" calcext:value-type="float">
            <text:p>0,597924491913115</text:p>
          </table:table-cell>
          <table:table-cell table:style-name="ce3" office:value-type="float" office:value="0.32685610573604" calcext:value-type="float">
            <text:p>0,32685610573604</text:p>
          </table:table-cell>
          <table:table-cell table:style-name="ce3" office:value-type="float" office:value="0.485377951232071" calcext:value-type="float">
            <text:p>0,485377951232071</text:p>
          </table:table-cell>
          <table:table-cell table:style-name="ce3" office:value-type="float" office:value="0.566781064363244" calcext:value-type="float">
            <text:p>0,566781064363244</text:p>
          </table:table-cell>
          <table:table-cell table:style-name="ce3" office:value-type="float" office:value="0.457427144515978" calcext:value-type="float">
            <text:p>0,457427144515978</text:p>
          </table:table-cell>
          <table:table-cell table:style-name="ce3" office:value-type="float" office:value="0.47830475218113" calcext:value-type="float">
            <text:p>0,47830475218113</text:p>
          </table:table-cell>
          <table:table-cell table:style-name="ce5" office:value-type="float" office:value="0.395662510491834" calcext:value-type="float">
            <text:p>0,395662510491834</text:p>
          </table:table-cell>
          <table:table-cell table:style-name="ce5" office:value-type="float" office:value="0.954733330419759" calcext:value-type="float">
            <text:p>0,954733330419759</text:p>
          </table:table-cell>
          <table:table-cell table:style-name="ce5" office:value-type="float" office:value="0.810764309991146" calcext:value-type="float">
            <text:p>0,810764309991146</text:p>
          </table:table-cell>
          <table:table-cell table:style-name="ce5" office:value-type="float" office:value="0.457427144515978" calcext:value-type="float">
            <text:p>0,457427144515978</text:p>
          </table:table-cell>
          <table:table-cell table:style-name="ce5" office:value-type="float" office:value="0.136143154284994" calcext:value-type="float">
            <text:p>0,136143154284994</text:p>
          </table:table-cell>
          <table:table-cell table:style-name="ce5" office:value-type="float" office:value="0.458052188401602" calcext:value-type="float">
            <text:p>0,458052188401602</text:p>
          </table:table-cell>
          <table:table-cell table:style-name="ce5" office:value-type="float" office:value="0.497727501949395" calcext:value-type="float">
            <text:p>0,497727501949395</text:p>
          </table:table-cell>
          <table:table-cell table:style-name="ce5" office:value-type="float" office:value="0.439510486307253" calcext:value-type="float">
            <text:p>0,439510486307253</text:p>
          </table:table-cell>
          <table:table-cell table:style-name="ce5" office:value-type="float" office:value="0.29866800409462" calcext:value-type="float">
            <text:p>0,29866800409462</text:p>
          </table:table-cell>
          <table:table-cell table:style-name="ce5" office:value-type="float" office:value="0.454931763693832" calcext:value-type="float">
            <text:p>0,454931763693832</text:p>
          </table:table-cell>
          <table:table-cell table:style-name="ce5" office:value-type="float" office:value="0.836467605101766" calcext:value-type="float">
            <text:p>0,836467605101766</text:p>
          </table:table-cell>
          <table:table-cell table:style-name="ce5" office:value-type="float" office:value="0.801974229372036" calcext:value-type="float">
            <text:p>0,801974229372036</text:p>
          </table:table-cell>
          <table:table-cell table:style-name="ce5" office:value-type="float" office:value="0.879412337234072" calcext:value-type="float">
            <text:p>0,879412337234072</text:p>
          </table:table-cell>
          <table:table-cell table:style-name="ce5" office:value-type="float" office:value="0.875343699799332" calcext:value-type="float">
            <text:p>0,875343699799332</text:p>
          </table:table-cell>
          <table:table-cell table:style-name="ce5" office:value-type="float" office:value="0.673693467719765" calcext:value-type="float">
            <text:p>0,673693467719765</text:p>
          </table:table-cell>
          <table:table-cell table:style-name="ce5" office:value-type="float" office:value="0.976122866344543" calcext:value-type="float">
            <text:p>0,976122866344543</text:p>
          </table:table-cell>
          <table:table-cell table:style-name="ce5" office:value-type="float" office:value="0.756849285959641" calcext:value-type="float">
            <text:p>0,756849285959641</text:p>
          </table:table-cell>
          <table:table-cell table:style-name="ce5" office:value-type="float" office:value="0.744322988983593" calcext:value-type="float">
            <text:p>0,744322988983593</text:p>
          </table:table-cell>
          <table:table-cell table:style-name="ce5" office:value-type="float" office:value="0.562595231498892" calcext:value-type="float">
            <text:p>0,562595231498892</text:p>
          </table:table-cell>
          <table:table-cell table:style-name="ce5" office:value-type="float" office:value="0.323810082927567" calcext:value-type="float">
            <text:p>0,323810082927567</text:p>
          </table:table-cell>
          <table:table-cell table:style-name="ce5" office:value-type="float" office:value="0.317274019752013" calcext:value-type="float">
            <text:p>0,317274019752013</text:p>
          </table:table-cell>
          <table:table-cell table:style-name="ce5" office:value-type="float" office:value="0.390516054910059" calcext:value-type="float">
            <text:p>0,390516054910059</text:p>
          </table:table-cell>
          <table:table-cell table:style-name="ce5" office:value-type="float" office:value="0.0921164588012959" calcext:value-type="float">
            <text:p>0,092116458801296</text:p>
          </table:table-cell>
          <table:table-cell table:style-name="ce5" office:value-type="float" office:value="0.587931132460744" calcext:value-type="float">
            <text:p>0,587931132460744</text:p>
          </table:table-cell>
          <table:table-cell table:style-name="ce5" office:value-type="float" office:value="0.722565672538297" calcext:value-type="float">
            <text:p>0,722565672538297</text:p>
          </table:table-cell>
          <table:table-cell table:style-name="ce5" office:value-type="float" office:value="0.962134495881175" calcext:value-type="float">
            <text:p>0,962134495881175</text:p>
          </table:table-cell>
          <table:table-cell table:style-name="ce5" office:value-type="float" office:value="0.812365108418687" calcext:value-type="float">
            <text:p>0,81236510841868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1-25_percent</text:p>
          </table:table-cell>
          <table:table-cell table:style-name="ce3" office:value-type="float" office:value="0.40258784043925" calcext:value-type="float">
            <text:p>0,40258784043925</text:p>
          </table:table-cell>
          <table:table-cell table:style-name="ce3" office:value-type="float" office:value="0.767074322666219" calcext:value-type="float">
            <text:p>0,767074322666219</text:p>
          </table:table-cell>
          <table:table-cell table:style-name="ce3" office:value-type="float" office:value="0.836467605101766" calcext:value-type="float">
            <text:p>0,83646760510176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972830664643682" calcext:value-type="float">
            <text:p>0,972830664643682</text:p>
          </table:table-cell>
          <table:table-cell table:style-name="ce3" office:value-type="float" office:value="0.463069753694541" calcext:value-type="float">
            <text:p>0,463069753694541</text:p>
          </table:table-cell>
          <table:table-cell table:style-name="ce3" office:value-type="float" office:value="0.235274961044631" calcext:value-type="float">
            <text:p>0,235274961044631</text:p>
          </table:table-cell>
          <table:table-cell table:style-name="ce3" office:value-type="float" office:value="0.365946125993826" calcext:value-type="float">
            <text:p>0,365946125993826</text:p>
          </table:table-cell>
          <table:table-cell table:style-name="ce3" office:value-type="float" office:value="0.435854538837368" calcext:value-type="float">
            <text:p>0,435854538837368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3" office:value-type="float" office:value="0.359957697894286" calcext:value-type="float">
            <text:p>0,359957697894286</text:p>
          </table:table-cell>
          <table:table-cell table:style-name="ce5" office:value-type="float" office:value="0.291056327893701" calcext:value-type="float">
            <text:p>0,291056327893701</text:p>
          </table:table-cell>
          <table:table-cell table:style-name="ce5" office:value-type="float" office:value="0.792413589415977" calcext:value-type="float">
            <text:p>0,792413589415977</text:p>
          </table:table-cell>
          <table:table-cell table:style-name="ce5" office:value-type="float" office:value="0.9736536738651" calcext:value-type="float">
            <text:p>0,9736536738651</text:p>
          </table:table-cell>
          <table:table-cell table:style-name="ce5" office:value-type="float" office:value="0.342364342473895" calcext:value-type="float">
            <text:p>0,342364342473895</text:p>
          </table:table-cell>
          <table:table-cell table:style-name="ce5" office:value-type="float" office:value="0.0897491648585599" calcext:value-type="float">
            <text:p>0,08974916485856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376435206110137" calcext:value-type="float">
            <text:p>0,376435206110137</text:p>
          </table:table-cell>
          <table:table-cell table:style-name="ce5" office:value-type="float" office:value="0.327365579799155" calcext:value-type="float">
            <text:p>0,327365579799155</text:p>
          </table:table-cell>
          <table:table-cell table:style-name="ce5" office:value-type="float" office:value="0.212871632032234" calcext:value-type="float">
            <text:p>0,212871632032234</text:p>
          </table:table-cell>
          <table:table-cell table:style-name="ce5" office:value-type="float" office:value="0.588642376800609" calcext:value-type="float">
            <text:p>0,5886423768006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460230794326" calcext:value-type="float">
            <text:p>0,96460230794326</text:p>
          </table:table-cell>
          <table:table-cell table:style-name="ce5" office:value-type="float" office:value="0.720247423924677" calcext:value-type="float">
            <text:p>0,720247423924677</text:p>
          </table:table-cell>
          <table:table-cell table:style-name="ce5" office:value-type="float" office:value="0.960489487896527" calcext:value-type="float">
            <text:p>0,960489487896527</text:p>
          </table:table-cell>
          <table:table-cell table:style-name="ce5" office:value-type="float" office:value="0.530332656344101" calcext:value-type="float">
            <text:p>0,530332656344101</text:p>
          </table:table-cell>
          <table:table-cell table:style-name="ce5" office:value-type="float" office:value="0.859913800635446" calcext:value-type="float">
            <text:p>0,859913800635446</text:p>
          </table:table-cell>
          <table:table-cell table:style-name="ce5" office:value-type="float" office:value="0.917798719553305" calcext:value-type="float">
            <text:p>0,917798719553305</text:p>
          </table:table-cell>
          <table:table-cell table:style-name="ce5" office:value-type="float" office:value="0.594346581537729" calcext:value-type="float">
            <text:p>0,594346581537729</text:p>
          </table:table-cell>
          <table:table-cell table:style-name="ce5" office:value-type="float" office:value="0.709463211689632" calcext:value-type="float">
            <text:p>0,709463211689632</text:p>
          </table:table-cell>
          <table:table-cell table:style-name="ce5" office:value-type="float" office:value="0.435246923709721" calcext:value-type="float">
            <text:p>0,435246923709721</text:p>
          </table:table-cell>
          <table:table-cell table:style-name="ce5" office:value-type="float" office:value="0.427392525370626" calcext:value-type="float">
            <text:p>0,427392525370626</text:p>
          </table:table-cell>
          <table:table-cell table:style-name="ce5" office:value-type="float" office:value="0.514228325396447" calcext:value-type="float">
            <text:p>0,514228325396447</text:p>
          </table:table-cell>
          <table:table-cell table:style-name="ce5" office:value-type="float" office:value="0.139428227249726" calcext:value-type="float">
            <text:p>0,139428227249726</text:p>
          </table:table-cell>
          <table:table-cell table:style-name="ce5" office:value-type="float" office:value="0.454309118646049" calcext:value-type="float">
            <text:p>0,454309118646049</text:p>
          </table:table-cell>
          <table:table-cell table:style-name="ce5" office:value-type="float" office:value="0.881855056027518" calcext:value-type="float">
            <text:p>0,881855056027518</text:p>
          </table:table-cell>
          <table:table-cell table:style-name="ce5" office:value-type="float" office:value="0.873717160764607" calcext:value-type="float">
            <text:p>0,873717160764607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1-50_percent</text:p>
          </table:table-cell>
          <table:table-cell table:style-name="ce3" office:value-type="float" office:value="0.383717731775484" calcext:value-type="float">
            <text:p>0,383717731775484</text:p>
          </table:table-cell>
          <table:table-cell table:style-name="ce3" office:value-type="float" office:value="0.74120180804228" calcext:value-type="float">
            <text:p>0,74120180804228</text:p>
          </table:table-cell>
          <table:table-cell table:style-name="ce3" office:value-type="float" office:value="0.809964206992932" calcext:value-type="float">
            <text:p>0,809964206992932</text:p>
          </table:table-cell>
          <table:table-cell table:style-name="ce3" office:value-type="float" office:value="0.972830664643682" calcext:value-type="float">
            <text:p>0,97283066464368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442570512070536" calcext:value-type="float">
            <text:p>0,442570512070536</text:p>
          </table:table-cell>
          <table:table-cell table:style-name="ce3" office:value-type="float" office:value="0.222109387145596" calcext:value-type="float">
            <text:p>0,222109387145596</text:p>
          </table:table-cell>
          <table:table-cell table:style-name="ce3" office:value-type="float" office:value="0.348166698927563" calcext:value-type="float">
            <text:p>0,348166698927563</text:p>
          </table:table-cell>
          <table:table-cell table:style-name="ce3" office:value-type="float" office:value="0.416062808499933" calcext:value-type="float">
            <text:p>0,416062808499933</text:p>
          </table:table-cell>
          <table:table-cell table:style-name="ce3" office:value-type="float" office:value="0.325330775311409" calcext:value-type="float">
            <text:p>0,325330775311409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5" office:value-type="float" office:value="0.275772416978913" calcext:value-type="float">
            <text:p>0,275772416978913</text:p>
          </table:table-cell>
          <table:table-cell table:style-name="ce5" office:value-type="float" office:value="0.766286314406054" calcext:value-type="float">
            <text:p>0,766286314406054</text:p>
          </table:table-cell>
          <table:table-cell table:style-name="ce5" office:value-type="float" office:value="0.999176527781075" calcext:value-type="float">
            <text:p>0,999176527781075</text:p>
          </table:table-cell>
          <table:table-cell table:style-name="ce5" office:value-type="float" office:value="0.325330775311409" calcext:value-type="float">
            <text:p>0,325330775311409</text:p>
          </table:table-cell>
          <table:table-cell table:style-name="ce5" office:value-type="float" office:value="0.0834908949096044" calcext:value-type="float">
            <text:p>0,083490894909604</text:p>
          </table:table-cell>
          <table:table-cell table:style-name="ce5" office:value-type="float" office:value="0.325838703472302" calcext:value-type="float">
            <text:p>0,325838703472302</text:p>
          </table:table-cell>
          <table:table-cell table:style-name="ce5" office:value-type="float" office:value="0.358335230421947" calcext:value-type="float">
            <text:p>0,358335230421947</text:p>
          </table:table-cell>
          <table:table-cell table:style-name="ce5" office:value-type="float" office:value="0.310825069869161" calcext:value-type="float">
            <text:p>0,310825069869161</text:p>
          </table:table-cell>
          <table:table-cell table:style-name="ce5" office:value-type="float" office:value="0.200627356691914" calcext:value-type="float">
            <text:p>0,200627356691914</text:p>
          </table:table-cell>
          <table:table-cell table:style-name="ce5" office:value-type="float" office:value="0.612332943018398" calcext:value-type="float">
            <text:p>0,612332943018398</text:p>
          </table:table-cell>
          <table:table-cell table:style-name="ce5" office:value-type="float" office:value="0.972830664643682" calcext:value-type="float">
            <text:p>0,972830664643682</text:p>
          </table:table-cell>
          <table:table-cell table:style-name="ce5" office:value-type="float" office:value="0.991765422535867" calcext:value-type="float">
            <text:p>0,991765422535867</text:p>
          </table:table-cell>
          <table:table-cell table:style-name="ce5" office:value-type="float" office:value="0.694920468739276" calcext:value-type="float">
            <text:p>0,694920468739276</text:p>
          </table:table-cell>
          <table:table-cell table:style-name="ce5" office:value-type="float" office:value="0.933376348061839" calcext:value-type="float">
            <text:p>0,933376348061839</text:p>
          </table:table-cell>
          <table:table-cell table:style-name="ce5" office:value-type="float" office:value="0.508255438493956" calcext:value-type="float">
            <text:p>0,508255438493956</text:p>
          </table:table-cell>
          <table:table-cell table:style-name="ce5" office:value-type="float" office:value="0.83324452696725" calcext:value-type="float">
            <text:p>0,83324452696725</text:p>
          </table:table-cell>
          <table:table-cell table:style-name="ce5" office:value-type="float" office:value="0.944871288365243" calcext:value-type="float">
            <text:p>0,944871288365243</text:p>
          </table:table-cell>
          <table:table-cell table:style-name="ce5" office:value-type="float" office:value="0.570981770725376" calcext:value-type="float">
            <text:p>0,570981770725376</text:p>
          </table:table-cell>
          <table:table-cell table:style-name="ce5" office:value-type="float" office:value="0.734972251086396" calcext:value-type="float">
            <text:p>0,734972251086396</text:p>
          </table:table-cell>
          <table:table-cell table:style-name="ce5" office:value-type="float" office:value="0.455554889099" calcext:value-type="float">
            <text:p>0,455554889099</text:p>
          </table:table-cell>
          <table:table-cell table:style-name="ce5" office:value-type="float" office:value="0.4474918094439" calcext:value-type="float">
            <text:p>0,4474918094439</text:p>
          </table:table-cell>
          <table:table-cell table:style-name="ce5" office:value-type="float" office:value="0.536437140145521" calcext:value-type="float">
            <text:p>0,536437140145521</text:p>
          </table:table-cell>
          <table:table-cell table:style-name="ce5" office:value-type="float" office:value="0.148776866321415" calcext:value-type="float">
            <text:p>0,148776866321415</text:p>
          </table:table-cell>
          <table:table-cell table:style-name="ce5" office:value-type="float" office:value="0.43403316099257" calcext:value-type="float">
            <text:p>0,43403316099257</text:p>
          </table:table-cell>
          <table:table-cell table:style-name="ce5" office:value-type="float" office:value="0.908794107577767" calcext:value-type="float">
            <text:p>0,908794107577767</text:p>
          </table:table-cell>
          <table:table-cell table:style-name="ce5" office:value-type="float" office:value="0.846961311985353" calcext:value-type="float">
            <text:p>0,846961311985353</text:p>
          </table:table-cell>
          <table:table-cell table:style-name="ce5" office:value-type="float" office:value="0.997529586851764" calcext:value-type="float">
            <text:p>0,99752958685176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1-75_percent</text:p>
          </table:table-cell>
          <table:table-cell table:style-name="ce3" office:value-type="float" office:value="0.917798719553305" calcext:value-type="float">
            <text:p>0,917798719553305</text:p>
          </table:table-cell>
          <table:table-cell table:style-name="ce3" office:value-type="float" office:value="0.661678089501276" calcext:value-type="float">
            <text:p>0,661678089501276</text:p>
          </table:table-cell>
          <table:table-cell table:style-name="ce3" office:value-type="float" office:value="0.597924491913115" calcext:value-type="float">
            <text:p>0,597924491913115</text:p>
          </table:table-cell>
          <table:table-cell table:style-name="ce3" office:value-type="float" office:value="0.463069753694541" calcext:value-type="float">
            <text:p>0,463069753694541</text:p>
          </table:table-cell>
          <table:table-cell table:style-name="ce3" office:value-type="float" office:value="0.442570512070536" calcext:value-type="float">
            <text:p>0,44257051207053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650492190865966" calcext:value-type="float">
            <text:p>0,650492190865966</text:p>
          </table:table-cell>
          <table:table-cell table:style-name="ce3" office:value-type="float" office:value="0.864780913824373" calcext:value-type="float">
            <text:p>0,864780913824373</text:p>
          </table:table-cell>
          <table:table-cell table:style-name="ce3" office:value-type="float" office:value="0.963779665076908" calcext:value-type="float">
            <text:p>0,963779665076908</text:p>
          </table:table-cell>
          <table:table-cell table:style-name="ce3" office:value-type="float" office:value="0.829219623229098" calcext:value-type="float">
            <text:p>0,829219623229098</text:p>
          </table:table-cell>
          <table:table-cell table:style-name="ce3" office:value-type="float" office:value="0.855861926269583" calcext:value-type="float">
            <text:p>0,855861926269583</text:p>
          </table:table-cell>
          <table:table-cell table:style-name="ce5" office:value-type="float" office:value="0.74744837501914" calcext:value-type="float">
            <text:p>0,74744837501914</text:p>
          </table:table-cell>
          <table:table-cell table:style-name="ce5" office:value-type="float" office:value="0.637909467215193" calcext:value-type="float">
            <text:p>0,637909467215193</text:p>
          </table:table-cell>
          <table:table-cell table:style-name="ce5" office:value-type="float" office:value="0.443183976194054" calcext:value-type="float">
            <text:p>0,443183976194054</text:p>
          </table:table-cell>
          <table:table-cell table:style-name="ce5" office:value-type="float" office:value="0.829219623229098" calcext:value-type="float">
            <text:p>0,829219623229098</text:p>
          </table:table-cell>
          <table:table-cell table:style-name="ce5" office:value-type="float" office:value="0.33558722196719" calcext:value-type="float">
            <text:p>0,33558722196719</text:p>
          </table:table-cell>
          <table:table-cell table:style-name="ce5" office:value-type="float" office:value="0.830024249036183" calcext:value-type="float">
            <text:p>0,830024249036183</text:p>
          </table:table-cell>
          <table:table-cell table:style-name="ce5" office:value-type="float" office:value="0.880226450498246" calcext:value-type="float">
            <text:p>0,880226450498246</text:p>
          </table:table-cell>
          <table:table-cell table:style-name="ce5" office:value-type="float" office:value="0.80596668626559" calcext:value-type="float">
            <text:p>0,80596668626559</text:p>
          </table:table-cell>
          <table:table-cell table:style-name="ce5" office:value-type="float" office:value="0.60871644865184" calcext:value-type="float">
            <text:p>0,60871644865184</text:p>
          </table:table-cell>
          <table:table-cell table:style-name="ce5" office:value-type="float" office:value="0.202448767168036" calcext:value-type="float">
            <text:p>0,202448767168036</text:p>
          </table:table-cell>
          <table:table-cell table:style-name="ce5" office:value-type="float" office:value="0.463069753694541" calcext:value-type="float">
            <text:p>0,463069753694541</text:p>
          </table:table-cell>
          <table:table-cell table:style-name="ce5" office:value-type="float" office:value="0.436462642806515" calcext:value-type="float">
            <text:p>0,436462642806515</text:p>
          </table:table-cell>
          <table:table-cell table:style-name="ce5" office:value-type="float" office:value="0.707159775924233" calcext:value-type="float">
            <text:p>0,707159775924233</text:p>
          </table:table-cell>
          <table:table-cell table:style-name="ce5" office:value-type="float" office:value="0.493809664508873" calcext:value-type="float">
            <text:p>0,493809664508873</text:p>
          </table:table-cell>
          <table:table-cell table:style-name="ce5" office:value-type="float" office:value="0.91534182102285" calcext:value-type="float">
            <text:p>0,91534182102285</text:p>
          </table:table-cell>
          <table:table-cell table:style-name="ce5" office:value-type="float" office:value="0.577310479663621" calcext:value-type="float">
            <text:p>0,577310479663621</text:p>
          </table:table-cell>
          <table:table-cell table:style-name="ce5" office:value-type="float" office:value="0.40258784043925" calcext:value-type="float">
            <text:p>0,40258784043925</text:p>
          </table:table-cell>
          <table:table-cell table:style-name="ce5" office:value-type="float" office:value="0.840500310498052" calcext:value-type="float">
            <text:p>0,840500310498052</text:p>
          </table:table-cell>
          <table:table-cell table:style-name="ce5" office:value-type="float" office:value="0.268562699249739" calcext:value-type="float">
            <text:p>0,268562699249739</text:p>
          </table:table-cell>
          <table:table-cell table:style-name="ce5" office:value-type="float" office:value="0.130014162907836" calcext:value-type="float">
            <text:p>0,130014162907836</text:p>
          </table:table-cell>
          <table:table-cell table:style-name="ce5" office:value-type="float" office:value="0.126645934864545" calcext:value-type="float">
            <text:p>0,126645934864545</text:p>
          </table:table-cell>
          <table:table-cell table:style-name="ce5" office:value-type="float" office:value="0.165725708516578" calcext:value-type="float">
            <text:p>0,165725708516578</text:p>
          </table:table-cell>
          <table:table-cell table:style-name="ce5" office:value-type="float" office:value="0.0269856678444828" calcext:value-type="float">
            <text:p>0,026985667844483</text:p>
          </table:table-cell>
          <table:table-cell table:style-name="ce5" office:value-type="float" office:value="0.988471788019399" calcext:value-type="float">
            <text:p>0,988471788019399</text:p>
          </table:table-cell>
          <table:table-cell table:style-name="ce5" office:value-type="float" office:value="0.377550010039606" calcext:value-type="float">
            <text:p>0,377550010039606</text:p>
          </table:table-cell>
          <table:table-cell table:style-name="ce5" office:value-type="float" office:value="0.565384128801957" calcext:value-type="float">
            <text:p>0,565384128801957</text:p>
          </table:table-cell>
          <table:table-cell table:style-name="ce5" office:value-type="float" office:value="0.444412361269957" calcext:value-type="float">
            <text:p>0,44441236126995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1-75_rna_acc</text:p>
          </table:table-cell>
          <table:table-cell table:style-name="ce3" office:value-type="float" office:value="0.726435076706979" calcext:value-type="float">
            <text:p>0,726435076706979</text:p>
          </table:table-cell>
          <table:table-cell table:style-name="ce3" office:value-type="float" office:value="0.373102999017821" calcext:value-type="float">
            <text:p>0,373102999017821</text:p>
          </table:table-cell>
          <table:table-cell table:style-name="ce3" office:value-type="float" office:value="0.32685610573604" calcext:value-type="float">
            <text:p>0,32685610573604</text:p>
          </table:table-cell>
          <table:table-cell table:style-name="ce3" office:value-type="float" office:value="0.235274961044631" calcext:value-type="float">
            <text:p>0,235274961044631</text:p>
          </table:table-cell>
          <table:table-cell table:style-name="ce3" office:value-type="float" office:value="0.222109387145596" calcext:value-type="float">
            <text:p>0,222109387145596</text:p>
          </table:table-cell>
          <table:table-cell table:style-name="ce3" office:value-type="float" office:value="0.650492190865966" calcext:value-type="float">
            <text:p>0,65049219086596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777340075343377" calcext:value-type="float">
            <text:p>0,777340075343377</text:p>
          </table:table-cell>
          <table:table-cell table:style-name="ce3" office:value-type="float" office:value="0.683517819240249" calcext:value-type="float">
            <text:p>0,683517819240249</text:p>
          </table:table-cell>
          <table:table-cell table:style-name="ce3" office:value-type="float" office:value="0.812365108418687" calcext:value-type="float">
            <text:p>0,812365108418687</text:p>
          </table:table-cell>
          <table:table-cell table:style-name="ce3" office:value-type="float" office:value="0.786057029333283" calcext:value-type="float">
            <text:p>0,786057029333283</text:p>
          </table:table-cell>
          <table:table-cell table:style-name="ce5" office:value-type="float" office:value="0.895717691280133" calcext:value-type="float">
            <text:p>0,895717691280133</text:p>
          </table:table-cell>
          <table:table-cell table:style-name="ce5" office:value-type="float" office:value="0.355641358556727" calcext:value-type="float">
            <text:p>0,355641358556727</text:p>
          </table:table-cell>
          <table:table-cell table:style-name="ce5" office:value-type="float" office:value="0.222500429069908" calcext:value-type="float">
            <text:p>0,222500429069908</text:p>
          </table:table-cell>
          <table:table-cell table:style-name="ce5" office:value-type="float" office:value="0.812365108418687" calcext:value-type="float">
            <text:p>0,812365108418687</text:p>
          </table:table-cell>
          <table:table-cell table:style-name="ce5" office:value-type="float" office:value="0.61016190548576" calcext:value-type="float">
            <text:p>0,61016190548576</text:p>
          </table:table-cell>
          <table:table-cell table:style-name="ce5" office:value-type="float" office:value="0.811564610734328" calcext:value-type="float">
            <text:p>0,811564610734328</text:p>
          </table:table-cell>
          <table:table-cell table:style-name="ce5" office:value-type="float" office:value="0.762349913870572" calcext:value-type="float">
            <text:p>0,762349913870572</text:p>
          </table:table-cell>
          <table:table-cell table:style-name="ce5" office:value-type="float" office:value="0.835661575920078" calcext:value-type="float">
            <text:p>0,835661575920078</text:p>
          </table:table-cell>
          <table:table-cell table:style-name="ce5" office:value-type="float" office:value="0.95308913438332" calcext:value-type="float">
            <text:p>0,95308913438332</text:p>
          </table:table-cell>
          <table:table-cell table:style-name="ce5" office:value-type="float" office:value="0.0840448150257831" calcext:value-type="float">
            <text:p>0,084044815025783</text:p>
          </table:table-cell>
          <table:table-cell table:style-name="ce5" office:value-type="float" office:value="0.235274961044631" calcext:value-type="float">
            <text:p>0,235274961044631</text:p>
          </table:table-cell>
          <table:table-cell table:style-name="ce5" office:value-type="float" office:value="0.218226018015365" calcext:value-type="float">
            <text:p>0,218226018015365</text:p>
          </table:table-cell>
          <table:table-cell table:style-name="ce5" office:value-type="float" office:value="0.407244837004089" calcext:value-type="float">
            <text:p>0,407244837004089</text:p>
          </table:table-cell>
          <table:table-cell table:style-name="ce5" office:value-type="float" office:value="0.2553959068804" calcext:value-type="float">
            <text:p>0,2553959068804</text:p>
          </table:table-cell>
          <table:table-cell table:style-name="ce5" office:value-type="float" office:value="0.575901248029115" calcext:value-type="float">
            <text:p>0,575901248029115</text:p>
          </table:table-cell>
          <table:table-cell table:style-name="ce5" office:value-type="float" office:value="0.312305557446996" calcext:value-type="float">
            <text:p>0,312305557446996</text:p>
          </table:table-cell>
          <table:table-cell table:style-name="ce5" office:value-type="float" office:value="0.197020471713127" calcext:value-type="float">
            <text:p>0,197020471713127</text:p>
          </table:table-cell>
          <table:table-cell table:style-name="ce5" office:value-type="float" office:value="0.512897869947076" calcext:value-type="float">
            <text:p>0,512897869947076</text:p>
          </table:table-cell>
          <table:table-cell table:style-name="ce5" office:value-type="float" office:value="0.118888230610151" calcext:value-type="float">
            <text:p>0,118888230610151</text:p>
          </table:table-cell>
          <table:table-cell table:style-name="ce5" office:value-type="float" office:value="0.0491688506844165" calcext:value-type="float">
            <text:p>0,049168850684417</text:p>
          </table:table-cell>
          <table:table-cell table:style-name="ce5" office:value-type="float" office:value="0.0476427172330513" calcext:value-type="float">
            <text:p>0,047642717233051</text:p>
          </table:table-cell>
          <table:table-cell table:style-name="ce5" office:value-type="float" office:value="0.065893427907504" calcext:value-type="float">
            <text:p>0,065893427907504</text:p>
          </table:table-cell>
          <table:table-cell table:style-name="ce5" office:value-type="float" office:value="0.00770332982496267" calcext:value-type="float">
            <text:p>0,007703329824963</text:p>
          </table:table-cell>
          <table:table-cell table:style-name="ce5" office:value-type="float" office:value="0.660929973368145" calcext:value-type="float">
            <text:p>0,660929973368145</text:p>
          </table:table-cell>
          <table:table-cell table:style-name="ce5" office:value-type="float" office:value="0.181713407261725" calcext:value-type="float">
            <text:p>0,181713407261725</text:p>
          </table:table-cell>
          <table:table-cell table:style-name="ce5" office:value-type="float" office:value="0.303977450726379" calcext:value-type="float">
            <text:p>0,303977450726379</text:p>
          </table:table-cell>
          <table:table-cell table:style-name="ce5" office:value-type="float" office:value="0.223283991049924" calcext:value-type="float">
            <text:p>0,22328399104992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25-1_percent</text:p>
          </table:table-cell>
          <table:table-cell table:style-name="ce3" office:value-type="float" office:value="0.946514416429037" calcext:value-type="float">
            <text:p>0,946514416429037</text:p>
          </table:table-cell>
          <table:table-cell table:style-name="ce3" office:value-type="float" office:value="0.543261116209916" calcext:value-type="float">
            <text:p>0,543261116209916</text:p>
          </table:table-cell>
          <table:table-cell table:style-name="ce3" office:value-type="float" office:value="0.485377951232071" calcext:value-type="float">
            <text:p>0,485377951232071</text:p>
          </table:table-cell>
          <table:table-cell table:style-name="ce3" office:value-type="float" office:value="0.365946125993826" calcext:value-type="float">
            <text:p>0,365946125993826</text:p>
          </table:table-cell>
          <table:table-cell table:style-name="ce3" office:value-type="float" office:value="0.348166698927563" calcext:value-type="float">
            <text:p>0,348166698927563</text:p>
          </table:table-cell>
          <table:table-cell table:style-name="ce3" office:value-type="float" office:value="0.864780913824373" calcext:value-type="float">
            <text:p>0,864780913824373</text:p>
          </table:table-cell>
          <table:table-cell table:style-name="ce3" office:value-type="float" office:value="0.777340075343377" calcext:value-type="float">
            <text:p>0,777340075343377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900618222451652" calcext:value-type="float">
            <text:p>0,900618222451652</text:p>
          </table:table-cell>
          <table:table-cell table:style-name="ce3" office:value-type="float" office:value="0.963779665076908" calcext:value-type="float">
            <text:p>0,963779665076908</text:p>
          </table:table-cell>
          <table:table-cell table:style-name="ce3" office:value-type="float" office:value="0.990941998558" calcext:value-type="float">
            <text:p>0,990941998558</text:p>
          </table:table-cell>
          <table:table-cell table:style-name="ce5" office:value-type="float" office:value="0.879412337234072" calcext:value-type="float">
            <text:p>0,879412337234072</text:p>
          </table:table-cell>
          <table:table-cell table:style-name="ce5" office:value-type="float" office:value="0.521577783080471" calcext:value-type="float">
            <text:p>0,521577783080471</text:p>
          </table:table-cell>
          <table:table-cell table:style-name="ce5" office:value-type="float" office:value="0.348697267977028" calcext:value-type="float">
            <text:p>0,348697267977028</text:p>
          </table:table-cell>
          <table:table-cell table:style-name="ce5" office:value-type="float" office:value="0.963779665076908" calcext:value-type="float">
            <text:p>0,963779665076908</text:p>
          </table:table-cell>
          <table:table-cell table:style-name="ce5" office:value-type="float" office:value="0.42799376292329" calcext:value-type="float">
            <text:p>0,42799376292329</text:p>
          </table:table-cell>
          <table:table-cell table:style-name="ce5" office:value-type="float" office:value="0.96460230794326" calcext:value-type="float">
            <text:p>0,96460230794326</text:p>
          </table:table-cell>
          <table:table-cell table:style-name="ce5" office:value-type="float" office:value="0.984355027717704" calcext:value-type="float">
            <text:p>0,984355027717704</text:p>
          </table:table-cell>
          <table:table-cell table:style-name="ce5" office:value-type="float" office:value="0.939943339097434" calcext:value-type="float">
            <text:p>0,939943339097434</text:p>
          </table:table-cell>
          <table:table-cell table:style-name="ce5" office:value-type="float" office:value="0.732640629715403" calcext:value-type="float">
            <text:p>0,732640629715403</text:p>
          </table:table-cell>
          <table:table-cell table:style-name="ce5" office:value-type="float" office:value="0.148486712469913" calcext:value-type="float">
            <text:p>0,148486712469913</text:p>
          </table:table-cell>
          <table:table-cell table:style-name="ce5" office:value-type="float" office:value="0.365946125993826" calcext:value-type="float">
            <text:p>0,365946125993826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585090136698448" calcext:value-type="float">
            <text:p>0,585090136698448</text:p>
          </table:table-cell>
          <table:table-cell table:style-name="ce5" office:value-type="float" office:value="0.392798327998043" calcext:value-type="float">
            <text:p>0,392798327998043</text:p>
          </table:table-cell>
          <table:table-cell table:style-name="ce5" office:value-type="float" office:value="0.782091379895674" calcext:value-type="float">
            <text:p>0,782091379895674</text:p>
          </table:table-cell>
          <table:table-cell table:style-name="ce5" office:value-type="float" office:value="0.466852946680405" calcext:value-type="float">
            <text:p>0,466852946680405</text:p>
          </table:table-cell>
          <table:table-cell table:style-name="ce5" office:value-type="float" office:value="0.313790683826472" calcext:value-type="float">
            <text:p>0,313790683826472</text:p>
          </table:table-cell>
          <table:table-cell table:style-name="ce5" office:value-type="float" office:value="0.710231615378127" calcext:value-type="float">
            <text:p>0,710231615378127</text:p>
          </table:table-cell>
          <table:table-cell table:style-name="ce5" office:value-type="float" office:value="0.201718762327551" calcext:value-type="float">
            <text:p>0,201718762327551</text:p>
          </table:table-cell>
          <table:table-cell table:style-name="ce5" office:value-type="float" office:value="0.0921164588012959" calcext:value-type="float">
            <text:p>0,092116458801296</text:p>
          </table:table-cell>
          <table:table-cell table:style-name="ce5" office:value-type="float" office:value="0.0895541216717796" calcext:value-type="float">
            <text:p>0,08955412167178</text:p>
          </table:table-cell>
          <table:table-cell table:style-name="ce5" office:value-type="float" office:value="0.119622299316645" calcext:value-type="float">
            <text:p>0,119622299316645</text:p>
          </table:table-cell>
          <table:table-cell table:style-name="ce5" office:value-type="float" office:value="0.0172181242034626" calcext:value-type="float">
            <text:p>0,017218124203463</text:p>
          </table:table-cell>
          <table:table-cell table:style-name="ce5" office:value-type="float" office:value="0.876157167280377" calcext:value-type="float">
            <text:p>0,876157167280377</text:p>
          </table:table-cell>
          <table:table-cell table:style-name="ce5" office:value-type="float" office:value="0.292473489455035" calcext:value-type="float">
            <text:p>0,292473489455035</text:p>
          </table:table-cell>
          <table:table-cell table:style-name="ce5" office:value-type="float" office:value="0.456178494567894" calcext:value-type="float">
            <text:p>0,456178494567894</text:p>
          </table:table-cell>
          <table:table-cell table:style-name="ce5" office:value-type="float" office:value="0.3497599462059" calcext:value-type="float">
            <text:p>0,349759946205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25-25_percent</text:p>
          </table:table-cell>
          <table:table-cell table:style-name="ce3" office:value-type="float" office:value="0.953911207882721" calcext:value-type="float">
            <text:p>0,953911207882721</text:p>
          </table:table-cell>
          <table:table-cell table:style-name="ce3" office:value-type="float" office:value="0.629089663541048" calcext:value-type="float">
            <text:p>0,629089663541048</text:p>
          </table:table-cell>
          <table:table-cell table:style-name="ce3" office:value-type="float" office:value="0.566781064363244" calcext:value-type="float">
            <text:p>0,566781064363244</text:p>
          </table:table-cell>
          <table:table-cell table:style-name="ce3" office:value-type="float" office:value="0.435854538837368" calcext:value-type="float">
            <text:p>0,435854538837368</text:p>
          </table:table-cell>
          <table:table-cell table:style-name="ce3" office:value-type="float" office:value="0.416062808499933" calcext:value-type="float">
            <text:p>0,416062808499933</text:p>
          </table:table-cell>
          <table:table-cell table:style-name="ce3" office:value-type="float" office:value="0.963779665076908" calcext:value-type="float">
            <text:p>0,963779665076908</text:p>
          </table:table-cell>
          <table:table-cell table:style-name="ce3" office:value-type="float" office:value="0.683517819240249" calcext:value-type="float">
            <text:p>0,683517819240249</text:p>
          </table:table-cell>
          <table:table-cell table:style-name="ce3" office:value-type="float" office:value="0.900618222451652" calcext:value-type="float">
            <text:p>0,90061822245165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864780913824373" calcext:value-type="float">
            <text:p>0,864780913824373</text:p>
          </table:table-cell>
          <table:table-cell table:style-name="ce3" office:value-type="float" office:value="0.891636944639987" calcext:value-type="float">
            <text:p>0,891636944639987</text:p>
          </table:table-cell>
          <table:table-cell table:style-name="ce5" office:value-type="float" office:value="0.782091379895674" calcext:value-type="float">
            <text:p>0,782091379895674</text:p>
          </table:table-cell>
          <table:table-cell table:style-name="ce5" office:value-type="float" office:value="0.605830119105435" calcext:value-type="float">
            <text:p>0,605830119105435</text:p>
          </table:table-cell>
          <table:table-cell table:style-name="ce5" office:value-type="float" office:value="0.416654653521756" calcext:value-type="float">
            <text:p>0,416654653521756</text:p>
          </table:table-cell>
          <table:table-cell table:style-name="ce5" office:value-type="float" office:value="0.864780913824373" calcext:value-type="float">
            <text:p>0,864780913824373</text:p>
          </table:table-cell>
          <table:table-cell table:style-name="ce5" office:value-type="float" office:value="0.358875541062507" calcext:value-type="float">
            <text:p>0,358875541062507</text:p>
          </table:table-cell>
          <table:table-cell table:style-name="ce5" office:value-type="float" office:value="0.865592603502835" calcext:value-type="float">
            <text:p>0,865592603502835</text:p>
          </table:table-cell>
          <table:table-cell table:style-name="ce5" office:value-type="float" office:value="0.916160698513773" calcext:value-type="float">
            <text:p>0,916160698513773</text:p>
          </table:table-cell>
          <table:table-cell table:style-name="ce5" office:value-type="float" office:value="0.841307357711038" calcext:value-type="float">
            <text:p>0,841307357711038</text:p>
          </table:table-cell>
          <table:table-cell table:style-name="ce5" office:value-type="float" office:value="0.640860911030931" calcext:value-type="float">
            <text:p>0,640860911030931</text:p>
          </table:table-cell>
          <table:table-cell table:style-name="ce5" office:value-type="float" office:value="0.186829354458368" calcext:value-type="float">
            <text:p>0,186829354458368</text:p>
          </table:table-cell>
          <table:table-cell table:style-name="ce5" office:value-type="float" office:value="0.435854538837368" calcext:value-type="float">
            <text:p>0,435854538837368</text:p>
          </table:table-cell>
          <table:table-cell table:style-name="ce5" office:value-type="float" office:value="0.410171703659097" calcext:value-type="float">
            <text:p>0,410171703659097</text:p>
          </table:table-cell>
          <table:table-cell table:style-name="ce5" office:value-type="float" office:value="0.673693467719765" calcext:value-type="float">
            <text:p>0,673693467719765</text:p>
          </table:table-cell>
          <table:table-cell table:style-name="ce5" office:value-type="float" office:value="0.465589980737221" calcext:value-type="float">
            <text:p>0,465589980737221</text:p>
          </table:table-cell>
          <table:table-cell table:style-name="ce5" office:value-type="float" office:value="0.879412337234072" calcext:value-type="float">
            <text:p>0,879412337234072</text:p>
          </table:table-cell>
          <table:table-cell table:style-name="ce5" office:value-type="float" office:value="0.546689238084999" calcext:value-type="float">
            <text:p>0,546689238084999</text:p>
          </table:table-cell>
          <table:table-cell table:style-name="ce5" office:value-type="float" office:value="0.377550010039606" calcext:value-type="float">
            <text:p>0,377550010039606</text:p>
          </table:table-cell>
          <table:table-cell table:style-name="ce5" office:value-type="float" office:value="0.805167786581941" calcext:value-type="float">
            <text:p>0,805167786581941</text:p>
          </table:table-cell>
          <table:table-cell table:style-name="ce5" office:value-type="float" office:value="0.249407532056514" calcext:value-type="float">
            <text:p>0,249407532056514</text:p>
          </table:table-cell>
          <table:table-cell table:style-name="ce5" office:value-type="float" office:value="0.118888230610151" calcext:value-type="float">
            <text:p>0,118888230610151</text:p>
          </table:table-cell>
          <table:table-cell table:style-name="ce5" office:value-type="float" office:value="0.115747995421805" calcext:value-type="float">
            <text:p>0,115747995421805</text:p>
          </table:table-cell>
          <table:table-cell table:style-name="ce5" office:value-type="float" office:value="0.152292558781302" calcext:value-type="float">
            <text:p>0,152292558781302</text:p>
          </table:table-cell>
          <table:table-cell table:style-name="ce5" office:value-type="float" office:value="0.0239995704497852" calcext:value-type="float">
            <text:p>0,023999570449785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style-name="ce5" office:value-type="float" office:value="0.353495483834712" calcext:value-type="float">
            <text:p>0,353495483834712</text:p>
          </table:table-cell>
          <table:table-cell table:style-name="ce5" office:value-type="float" office:value="0.535077538674638" calcext:value-type="float">
            <text:p>0,535077538674638</text:p>
          </table:table-cell>
          <table:table-cell table:style-name="ce5" office:value-type="float" office:value="0.417839832381828" calcext:value-type="float">
            <text:p>0,41783983238182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25-50_percent</text:p>
          </table:table-cell>
          <table:table-cell table:style-name="ce3" office:value-type="float" office:value="0.910430472799193" calcext:value-type="float">
            <text:p>0,910430472799193</text:p>
          </table:table-cell>
          <table:table-cell table:style-name="ce3" office:value-type="float" office:value="0.513562873406536" calcext:value-type="float">
            <text:p>0,513562873406536</text:p>
          </table:table-cell>
          <table:table-cell table:style-name="ce3" office:value-type="float" office:value="0.457427144515978" calcext:value-type="float">
            <text:p>0,457427144515978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3" office:value-type="float" office:value="0.325330775311409" calcext:value-type="float">
            <text:p>0,325330775311409</text:p>
          </table:table-cell>
          <table:table-cell table:style-name="ce3" office:value-type="float" office:value="0.829219623229098" calcext:value-type="float">
            <text:p>0,829219623229098</text:p>
          </table:table-cell>
          <table:table-cell table:style-name="ce3" office:value-type="float" office:value="0.812365108418687" calcext:value-type="float">
            <text:p>0,812365108418687</text:p>
          </table:table-cell>
          <table:table-cell table:style-name="ce3" office:value-type="float" office:value="0.963779665076908" calcext:value-type="float">
            <text:p>0,963779665076908</text:p>
          </table:table-cell>
          <table:table-cell table:style-name="ce3" office:value-type="float" office:value="0.864780913824373" calcext:value-type="float">
            <text:p>0,86478091382437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972830664643682" calcext:value-type="float">
            <text:p>0,972830664643682</text:p>
          </table:table-cell>
          <table:table-cell table:style-name="ce5" office:value-type="float" office:value="0.91534182102285" calcext:value-type="float">
            <text:p>0,91534182102285</text:p>
          </table:table-cell>
          <table:table-cell table:style-name="ce5" office:value-type="float" office:value="0.492507396016191" calcext:value-type="float">
            <text:p>0,492507396016191</text:p>
          </table:table-cell>
          <table:table-cell table:style-name="ce5" office:value-type="float" office:value="0.325838703472302" calcext:value-type="float">
            <text:p>0,3258387034723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454931763693832" calcext:value-type="float">
            <text:p>0,454931763693832</text:p>
          </table:table-cell>
          <table:table-cell table:style-name="ce5" office:value-type="float" office:value="0.999176527781076" calcext:value-type="float">
            <text:p>0,999176527781076</text:p>
          </table:table-cell>
          <table:table-cell table:style-name="ce5" office:value-type="float" office:value="0.948157772035379" calcext:value-type="float">
            <text:p>0,948157772035379</text:p>
          </table:table-cell>
          <table:table-cell table:style-name="ce5" office:value-type="float" office:value="0.976122866344543" calcext:value-type="float">
            <text:p>0,976122866344543</text:p>
          </table:table-cell>
          <table:table-cell table:style-name="ce5" office:value-type="float" office:value="0.767074322666219" calcext:value-type="float">
            <text:p>0,767074322666219</text:p>
          </table:table-cell>
          <table:table-cell table:style-name="ce5" office:value-type="float" office:value="0.136143154284995" calcext:value-type="float">
            <text:p>0,136143154284995</text:p>
          </table:table-cell>
          <table:table-cell table:style-name="ce5" office:value-type="float" office:value="0.342364342473895" calcext:value-type="float">
            <text:p>0,342364342473895</text:p>
          </table:table-cell>
          <table:table-cell table:style-name="ce5" office:value-type="float" office:value="0.320279839775831" calcext:value-type="float">
            <text:p>0,320279839775831</text:p>
          </table:table-cell>
          <table:table-cell table:style-name="ce5" office:value-type="float" office:value="0.554268613834334" calcext:value-type="float">
            <text:p>0,554268613834334</text:p>
          </table:table-cell>
          <table:table-cell table:style-name="ce5" office:value-type="float" office:value="0.368139061301585" calcext:value-type="float">
            <text:p>0,368139061301585</text:p>
          </table:table-cell>
          <table:table-cell table:style-name="ce5" office:value-type="float" office:value="0.74744837501914" calcext:value-type="float">
            <text:p>0,74744837501914</text:p>
          </table:table-cell>
          <table:table-cell table:style-name="ce5" office:value-type="float" office:value="0.439510486307254" calcext:value-type="float">
            <text:p>0,439510486307254</text:p>
          </table:table-cell>
          <table:table-cell table:style-name="ce5" office:value-type="float" office:value="0.292473489455035" calcext:value-type="float">
            <text:p>0,292473489455035</text:p>
          </table:table-cell>
          <table:table-cell table:style-name="ce5" office:value-type="float" office:value="0.676710517642276" calcext:value-type="float">
            <text:p>0,676710517642276</text:p>
          </table:table-cell>
          <table:table-cell table:style-name="ce5" office:value-type="float" office:value="0.186141145830251" calcext:value-type="float">
            <text:p>0,186141145830251</text:p>
          </table:table-cell>
          <table:table-cell table:style-name="ce5" office:value-type="float" office:value="0.0836752054889209" calcext:value-type="float">
            <text:p>0,083675205488921</text:p>
          </table:table-cell>
          <table:table-cell table:style-name="ce5" office:value-type="float" office:value="0.0813047131354971" calcext:value-type="float">
            <text:p>0,081304713135497</text:p>
          </table:table-cell>
          <table:table-cell table:style-name="ce5" office:value-type="float" office:value="0.109206047458158" calcext:value-type="float">
            <text:p>0,109206047458158</text:p>
          </table:table-cell>
          <table:table-cell table:style-name="ce5" office:value-type="float" office:value="0.0152063216762451" calcext:value-type="float">
            <text:p>0,015206321676245</text:p>
          </table:table-cell>
          <table:table-cell table:style-name="ce5" office:value-type="float" office:value="0.840500310498052" calcext:value-type="float">
            <text:p>0,840500310498052</text:p>
          </table:table-cell>
          <table:table-cell table:style-name="ce5" office:value-type="float" office:value="0.272151216220718" calcext:value-type="float">
            <text:p>0,272151216220718</text:p>
          </table:table-cell>
          <table:table-cell table:style-name="ce5" office:value-type="float" office:value="0.429197713918175" calcext:value-type="float">
            <text:p>0,429197713918175</text:p>
          </table:table-cell>
          <table:table-cell table:style-name="ce5" office:value-type="float" office:value="0.32685610573604" calcext:value-type="float">
            <text:p>0,3268561057360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riginal_trials_25-75_percent</text:p>
          </table:table-cell>
          <table:table-cell table:style-name="ce3" office:value-type="float" office:value="0.937480214684402" calcext:value-type="float">
            <text:p>0,937480214684402</text:p>
          </table:table-cell>
          <table:table-cell table:style-name="ce3" office:value-type="float" office:value="0.535757122179597" calcext:value-type="float">
            <text:p>0,535757122179597</text:p>
          </table:table-cell>
          <table:table-cell table:style-name="ce3" office:value-type="float" office:value="0.47830475218113" calcext:value-type="float">
            <text:p>0,47830475218113</text:p>
          </table:table-cell>
          <table:table-cell table:style-name="ce3" office:value-type="float" office:value="0.359957697894286" calcext:value-type="float">
            <text:p>0,359957697894286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3" office:value-type="float" office:value="0.855861926269583" calcext:value-type="float">
            <text:p>0,855861926269583</text:p>
          </table:table-cell>
          <table:table-cell table:style-name="ce3" office:value-type="float" office:value="0.786057029333283" calcext:value-type="float">
            <text:p>0,786057029333283</text:p>
          </table:table-cell>
          <table:table-cell table:style-name="ce3" office:value-type="float" office:value="0.990941998558" calcext:value-type="float">
            <text:p>0,990941998558</text:p>
          </table:table-cell>
          <table:table-cell table:style-name="ce3" office:value-type="float" office:value="0.891636944639987" calcext:value-type="float">
            <text:p>0,891636944639987</text:p>
          </table:table-cell>
          <table:table-cell table:style-name="ce3" office:value-type="float" office:value="0.972830664643682" calcext:value-type="float">
            <text:p>0,972830664643682</text:p>
          </table:table-cell>
          <table:table-cell table:style-name="ce3" office:value-type="float" office:value="-1" calcext:value-type="float">
            <text:p>-1</text:p>
          </table:table-cell>
          <table:table-cell table:style-name="ce5" office:value-type="float" office:value="0.888374407024051" calcext:value-type="float">
            <text:p>0,888374407024051</text:p>
          </table:table-cell>
          <table:table-cell table:style-name="ce5" office:value-type="float" office:value="0.514228325396447" calcext:value-type="float">
            <text:p>0,514228325396447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972830664643682" calcext:value-type="float">
            <text:p>0,972830664643682</text:p>
          </table:table-cell>
          <table:table-cell table:style-name="ce5" office:value-type="float" office:value="0.434639797677296" calcext:value-type="float">
            <text:p>0,434639797677296</text:p>
          </table:table-cell>
          <table:table-cell table:style-name="ce5" office:value-type="float" office:value="0.9736536738651" calcext:value-type="float">
            <text:p>0,9736536738651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style-name="ce5" office:value-type="float" office:value="0.948979532988604" calcext:value-type="float">
            <text:p>0,948979532988604</text:p>
          </table:table-cell>
          <table:table-cell table:style-name="ce5" office:value-type="float" office:value="0.74120180804228" calcext:value-type="float">
            <text:p>0,74120180804228</text:p>
          </table:table-cell>
          <table:table-cell table:style-name="ce5" office:value-type="float" office:value="0.145323482035554" calcext:value-type="float">
            <text:p>0,145323482035554</text:p>
          </table:table-cell>
          <table:table-cell table:style-name="ce5" office:value-type="float" office:value="0.359957697894286" calcext:value-type="float">
            <text:p>0,359957697894286</text:p>
          </table:table-cell>
          <table:table-cell table:style-name="ce5" office:value-type="float" office:value="0.337143454952136" calcext:value-type="float">
            <text:p>0,337143454952136</text:p>
          </table:table-cell>
          <table:table-cell table:style-name="ce5" office:value-type="float" office:value="0.577310479663621" calcext:value-type="float">
            <text:p>0,577310479663621</text:p>
          </table:table-cell>
          <table:table-cell table:style-name="ce5" office:value-type="float" office:value="0.386541516041822" calcext:value-type="float">
            <text:p>0,386541516041822</text:p>
          </table:table-cell>
          <table:table-cell table:style-name="ce5" office:value-type="float" office:value="0.773386997893598" calcext:value-type="float">
            <text:p>0,773386997893598</text:p>
          </table:table-cell>
          <table:table-cell table:style-name="ce5" office:value-type="float" office:value="0.459930192117179" calcext:value-type="float">
            <text:p>0,459930192117179</text:p>
          </table:table-cell>
          <table:table-cell table:style-name="ce5" office:value-type="float" office:value="0.308367898054891" calcext:value-type="float">
            <text:p>0,308367898054891</text:p>
          </table:table-cell>
          <table:table-cell table:style-name="ce5" office:value-type="float" office:value="0.701795538480626" calcext:value-type="float">
            <text:p>0,701795538480626</text:p>
          </table:table-cell>
          <table:table-cell table:style-name="ce5" office:value-type="float" office:value="0.197738024167322" calcext:value-type="float">
            <text:p>0,197738024167322</text:p>
          </table:table-cell>
          <table:table-cell table:style-name="ce5" office:value-type="float" office:value="0.0899445498915777" calcext:value-type="float">
            <text:p>0,089944549891578</text:p>
          </table:table-cell>
          <table:table-cell table:style-name="ce5" office:value-type="float" office:value="0.0874310966983055" calcext:value-type="float">
            <text:p>0,087431096698306</text:p>
          </table:table-cell>
          <table:table-cell table:style-name="ce5" office:value-type="float" office:value="0.1169479730261" calcext:value-type="float">
            <text:p>0,1169479730261</text:p>
          </table:table-cell>
          <table:table-cell table:style-name="ce5" office:value-type="float" office:value="0.0166944279906018" calcext:value-type="float">
            <text:p>0,016694427990602</text:p>
          </table:table-cell>
          <table:table-cell table:style-name="ce5" office:value-type="float" office:value="0.867216407432841" calcext:value-type="float">
            <text:p>0,867216407432841</text:p>
          </table:table-cell>
          <table:table-cell table:style-name="ce5" office:value-type="float" office:value="0.287299837778308" calcext:value-type="float">
            <text:p>0,287299837778308</text:p>
          </table:table-cell>
          <table:table-cell table:style-name="ce5" office:value-type="float" office:value="0.449345285956499" calcext:value-type="float">
            <text:p>0,449345285956499</text:p>
          </table:table-cell>
          <table:table-cell table:style-name="ce5" office:value-type="float" office:value="0.34394063687639" calcext:value-type="float">
            <text:p>0,3439406368763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1-1_percent</text:p>
          </table:table-cell>
          <table:table-cell table:style-name="ce3" office:value-type="float" office:value="0.826806823709696" calcext:value-type="float">
            <text:p>0,826806823709696</text:p>
          </table:table-cell>
          <table:table-cell table:style-name="ce3" office:value-type="float" office:value="0.4474918094439" calcext:value-type="float">
            <text:p>0,4474918094439</text:p>
          </table:table-cell>
          <table:table-cell table:style-name="ce3" office:value-type="float" office:value="0.395662510491834" calcext:value-type="float">
            <text:p>0,395662510491834</text:p>
          </table:table-cell>
          <table:table-cell table:style-name="ce3" office:value-type="float" office:value="0.291056327893701" calcext:value-type="float">
            <text:p>0,291056327893701</text:p>
          </table:table-cell>
          <table:table-cell table:style-name="ce3" office:value-type="float" office:value="0.275772416978913" calcext:value-type="float">
            <text:p>0,275772416978913</text:p>
          </table:table-cell>
          <table:table-cell table:style-name="ce3" office:value-type="float" office:value="0.74744837501914" calcext:value-type="float">
            <text:p>0,74744837501914</text:p>
          </table:table-cell>
          <table:table-cell table:style-name="ce3" office:value-type="float" office:value="0.895717691280133" calcext:value-type="float">
            <text:p>0,895717691280133</text:p>
          </table:table-cell>
          <table:table-cell table:style-name="ce3" office:value-type="float" office:value="0.879412337234072" calcext:value-type="float">
            <text:p>0,879412337234072</text:p>
          </table:table-cell>
          <table:table-cell table:style-name="ce3" office:value-type="float" office:value="0.782091379895674" calcext:value-type="float">
            <text:p>0,782091379895674</text:p>
          </table:table-cell>
          <table:table-cell table:style-name="ce3" office:value-type="float" office:value="0.91534182102285" calcext:value-type="float">
            <text:p>0,91534182102285</text:p>
          </table:table-cell>
          <table:table-cell table:style-name="ce3" office:value-type="float" office:value="0.888374407024051" calcext:value-type="float">
            <text:p>0,88837440702405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42799376292329" calcext:value-type="float">
            <text:p>0,42799376292329</text:p>
          </table:table-cell>
          <table:table-cell table:style-name="ce5" office:value-type="float" office:value="0.276227367615941" calcext:value-type="float">
            <text:p>0,276227367615941</text:p>
          </table:table-cell>
          <table:table-cell table:style-name="ce5" office:value-type="float" office:value="0.91534182102285" calcext:value-type="float">
            <text:p>0,91534182102285</text:p>
          </table:table-cell>
          <table:table-cell table:style-name="ce5" office:value-type="float" office:value="0.521577783080471" calcext:value-type="float">
            <text:p>0,521577783080471</text:p>
          </table:table-cell>
          <table:table-cell table:style-name="ce5" office:value-type="float" office:value="0.914523033367892" calcext:value-type="float">
            <text:p>0,914523033367892</text:p>
          </table:table-cell>
          <table:table-cell table:style-name="ce5" office:value-type="float" office:value="0.863969366789974" calcext:value-type="float">
            <text:p>0,863969366789974</text:p>
          </table:table-cell>
          <table:table-cell table:style-name="ce5" office:value-type="float" office:value="0.939122232617605" calcext:value-type="float">
            <text:p>0,939122232617605</text:p>
          </table:table-cell>
          <table:table-cell table:style-name="ce5" office:value-type="float" office:value="0.849386866768806" calcext:value-type="float">
            <text:p>0,849386866768806</text:p>
          </table:table-cell>
          <table:table-cell table:style-name="ce5" office:value-type="float" office:value="0.11035231056681" calcext:value-type="float">
            <text:p>0,11035231056681</text:p>
          </table:table-cell>
          <table:table-cell table:style-name="ce5" office:value-type="float" office:value="0.291056327893701" calcext:value-type="float">
            <text:p>0,291056327893701</text:p>
          </table:table-cell>
          <table:table-cell table:style-name="ce5" office:value-type="float" office:value="0.271251024858836" calcext:value-type="float">
            <text:p>0,271251024858836</text:p>
          </table:table-cell>
          <table:table-cell table:style-name="ce5" office:value-type="float" office:value="0.485377951232071" calcext:value-type="float">
            <text:p>0,485377951232071</text:p>
          </table:table-cell>
          <table:table-cell table:style-name="ce5" office:value-type="float" office:value="0.314286756844047" calcext:value-type="float">
            <text:p>0,314286756844047</text:p>
          </table:table-cell>
          <table:table-cell table:style-name="ce5" office:value-type="float" office:value="0.668426264790651" calcext:value-type="float">
            <text:p>0,668426264790651</text:p>
          </table:table-cell>
          <table:table-cell table:style-name="ce5" office:value-type="float" office:value="0.379226026341984" calcext:value-type="float">
            <text:p>0,379226026341984</text:p>
          </table:table-cell>
          <table:table-cell table:style-name="ce5" office:value-type="float" office:value="0.246450432671648" calcext:value-type="float">
            <text:p>0,246450432671648</text:p>
          </table:table-cell>
          <table:table-cell table:style-name="ce5" office:value-type="float" office:value="0.600793843910992" calcext:value-type="float">
            <text:p>0,600793843910992</text:p>
          </table:table-cell>
          <table:table-cell table:style-name="ce5" office:value-type="float" office:value="0.153181285161435" calcext:value-type="float">
            <text:p>0,153181285161435</text:p>
          </table:table-cell>
          <table:table-cell table:style-name="ce5" office:value-type="float" office:value="0.0663500045749628" calcext:value-type="float">
            <text:p>0,066350004574963</text:p>
          </table:table-cell>
          <table:table-cell table:style-name="ce5" office:value-type="float" office:value="0.0643901711682942" calcext:value-type="float">
            <text:p>0,064390171168294</text:p>
          </table:table-cell>
          <table:table-cell table:style-name="ce5" office:value-type="float" office:value="0.0876224053717726" calcext:value-type="float">
            <text:p>0,087622405371773</text:p>
          </table:table-cell>
          <table:table-cell table:style-name="ce5" office:value-type="float" office:value="0.0112855405559541" calcext:value-type="float">
            <text:p>0,011285540555954</text:p>
          </table:table-cell>
          <table:table-cell table:style-name="ce5" office:value-type="float" office:value="0.758419651168144" calcext:value-type="float">
            <text:p>0,758419651168144</text:p>
          </table:table-cell>
          <table:table-cell table:style-name="ce5" office:value-type="float" office:value="0.228425287330854" calcext:value-type="float">
            <text:p>0,228425287330854</text:p>
          </table:table-cell>
          <table:table-cell table:style-name="ce5" office:value-type="float" office:value="0.369789119857744" calcext:value-type="float">
            <text:p>0,369789119857744</text:p>
          </table:table-cell>
          <table:table-cell table:style-name="ce5" office:value-type="float" office:value="0.277138803596212" calcext:value-type="float">
            <text:p>0,27713880359621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1-25_percent</text:p>
          </table:table-cell>
          <table:table-cell table:style-name="ce3" office:value-type="float" office:value="0.566082389754731" calcext:value-type="float">
            <text:p>0,566082389754731</text:p>
          </table:table-cell>
          <table:table-cell table:style-name="ce3" office:value-type="float" office:value="0.9736536738651" calcext:value-type="float">
            <text:p>0,9736536738651</text:p>
          </table:table-cell>
          <table:table-cell table:style-name="ce3" office:value-type="float" office:value="0.954733330419759" calcext:value-type="float">
            <text:p>0,954733330419759</text:p>
          </table:table-cell>
          <table:table-cell table:style-name="ce3" office:value-type="float" office:value="0.792413589415977" calcext:value-type="float">
            <text:p>0,792413589415977</text:p>
          </table:table-cell>
          <table:table-cell table:style-name="ce3" office:value-type="float" office:value="0.766286314406054" calcext:value-type="float">
            <text:p>0,766286314406054</text:p>
          </table:table-cell>
          <table:table-cell table:style-name="ce3" office:value-type="float" office:value="0.637909467215193" calcext:value-type="float">
            <text:p>0,637909467215193</text:p>
          </table:table-cell>
          <table:table-cell table:style-name="ce3" office:value-type="float" office:value="0.355641358556727" calcext:value-type="float">
            <text:p>0,355641358556727</text:p>
          </table:table-cell>
          <table:table-cell table:style-name="ce3" office:value-type="float" office:value="0.521577783080471" calcext:value-type="float">
            <text:p>0,521577783080471</text:p>
          </table:table-cell>
          <table:table-cell table:style-name="ce3" office:value-type="float" office:value="0.605830119105435" calcext:value-type="float">
            <text:p>0,605830119105435</text:p>
          </table:table-cell>
          <table:table-cell table:style-name="ce3" office:value-type="float" office:value="0.492507396016191" calcext:value-type="float">
            <text:p>0,492507396016191</text:p>
          </table:table-cell>
          <table:table-cell table:style-name="ce3" office:value-type="float" office:value="0.514228325396447" calcext:value-type="float">
            <text:p>0,514228325396447</text:p>
          </table:table-cell>
          <table:table-cell table:style-name="ce5" office:value-type="float" office:value="0.42799376292329" calcext:value-type="float">
            <text:p>0,4279937629232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767074322666219" calcext:value-type="float">
            <text:p>0,767074322666219</text:p>
          </table:table-cell>
          <table:table-cell table:style-name="ce5" office:value-type="float" office:value="0.492507396016191" calcext:value-type="float">
            <text:p>0,492507396016191</text:p>
          </table:table-cell>
          <table:table-cell table:style-name="ce5" office:value-type="float" office:value="0.151702258556653" calcext:value-type="float">
            <text:p>0,151702258556653</text:p>
          </table:table-cell>
          <table:table-cell table:style-name="ce5" office:value-type="float" office:value="0.49315829999829" calcext:value-type="float">
            <text:p>0,49315829999829</text:p>
          </table:table-cell>
          <table:table-cell table:style-name="ce5" office:value-type="float" office:value="0.534398390076477" calcext:value-type="float">
            <text:p>0,534398390076477</text:p>
          </table:table-cell>
          <table:table-cell table:style-name="ce5" office:value-type="float" office:value="0.473833122004213" calcext:value-type="float">
            <text:p>0,473833122004213</text:p>
          </table:table-cell>
          <table:table-cell table:style-name="ce5" office:value-type="float" office:value="0.325838703472302" calcext:value-type="float">
            <text:p>0,325838703472302</text:p>
          </table:table-cell>
          <table:table-cell table:style-name="ce5" office:value-type="float" office:value="0.421407263841733" calcext:value-type="float">
            <text:p>0,421407263841733</text:p>
          </table:table-cell>
          <table:table-cell table:style-name="ce5" office:value-type="float" office:value="0.792413589415977" calcext:value-type="float">
            <text:p>0,792413589415977</text:p>
          </table:table-cell>
          <table:table-cell table:style-name="ce5" office:value-type="float" office:value="0.758419651168144" calcext:value-type="float">
            <text:p>0,758419651168144</text:p>
          </table:table-cell>
          <table:table-cell table:style-name="ce5" office:value-type="float" office:value="0.924354224517298" calcext:value-type="float">
            <text:p>0,924354224517298</text:p>
          </table:table-cell>
          <table:table-cell table:style-name="ce5" office:value-type="float" office:value="0.830829053131755" calcext:value-type="float">
            <text:p>0,830829053131755</text:p>
          </table:table-cell>
          <table:table-cell table:style-name="ce5" office:value-type="float" office:value="0.715618653441209" calcext:value-type="float">
            <text:p>0,715618653441209</text:p>
          </table:table-cell>
          <table:table-cell table:style-name="ce5" office:value-type="float" office:value="0.930914870742613" calcext:value-type="float">
            <text:p>0,930914870742613</text:p>
          </table:table-cell>
          <table:table-cell table:style-name="ce5" office:value-type="float" office:value="0.714078040317703" calcext:value-type="float">
            <text:p>0,714078040317703</text:p>
          </table:table-cell>
          <table:table-cell table:style-name="ce5" office:value-type="float" office:value="0.787644850985599" calcext:value-type="float">
            <text:p>0,787644850985599</text:p>
          </table:table-cell>
          <table:table-cell table:style-name="ce5" office:value-type="float" office:value="0.52493622169444" calcext:value-type="float">
            <text:p>0,52493622169444</text:p>
          </table:table-cell>
          <table:table-cell table:style-name="ce5" office:value-type="float" office:value="0.296752739656761" calcext:value-type="float">
            <text:p>0,296752739656761</text:p>
          </table:table-cell>
          <table:table-cell table:style-name="ce5" office:value-type="float" office:value="0.290584968591005" calcext:value-type="float">
            <text:p>0,290584968591005</text:p>
          </table:table-cell>
          <table:table-cell table:style-name="ce5" office:value-type="float" office:value="0.359957697894286" calcext:value-type="float">
            <text:p>0,359957697894286</text:p>
          </table:table-cell>
          <table:table-cell table:style-name="ce5" office:value-type="float" office:value="0.081665816093682" calcext:value-type="float">
            <text:p>0,081665816093682</text:p>
          </table:table-cell>
          <table:table-cell table:style-name="ce5" office:value-type="float" office:value="0.627624782417424" calcext:value-type="float">
            <text:p>0,627624782417424</text:p>
          </table:table-cell>
          <table:table-cell table:style-name="ce5" office:value-type="float" office:value="0.680489134383387" calcext:value-type="float">
            <text:p>0,680489134383387</text:p>
          </table:table-cell>
          <table:table-cell table:style-name="ce5" office:value-type="float" office:value="0.916979664978179" calcext:value-type="float">
            <text:p>0,916979664978179</text:p>
          </table:table-cell>
          <table:table-cell table:style-name="ce5" office:value-type="float" office:value="0.768651061220437" calcext:value-type="float">
            <text:p>0,76865106122043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1-50_percent</text:p>
          </table:table-cell>
          <table:table-cell table:style-name="ce3" office:value-type="float" office:value="0.384281476055736" calcext:value-type="float">
            <text:p>0,384281476055736</text:p>
          </table:table-cell>
          <table:table-cell table:style-name="ce3" office:value-type="float" office:value="0.741981706450806" calcext:value-type="float">
            <text:p>0,741981706450806</text:p>
          </table:table-cell>
          <table:table-cell table:style-name="ce3" office:value-type="float" office:value="0.810764309991146" calcext:value-type="float">
            <text:p>0,810764309991146</text:p>
          </table:table-cell>
          <table:table-cell table:style-name="ce3" office:value-type="float" office:value="0.9736536738651" calcext:value-type="float">
            <text:p>0,9736536738651</text:p>
          </table:table-cell>
          <table:table-cell table:style-name="ce3" office:value-type="float" office:value="0.999176527781075" calcext:value-type="float">
            <text:p>0,999176527781075</text:p>
          </table:table-cell>
          <table:table-cell table:style-name="ce3" office:value-type="float" office:value="0.443183976194054" calcext:value-type="float">
            <text:p>0,443183976194054</text:p>
          </table:table-cell>
          <table:table-cell table:style-name="ce3" office:value-type="float" office:value="0.222500429069908" calcext:value-type="float">
            <text:p>0,222500429069908</text:p>
          </table:table-cell>
          <table:table-cell table:style-name="ce3" office:value-type="float" office:value="0.348697267977028" calcext:value-type="float">
            <text:p>0,348697267977028</text:p>
          </table:table-cell>
          <table:table-cell table:style-name="ce3" office:value-type="float" office:value="0.416654653521756" calcext:value-type="float">
            <text:p>0,416654653521756</text:p>
          </table:table-cell>
          <table:table-cell table:style-name="ce3" office:value-type="float" office:value="0.325838703472302" calcext:value-type="float">
            <text:p>0,325838703472302</text:p>
          </table:table-cell>
          <table:table-cell table:style-name="ce3" office:value-type="float" office:value="0.34288925987291" calcext:value-type="float">
            <text:p>0,34288925987291</text:p>
          </table:table-cell>
          <table:table-cell table:style-name="ce5" office:value-type="float" office:value="0.276227367615941" calcext:value-type="float">
            <text:p>0,276227367615941</text:p>
          </table:table-cell>
          <table:table-cell table:style-name="ce5" office:value-type="float" office:value="0.767074322666219" calcext:value-type="float">
            <text:p>0,76707432266621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325838703472302" calcext:value-type="float">
            <text:p>0,325838703472302</text:p>
          </table:table-cell>
          <table:table-cell table:style-name="ce5" office:value-type="float" office:value="0.0836752054889208" calcext:value-type="float">
            <text:p>0,083675205488921</text:p>
          </table:table-cell>
          <table:table-cell table:style-name="ce5" office:value-type="float" office:value="0.326347146953615" calcext:value-type="float">
            <text:p>0,326347146953615</text:p>
          </table:table-cell>
          <table:table-cell table:style-name="ce5" office:value-type="float" office:value="0.358875541062507" calcext:value-type="float">
            <text:p>0,358875541062507</text:p>
          </table:table-cell>
          <table:table-cell table:style-name="ce5" office:value-type="float" office:value="0.311318050325278" calcext:value-type="float">
            <text:p>0,311318050325278</text:p>
          </table:table-cell>
          <table:table-cell table:style-name="ce5" office:value-type="float" office:value="0.200990678680574" calcext:value-type="float">
            <text:p>0,200990678680574</text:p>
          </table:table-cell>
          <table:table-cell table:style-name="ce5" office:value-type="float" office:value="0.611608884297752" calcext:value-type="float">
            <text:p>0,611608884297752</text:p>
          </table:table-cell>
          <table:table-cell table:style-name="ce5" office:value-type="float" office:value="0.9736536738651" calcext:value-type="float">
            <text:p>0,9736536738651</text:p>
          </table:table-cell>
          <table:table-cell table:style-name="ce5" office:value-type="float" office:value="0.990941998557999" calcext:value-type="float">
            <text:p>0,990941998557999</text:p>
          </table:table-cell>
          <table:table-cell table:style-name="ce5" office:value-type="float" office:value="0.695683140012405" calcext:value-type="float">
            <text:p>0,695683140012405</text:p>
          </table:table-cell>
          <table:table-cell table:style-name="ce5" office:value-type="float" office:value="0.934196983258991" calcext:value-type="float">
            <text:p>0,934196983258991</text:p>
          </table:table-cell>
          <table:table-cell table:style-name="ce5" office:value-type="float" office:value="0.508917290953995" calcext:value-type="float">
            <text:p>0,508917290953995</text:p>
          </table:table-cell>
          <table:table-cell table:style-name="ce5" office:value-type="float" office:value="0.834050036031844" calcext:value-type="float">
            <text:p>0,834050036031844</text:p>
          </table:table-cell>
          <table:table-cell table:style-name="ce5" office:value-type="float" office:value="0.944049811839522" calcext:value-type="float">
            <text:p>0,944049811839522</text:p>
          </table:table-cell>
          <table:table-cell table:style-name="ce5" office:value-type="float" office:value="0.571683326869677" calcext:value-type="float">
            <text:p>0,571683326869677</text:p>
          </table:table-cell>
          <table:table-cell table:style-name="ce5" office:value-type="float" office:value="0.734194771306336" calcext:value-type="float">
            <text:p>0,734194771306336</text:p>
          </table:table-cell>
          <table:table-cell table:style-name="ce5" office:value-type="float" office:value="0.454931763693832" calcext:value-type="float">
            <text:p>0,454931763693832</text:p>
          </table:table-cell>
          <table:table-cell table:style-name="ce5" office:value-type="float" office:value="0.446874951135446" calcext:value-type="float">
            <text:p>0,446874951135446</text:p>
          </table:table-cell>
          <table:table-cell table:style-name="ce5" office:value-type="float" office:value="0.535757122179597" calcext:value-type="float">
            <text:p>0,535757122179597</text:p>
          </table:table-cell>
          <table:table-cell table:style-name="ce5" office:value-type="float" office:value="0.148486712469913" calcext:value-type="float">
            <text:p>0,148486712469913</text:p>
          </table:table-cell>
          <table:table-cell table:style-name="ce5" office:value-type="float" office:value="0.434639797677296" calcext:value-type="float">
            <text:p>0,434639797677296</text:p>
          </table:table-cell>
          <table:table-cell table:style-name="ce5" office:value-type="float" office:value="0.907976069624918" calcext:value-type="float">
            <text:p>0,907976069624918</text:p>
          </table:table-cell>
          <table:table-cell table:style-name="ce5" office:value-type="float" office:value="0.847769670354296" calcext:value-type="float">
            <text:p>0,847769670354296</text:p>
          </table:table-cell>
          <table:table-cell table:style-name="ce5" office:value-type="float" office:value="0.998353056439286" calcext:value-type="float">
            <text:p>0,99835305643928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1-75_percent</text:p>
          </table:table-cell>
          <table:table-cell table:style-name="ce3" office:value-type="float" office:value="0.910430472799193" calcext:value-type="float">
            <text:p>0,910430472799193</text:p>
          </table:table-cell>
          <table:table-cell table:style-name="ce3" office:value-type="float" office:value="0.513562873406536" calcext:value-type="float">
            <text:p>0,513562873406536</text:p>
          </table:table-cell>
          <table:table-cell table:style-name="ce3" office:value-type="float" office:value="0.457427144515978" calcext:value-type="float">
            <text:p>0,457427144515978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3" office:value-type="float" office:value="0.325330775311409" calcext:value-type="float">
            <text:p>0,325330775311409</text:p>
          </table:table-cell>
          <table:table-cell table:style-name="ce3" office:value-type="float" office:value="0.829219623229098" calcext:value-type="float">
            <text:p>0,829219623229098</text:p>
          </table:table-cell>
          <table:table-cell table:style-name="ce3" office:value-type="float" office:value="0.812365108418687" calcext:value-type="float">
            <text:p>0,812365108418687</text:p>
          </table:table-cell>
          <table:table-cell table:style-name="ce3" office:value-type="float" office:value="0.963779665076908" calcext:value-type="float">
            <text:p>0,963779665076908</text:p>
          </table:table-cell>
          <table:table-cell table:style-name="ce3" office:value-type="float" office:value="0.864780913824373" calcext:value-type="float">
            <text:p>0,8647809138243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72830664643682" calcext:value-type="float">
            <text:p>0,972830664643682</text:p>
          </table:table-cell>
          <table:table-cell table:style-name="ce5" office:value-type="float" office:value="0.91534182102285" calcext:value-type="float">
            <text:p>0,91534182102285</text:p>
          </table:table-cell>
          <table:table-cell table:style-name="ce5" office:value-type="float" office:value="0.492507396016191" calcext:value-type="float">
            <text:p>0,492507396016191</text:p>
          </table:table-cell>
          <table:table-cell table:style-name="ce5" office:value-type="float" office:value="0.325838703472302" calcext:value-type="float">
            <text:p>0,32583870347230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454931763693832" calcext:value-type="float">
            <text:p>0,454931763693832</text:p>
          </table:table-cell>
          <table:table-cell table:style-name="ce5" office:value-type="float" office:value="0.999176527781076" calcext:value-type="float">
            <text:p>0,999176527781076</text:p>
          </table:table-cell>
          <table:table-cell table:style-name="ce5" office:value-type="float" office:value="0.948157772035379" calcext:value-type="float">
            <text:p>0,948157772035379</text:p>
          </table:table-cell>
          <table:table-cell table:style-name="ce5" office:value-type="float" office:value="0.976122866344543" calcext:value-type="float">
            <text:p>0,976122866344543</text:p>
          </table:table-cell>
          <table:table-cell table:style-name="ce5" office:value-type="float" office:value="0.767074322666219" calcext:value-type="float">
            <text:p>0,767074322666219</text:p>
          </table:table-cell>
          <table:table-cell table:style-name="ce5" office:value-type="float" office:value="0.136143154284995" calcext:value-type="float">
            <text:p>0,136143154284995</text:p>
          </table:table-cell>
          <table:table-cell table:style-name="ce5" office:value-type="float" office:value="0.342364342473895" calcext:value-type="float">
            <text:p>0,342364342473895</text:p>
          </table:table-cell>
          <table:table-cell table:style-name="ce5" office:value-type="float" office:value="0.320279839775831" calcext:value-type="float">
            <text:p>0,320279839775831</text:p>
          </table:table-cell>
          <table:table-cell table:style-name="ce5" office:value-type="float" office:value="0.554268613834334" calcext:value-type="float">
            <text:p>0,554268613834334</text:p>
          </table:table-cell>
          <table:table-cell table:style-name="ce5" office:value-type="float" office:value="0.368139061301585" calcext:value-type="float">
            <text:p>0,368139061301585</text:p>
          </table:table-cell>
          <table:table-cell table:style-name="ce5" office:value-type="float" office:value="0.74744837501914" calcext:value-type="float">
            <text:p>0,74744837501914</text:p>
          </table:table-cell>
          <table:table-cell table:style-name="ce5" office:value-type="float" office:value="0.439510486307254" calcext:value-type="float">
            <text:p>0,439510486307254</text:p>
          </table:table-cell>
          <table:table-cell table:style-name="ce5" office:value-type="float" office:value="0.292473489455035" calcext:value-type="float">
            <text:p>0,292473489455035</text:p>
          </table:table-cell>
          <table:table-cell table:style-name="ce5" office:value-type="float" office:value="0.676710517642276" calcext:value-type="float">
            <text:p>0,676710517642276</text:p>
          </table:table-cell>
          <table:table-cell table:style-name="ce5" office:value-type="float" office:value="0.186141145830251" calcext:value-type="float">
            <text:p>0,186141145830251</text:p>
          </table:table-cell>
          <table:table-cell table:style-name="ce5" office:value-type="float" office:value="0.0836752054889209" calcext:value-type="float">
            <text:p>0,083675205488921</text:p>
          </table:table-cell>
          <table:table-cell table:style-name="ce5" office:value-type="float" office:value="0.0813047131354971" calcext:value-type="float">
            <text:p>0,081304713135497</text:p>
          </table:table-cell>
          <table:table-cell table:style-name="ce5" office:value-type="float" office:value="0.109206047458158" calcext:value-type="float">
            <text:p>0,109206047458158</text:p>
          </table:table-cell>
          <table:table-cell table:style-name="ce5" office:value-type="float" office:value="0.0152063216762451" calcext:value-type="float">
            <text:p>0,015206321676245</text:p>
          </table:table-cell>
          <table:table-cell table:style-name="ce5" office:value-type="float" office:value="0.840500310498052" calcext:value-type="float">
            <text:p>0,840500310498052</text:p>
          </table:table-cell>
          <table:table-cell table:style-name="ce5" office:value-type="float" office:value="0.272151216220718" calcext:value-type="float">
            <text:p>0,272151216220718</text:p>
          </table:table-cell>
          <table:table-cell table:style-name="ce5" office:value-type="float" office:value="0.429197713918175" calcext:value-type="float">
            <text:p>0,429197713918175</text:p>
          </table:table-cell>
          <table:table-cell table:style-name="ce5" office:value-type="float" office:value="0.32685610573604" calcext:value-type="float">
            <text:p>0,3268561057360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1-75_rna_acc</text:p>
          </table:table-cell>
          <table:table-cell table:style-name="ce3" office:value-type="float" office:value="0.389946748122424" calcext:value-type="float">
            <text:p>0,389946748122424</text:p>
          </table:table-cell>
          <table:table-cell table:style-name="ce3" office:value-type="float" office:value="0.161358140740113" calcext:value-type="float">
            <text:p>0,161358140740113</text:p>
          </table:table-cell>
          <table:table-cell table:style-name="ce3" office:value-type="float" office:value="0.136143154284994" calcext:value-type="float">
            <text:p>0,136143154284994</text:p>
          </table:table-cell>
          <table:table-cell table:style-name="ce3" office:value-type="float" office:value="0.0897491648585599" calcext:value-type="float">
            <text:p>0,08974916485856</text:p>
          </table:table-cell>
          <table:table-cell table:style-name="ce3" office:value-type="float" office:value="0.0834908949096044" calcext:value-type="float">
            <text:p>0,083490894909604</text:p>
          </table:table-cell>
          <table:table-cell table:style-name="ce3" office:value-type="float" office:value="0.33558722196719" calcext:value-type="float">
            <text:p>0,33558722196719</text:p>
          </table:table-cell>
          <table:table-cell table:style-name="ce3" office:value-type="float" office:value="0.61016190548576" calcext:value-type="float">
            <text:p>0,61016190548576</text:p>
          </table:table-cell>
          <table:table-cell table:style-name="ce3" office:value-type="float" office:value="0.42799376292329" calcext:value-type="float">
            <text:p>0,42799376292329</text:p>
          </table:table-cell>
          <table:table-cell table:style-name="ce3" office:value-type="float" office:value="0.358875541062507" calcext:value-type="float">
            <text:p>0,358875541062507</text:p>
          </table:table-cell>
          <table:table-cell table:style-name="ce3" office:value-type="float" office:value="0.454931763693832" calcext:value-type="float">
            <text:p>0,454931763693832</text:p>
          </table:table-cell>
          <table:table-cell table:style-name="ce3" office:value-type="float" office:value="0.434639797677296" calcext:value-type="float">
            <text:p>0,434639797677296</text:p>
          </table:table-cell>
          <table:table-cell table:style-name="ce5" office:value-type="float" office:value="0.521577783080471" calcext:value-type="float">
            <text:p>0,521577783080471</text:p>
          </table:table-cell>
          <table:table-cell table:style-name="ce5" office:value-type="float" office:value="0.151702258556653" calcext:value-type="float">
            <text:p>0,151702258556653</text:p>
          </table:table-cell>
          <table:table-cell table:style-name="ce5" office:value-type="float" office:value="0.0836752054889208" calcext:value-type="float">
            <text:p>0,083675205488921</text:p>
          </table:table-cell>
          <table:table-cell table:style-name="ce5" office:value-type="float" office:value="0.454931763693832" calcext:value-type="float">
            <text:p>0,45493176369383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45430911864605" calcext:value-type="float">
            <text:p>0,45430911864605</text:p>
          </table:table-cell>
          <table:table-cell table:style-name="ce5" office:value-type="float" office:value="0.416654653521756" calcext:value-type="float">
            <text:p>0,416654653521756</text:p>
          </table:table-cell>
          <table:table-cell table:style-name="ce5" office:value-type="float" office:value="0.473196199048633" calcext:value-type="float">
            <text:p>0,473196199048633</text:p>
          </table:table-cell>
          <table:table-cell table:style-name="ce5" office:value-type="float" office:value="0.651979173141603" calcext:value-type="float">
            <text:p>0,651979173141603</text:p>
          </table:table-cell>
          <table:table-cell table:style-name="ce5" office:value-type="float" office:value="0.0252519297844222" calcext:value-type="float">
            <text:p>0,025251929784422</text:p>
          </table:table-cell>
          <table:table-cell table:style-name="ce5" office:value-type="float" office:value="0.0897491648585599" calcext:value-type="float">
            <text:p>0,08974916485856</text:p>
          </table:table-cell>
          <table:table-cell table:style-name="ce5" office:value-type="float" office:value="0.0816658160936819" calcext:value-type="float">
            <text:p>0,081665816093682</text:p>
          </table:table-cell>
          <table:table-cell table:style-name="ce5" office:value-type="float" office:value="0.180702810343792" calcext:value-type="float">
            <text:p>0,180702810343792</text:p>
          </table:table-cell>
          <table:table-cell table:style-name="ce5" office:value-type="float" office:value="0.099520434348072" calcext:value-type="float">
            <text:p>0,099520434348072</text:p>
          </table:table-cell>
          <table:table-cell table:style-name="ce5" office:value-type="float" office:value="0.284968719298628" calcext:value-type="float">
            <text:p>0,284968719298628</text:p>
          </table:table-cell>
          <table:table-cell table:style-name="ce5" office:value-type="float" office:value="0.12845105520005" calcext:value-type="float">
            <text:p>0,12845105520005</text:p>
          </table:table-cell>
          <table:table-cell table:style-name="ce5" office:value-type="float" office:value="0.0718718013500932" calcext:value-type="float">
            <text:p>0,071871801350093</text:p>
          </table:table-cell>
          <table:table-cell table:style-name="ce5" office:value-type="float" office:value="0.24435331813593" calcext:value-type="float">
            <text:p>0,24435331813593</text:p>
          </table:table-cell>
          <table:table-cell table:style-name="ce5" office:value-type="float" office:value="0.0385179941500197" calcext:value-type="float">
            <text:p>0,03851799415002</text:p>
          </table:table-cell>
          <table:table-cell table:style-name="ce5" office:value-type="float" office:value="0.0132504176180326" calcext:value-type="float">
            <text:p>0,013250417618033</text:p>
          </table:table-cell>
          <table:table-cell table:style-name="ce5" office:value-type="float" office:value="0.0127605200141506" calcext:value-type="float">
            <text:p>0,012760520014151</text:p>
          </table:table-cell>
          <table:table-cell table:style-name="ce5" office:value-type="float" office:value="0.0188243966201942" calcext:value-type="float">
            <text:p>0,018824396620194</text:p>
          </table:table-cell>
          <table:table-cell table:style-name="ce5" office:value-type="float" office:value="0.00150019420887914" calcext:value-type="float">
            <text:p>0,001500194208879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0649880417786142" calcext:value-type="float">
            <text:p>0,064988041778614</text:p>
          </table:table-cell>
          <table:table-cell table:style-name="ce5" office:value-type="float" office:value="0.124101525072069" calcext:value-type="float">
            <text:p>0,124101525072069</text:p>
          </table:table-cell>
          <table:table-cell table:style-name="ce5" office:value-type="float" office:value="0.0840448150257831" calcext:value-type="float">
            <text:p>0,08404481502578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25-1_percent</text:p>
          </table:table-cell>
          <table:table-cell table:style-name="ce3" office:value-type="float" office:value="0.911248798347234" calcext:value-type="float">
            <text:p>0,911248798347234</text:p>
          </table:table-cell>
          <table:table-cell table:style-name="ce3" office:value-type="float" office:value="0.514228325396447" calcext:value-type="float">
            <text:p>0,514228325396447</text:p>
          </table:table-cell>
          <table:table-cell table:style-name="ce3" office:value-type="float" office:value="0.458052188401602" calcext:value-type="float">
            <text:p>0,458052188401602</text:p>
          </table:table-cell>
          <table:table-cell table:style-name="ce3" office:value-type="float" office:value="0.34288925987291" calcext:value-type="float">
            <text:p>0,34288925987291</text:p>
          </table:table-cell>
          <table:table-cell table:style-name="ce3" office:value-type="float" office:value="0.325838703472302" calcext:value-type="float">
            <text:p>0,325838703472302</text:p>
          </table:table-cell>
          <table:table-cell table:style-name="ce3" office:value-type="float" office:value="0.830024249036183" calcext:value-type="float">
            <text:p>0,830024249036183</text:p>
          </table:table-cell>
          <table:table-cell table:style-name="ce3" office:value-type="float" office:value="0.811564610734328" calcext:value-type="float">
            <text:p>0,811564610734328</text:p>
          </table:table-cell>
          <table:table-cell table:style-name="ce3" office:value-type="float" office:value="0.96460230794326" calcext:value-type="float">
            <text:p>0,96460230794326</text:p>
          </table:table-cell>
          <table:table-cell table:style-name="ce3" office:value-type="float" office:value="0.865592603502835" calcext:value-type="float">
            <text:p>0,865592603502835</text:p>
          </table:table-cell>
          <table:table-cell table:style-name="ce3" office:value-type="float" office:value="0.999176527781076" calcext:value-type="float">
            <text:p>0,999176527781076</text:p>
          </table:table-cell>
          <table:table-cell table:style-name="ce3" office:value-type="float" office:value="0.9736536738651" calcext:value-type="float">
            <text:p>0,9736536738651</text:p>
          </table:table-cell>
          <table:table-cell table:style-name="ce5" office:value-type="float" office:value="0.914523033367892" calcext:value-type="float">
            <text:p>0,914523033367892</text:p>
          </table:table-cell>
          <table:table-cell table:style-name="ce5" office:value-type="float" office:value="0.49315829999829" calcext:value-type="float">
            <text:p>0,49315829999829</text:p>
          </table:table-cell>
          <table:table-cell table:style-name="ce5" office:value-type="float" office:value="0.326347146953615" calcext:value-type="float">
            <text:p>0,326347146953615</text:p>
          </table:table-cell>
          <table:table-cell table:style-name="ce5" office:value-type="float" office:value="0.999176527781076" calcext:value-type="float">
            <text:p>0,999176527781076</text:p>
          </table:table-cell>
          <table:table-cell table:style-name="ce5" office:value-type="float" office:value="0.45430911864605" calcext:value-type="float">
            <text:p>0,4543091186460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948979532988604" calcext:value-type="float">
            <text:p>0,948979532988604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style-name="ce5" office:value-type="float" office:value="0.766286314406055" calcext:value-type="float">
            <text:p>0,766286314406055</text:p>
          </table:table-cell>
          <table:table-cell table:style-name="ce5" office:value-type="float" office:value="0.136414607373961" calcext:value-type="float">
            <text:p>0,136414607373961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320782613915841" calcext:value-type="float">
            <text:p>0,320782613915841</text:p>
          </table:table-cell>
          <table:table-cell table:style-name="ce5" office:value-type="float" office:value="0.554960189313598" calcext:value-type="float">
            <text:p>0,554960189313598</text:p>
          </table:table-cell>
          <table:table-cell table:style-name="ce5" office:value-type="float" office:value="0.368688570807981" calcext:value-type="float">
            <text:p>0,368688570807981</text:p>
          </table:table-cell>
          <table:table-cell table:style-name="ce5" office:value-type="float" office:value="0.748230372992108" calcext:value-type="float">
            <text:p>0,748230372992108</text:p>
          </table:table-cell>
          <table:table-cell table:style-name="ce5" office:value-type="float" office:value="0.44012151792745" calcext:value-type="float">
            <text:p>0,44012151792745</text:p>
          </table:table-cell>
          <table:table-cell table:style-name="ce5" office:value-type="float" office:value="0.292946904713508" calcext:value-type="float">
            <text:p>0,292946904713508</text:p>
          </table:table-cell>
          <table:table-cell table:style-name="ce5" office:value-type="float" office:value="0.677465593932013" calcext:value-type="float">
            <text:p>0,677465593932013</text:p>
          </table:table-cell>
          <table:table-cell table:style-name="ce5" office:value-type="float" office:value="0.186485015565963" calcext:value-type="float">
            <text:p>0,186485015565963</text:p>
          </table:table-cell>
          <table:table-cell table:style-name="ce5" office:value-type="float" office:value="0.0838598453971716" calcext:value-type="float">
            <text:p>0,083859845397172</text:p>
          </table:table-cell>
          <table:table-cell table:style-name="ce5" office:value-type="float" office:value="0.0814851022986099" calcext:value-type="float">
            <text:p>0,08148510229861</text:p>
          </table:table-cell>
          <table:table-cell table:style-name="ce5" office:value-type="float" office:value="0.109434543709329" calcext:value-type="float">
            <text:p>0,109434543709329</text:p>
          </table:table-cell>
          <table:table-cell table:style-name="ce5" office:value-type="float" office:value="0.0152496401998703" calcext:value-type="float">
            <text:p>0,01524964019987</text:p>
          </table:table-cell>
          <table:table-cell table:style-name="ce5" office:value-type="float" office:value="0.841307357711038" calcext:value-type="float">
            <text:p>0,841307357711038</text:p>
          </table:table-cell>
          <table:table-cell table:style-name="ce5" office:value-type="float" office:value="0.272602077885957" calcext:value-type="float">
            <text:p>0,272602077885957</text:p>
          </table:table-cell>
          <table:table-cell table:style-name="ce5" office:value-type="float" office:value="0.429800426881576" calcext:value-type="float">
            <text:p>0,429800426881576</text:p>
          </table:table-cell>
          <table:table-cell table:style-name="ce5" office:value-type="float" office:value="0.327365579799155" calcext:value-type="float">
            <text:p>0,32736557979915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25-25_percent</text:p>
          </table:table-cell>
          <table:table-cell table:style-name="ce3" office:value-type="float" office:value="0.962134495881175" calcext:value-type="float">
            <text:p>0,962134495881175</text:p>
          </table:table-cell>
          <table:table-cell table:style-name="ce3" office:value-type="float" office:value="0.556344604257235" calcext:value-type="float">
            <text:p>0,556344604257235</text:p>
          </table:table-cell>
          <table:table-cell table:style-name="ce3" office:value-type="float" office:value="0.497727501949395" calcext:value-type="float">
            <text:p>0,497727501949395</text:p>
          </table:table-cell>
          <table:table-cell table:style-name="ce3" office:value-type="float" office:value="0.376435206110137" calcext:value-type="float">
            <text:p>0,376435206110137</text:p>
          </table:table-cell>
          <table:table-cell table:style-name="ce3" office:value-type="float" office:value="0.358335230421947" calcext:value-type="float">
            <text:p>0,358335230421947</text:p>
          </table:table-cell>
          <table:table-cell table:style-name="ce3" office:value-type="float" office:value="0.880226450498246" calcext:value-type="float">
            <text:p>0,880226450498246</text:p>
          </table:table-cell>
          <table:table-cell table:style-name="ce3" office:value-type="float" office:value="0.762349913870572" calcext:value-type="float">
            <text:p>0,762349913870572</text:p>
          </table:table-cell>
          <table:table-cell table:style-name="ce3" office:value-type="float" office:value="0.984355027717704" calcext:value-type="float">
            <text:p>0,984355027717704</text:p>
          </table:table-cell>
          <table:table-cell table:style-name="ce3" office:value-type="float" office:value="0.916160698513773" calcext:value-type="float">
            <text:p>0,916160698513773</text:p>
          </table:table-cell>
          <table:table-cell table:style-name="ce3" office:value-type="float" office:value="0.948157772035379" calcext:value-type="float">
            <text:p>0,948157772035379</text:p>
          </table:table-cell>
          <table:table-cell table:style-name="ce3" office:value-type="float" office:value="0.97529977559132" calcext:value-type="float">
            <text:p>0,97529977559132</text:p>
          </table:table-cell>
          <table:table-cell table:style-name="ce5" office:value-type="float" office:value="0.863969366789974" calcext:value-type="float">
            <text:p>0,863969366789974</text:p>
          </table:table-cell>
          <table:table-cell table:style-name="ce5" office:value-type="float" office:value="0.534398390076477" calcext:value-type="float">
            <text:p>0,534398390076477</text:p>
          </table:table-cell>
          <table:table-cell table:style-name="ce5" office:value-type="float" office:value="0.358875541062507" calcext:value-type="float">
            <text:p>0,358875541062507</text:p>
          </table:table-cell>
          <table:table-cell table:style-name="ce5" office:value-type="float" office:value="0.948157772035379" calcext:value-type="float">
            <text:p>0,948157772035379</text:p>
          </table:table-cell>
          <table:table-cell table:style-name="ce5" office:value-type="float" office:value="0.416654653521756" calcext:value-type="float">
            <text:p>0,416654653521756</text:p>
          </table:table-cell>
          <table:table-cell table:style-name="ce5" office:value-type="float" office:value="0.948979532988604" calcext:value-type="float">
            <text:p>0,94897953298860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924354224517297" calcext:value-type="float">
            <text:p>0,924354224517297</text:p>
          </table:table-cell>
          <table:table-cell table:style-name="ce5" office:value-type="float" office:value="0.717931744449857" calcext:value-type="float">
            <text:p>0,717931744449857</text:p>
          </table:table-cell>
          <table:table-cell table:style-name="ce5" office:value-type="float" office:value="0.154073950702358" calcext:value-type="float">
            <text:p>0,154073950702358</text:p>
          </table:table-cell>
          <table:table-cell table:style-name="ce5" office:value-type="float" office:value="0.376435206110137" calcext:value-type="float">
            <text:p>0,376435206110137</text:p>
          </table:table-cell>
          <table:table-cell table:style-name="ce5" office:value-type="float" office:value="0.352960296785019" calcext:value-type="float">
            <text:p>0,352960296785019</text:p>
          </table:table-cell>
          <table:table-cell table:style-name="ce5" office:value-type="float" office:value="0.598641246257347" calcext:value-type="float">
            <text:p>0,598641246257347</text:p>
          </table:table-cell>
          <table:table-cell table:style-name="ce5" office:value-type="float" office:value="0.403749086498855" calcext:value-type="float">
            <text:p>0,403749086498855</text:p>
          </table:table-cell>
          <table:table-cell table:style-name="ce5" office:value-type="float" office:value="0.797190105801128" calcext:value-type="float">
            <text:p>0,797190105801128</text:p>
          </table:table-cell>
          <table:table-cell table:style-name="ce5" office:value-type="float" office:value="0.478945433829114" calcext:value-type="float">
            <text:p>0,478945433829114</text:p>
          </table:table-cell>
          <table:table-cell table:style-name="ce5" office:value-type="float" office:value="0.323304216219096" calcext:value-type="float">
            <text:p>0,323304216219096</text:p>
          </table:table-cell>
          <table:table-cell table:style-name="ce5" office:value-type="float" office:value="0.724886470892614" calcext:value-type="float">
            <text:p>0,724886470892614</text:p>
          </table:table-cell>
          <table:table-cell table:style-name="ce5" office:value-type="float" office:value="0.208731649187768" calcext:value-type="float">
            <text:p>0,208731649187768</text:p>
          </table:table-cell>
          <table:table-cell table:style-name="ce5" office:value-type="float" office:value="0.095966995157862" calcext:value-type="float">
            <text:p>0,095966995157862</text:p>
          </table:table-cell>
          <table:table-cell table:style-name="ce5" office:value-type="float" office:value="0.0933187762861251" calcext:value-type="float">
            <text:p>0,093318776286125</text:p>
          </table:table-cell>
          <table:table-cell table:style-name="ce5" office:value-type="float" office:value="0.124354157153581" calcext:value-type="float">
            <text:p>0,124354157153581</text:p>
          </table:table-cell>
          <table:table-cell table:style-name="ce5" office:value-type="float" office:value="0.0181566858252428" calcext:value-type="float">
            <text:p>0,018156685825243</text:p>
          </table:table-cell>
          <table:table-cell table:style-name="ce5" office:value-type="float" office:value="0.891636944639987" calcext:value-type="float">
            <text:p>0,891636944639987</text:p>
          </table:table-cell>
          <table:table-cell table:style-name="ce5" office:value-type="float" office:value="0.301556342303378" calcext:value-type="float">
            <text:p>0,301556342303378</text:p>
          </table:table-cell>
          <table:table-cell table:style-name="ce5" office:value-type="float" office:value="0.468117810879256" calcext:value-type="float">
            <text:p>0,468117810879256</text:p>
          </table:table-cell>
          <table:table-cell table:style-name="ce5" office:value-type="float" office:value="0.359957697894286" calcext:value-type="float">
            <text:p>0,35995769789428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25-50_percent</text:p>
          </table:table-cell>
          <table:table-cell table:style-name="ce3" office:value-type="float" office:value="0.886743843535225" calcext:value-type="float">
            <text:p>0,886743843535225</text:p>
          </table:table-cell>
          <table:table-cell table:style-name="ce3" office:value-type="float" office:value="0.494461489179469" calcext:value-type="float">
            <text:p>0,494461489179469</text:p>
          </table:table-cell>
          <table:table-cell table:style-name="ce3" office:value-type="float" office:value="0.439510486307253" calcext:value-type="float">
            <text:p>0,439510486307253</text:p>
          </table:table-cell>
          <table:table-cell table:style-name="ce3" office:value-type="float" office:value="0.327365579799155" calcext:value-type="float">
            <text:p>0,327365579799155</text:p>
          </table:table-cell>
          <table:table-cell table:style-name="ce3" office:value-type="float" office:value="0.310825069869161" calcext:value-type="float">
            <text:p>0,310825069869161</text:p>
          </table:table-cell>
          <table:table-cell table:style-name="ce3" office:value-type="float" office:value="0.80596668626559" calcext:value-type="float">
            <text:p>0,80596668626559</text:p>
          </table:table-cell>
          <table:table-cell table:style-name="ce3" office:value-type="float" office:value="0.835661575920078" calcext:value-type="float">
            <text:p>0,835661575920078</text:p>
          </table:table-cell>
          <table:table-cell table:style-name="ce3" office:value-type="float" office:value="0.939943339097434" calcext:value-type="float">
            <text:p>0,939943339097434</text:p>
          </table:table-cell>
          <table:table-cell table:style-name="ce3" office:value-type="float" office:value="0.841307357711038" calcext:value-type="float">
            <text:p>0,841307357711038</text:p>
          </table:table-cell>
          <table:table-cell table:style-name="ce3" office:value-type="float" office:value="0.976122866344543" calcext:value-type="float">
            <text:p>0,976122866344543</text:p>
          </table:table-cell>
          <table:table-cell table:style-name="ce3" office:value-type="float" office:value="0.948979532988604" calcext:value-type="float">
            <text:p>0,948979532988604</text:p>
          </table:table-cell>
          <table:table-cell table:style-name="ce5" office:value-type="float" office:value="0.939122232617605" calcext:value-type="float">
            <text:p>0,939122232617605</text:p>
          </table:table-cell>
          <table:table-cell table:style-name="ce5" office:value-type="float" office:value="0.473833122004213" calcext:value-type="float">
            <text:p>0,473833122004213</text:p>
          </table:table-cell>
          <table:table-cell table:style-name="ce5" office:value-type="float" office:value="0.311318050325278" calcext:value-type="float">
            <text:p>0,311318050325278</text:p>
          </table:table-cell>
          <table:table-cell table:style-name="ce5" office:value-type="float" office:value="0.976122866344543" calcext:value-type="float">
            <text:p>0,976122866344543</text:p>
          </table:table-cell>
          <table:table-cell table:style-name="ce5" office:value-type="float" office:value="0.473196199048633" calcext:value-type="float">
            <text:p>0,473196199048633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style-name="ce5" office:value-type="float" office:value="0.924354224517297" calcext:value-type="float">
            <text:p>0,92435422451729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79002823731731" calcext:value-type="float">
            <text:p>0,79002823731731</text:p>
          </table:table-cell>
          <table:table-cell table:style-name="ce5" office:value-type="float" office:value="0.12845105520005" calcext:value-type="float">
            <text:p>0,12845105520005</text:p>
          </table:table-cell>
          <table:table-cell table:style-name="ce5" office:value-type="float" office:value="0.327365579799155" calcext:value-type="float">
            <text:p>0,327365579799155</text:p>
          </table:table-cell>
          <table:table-cell table:style-name="ce5" office:value-type="float" office:value="0.305923608697568" calcext:value-type="float">
            <text:p>0,305923608697568</text:p>
          </table:table-cell>
          <table:table-cell table:style-name="ce5" office:value-type="float" office:value="0.534398390076476" calcext:value-type="float">
            <text:p>0,534398390076476</text:p>
          </table:table-cell>
          <table:table-cell table:style-name="ce5" office:value-type="float" office:value="0.352425622546938" calcext:value-type="float">
            <text:p>0,352425622546938</text:p>
          </table:table-cell>
          <table:table-cell table:style-name="ce5" office:value-type="float" office:value="0.724886470892614" calcext:value-type="float">
            <text:p>0,724886470892614</text:p>
          </table:table-cell>
          <table:table-cell table:style-name="ce5" office:value-type="float" office:value="0.422003568106618" calcext:value-type="float">
            <text:p>0,422003568106618</text:p>
          </table:table-cell>
          <table:table-cell table:style-name="ce5" office:value-type="float" office:value="0.278967816852302" calcext:value-type="float">
            <text:p>0,278967816852302</text:p>
          </table:table-cell>
          <table:table-cell table:style-name="ce5" office:value-type="float" office:value="0.654957287514963" calcext:value-type="float">
            <text:p>0,654957287514963</text:p>
          </table:table-cell>
          <table:table-cell table:style-name="ce5" office:value-type="float" office:value="0.176371758162959" calcext:value-type="float">
            <text:p>0,176371758162959</text:p>
          </table:table-cell>
          <table:table-cell table:style-name="ce5" office:value-type="float" office:value="0.0784623171693319" calcext:value-type="float">
            <text:p>0,078462317169332</text:p>
          </table:table-cell>
          <table:table-cell table:style-name="ce5" office:value-type="float" office:value="0.0762128837466955" calcext:value-type="float">
            <text:p>0,076212883746696</text:p>
          </table:table-cell>
          <table:table-cell table:style-name="ce5" office:value-type="float" office:value="0.102742284984183" calcext:value-type="float">
            <text:p>0,102742284984183</text:p>
          </table:table-cell>
          <table:table-cell table:style-name="ce5" office:value-type="float" office:value="0.0139963281193136" calcext:value-type="float">
            <text:p>0,013996328119314</text:p>
          </table:table-cell>
          <table:table-cell table:style-name="ce5" office:value-type="float" office:value="0.817172185199706" calcext:value-type="float">
            <text:p>0,817172185199706</text:p>
          </table:table-cell>
          <table:table-cell table:style-name="ce5" office:value-type="float" office:value="0.259297948112619" calcext:value-type="float">
            <text:p>0,259297948112619</text:p>
          </table:table-cell>
          <table:table-cell table:style-name="ce5" office:value-type="float" office:value="0.411933808794483" calcext:value-type="float">
            <text:p>0,411933808794483</text:p>
          </table:table-cell>
          <table:table-cell table:style-name="ce5" office:value-type="float" office:value="0.312305557446995" calcext:value-type="float">
            <text:p>0,31230555744699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0-1_25-75_percent</text:p>
          </table:table-cell>
          <table:table-cell table:style-name="ce3" office:value-type="float" office:value="0.682760168082693" calcext:value-type="float">
            <text:p>0,682760168082693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3" office:value-type="float" office:value="0.29866800409462" calcext:value-type="float">
            <text:p>0,29866800409462</text:p>
          </table:table-cell>
          <table:table-cell table:style-name="ce3" office:value-type="float" office:value="0.212871632032234" calcext:value-type="float">
            <text:p>0,212871632032234</text:p>
          </table:table-cell>
          <table:table-cell table:style-name="ce3" office:value-type="float" office:value="0.200627356691914" calcext:value-type="float">
            <text:p>0,200627356691914</text:p>
          </table:table-cell>
          <table:table-cell table:style-name="ce3" office:value-type="float" office:value="0.60871644865184" calcext:value-type="float">
            <text:p>0,60871644865184</text:p>
          </table:table-cell>
          <table:table-cell table:style-name="ce3" office:value-type="float" office:value="0.95308913438332" calcext:value-type="float">
            <text:p>0,95308913438332</text:p>
          </table:table-cell>
          <table:table-cell table:style-name="ce3" office:value-type="float" office:value="0.732640629715403" calcext:value-type="float">
            <text:p>0,732640629715403</text:p>
          </table:table-cell>
          <table:table-cell table:style-name="ce3" office:value-type="float" office:value="0.640860911030931" calcext:value-type="float">
            <text:p>0,640860911030931</text:p>
          </table:table-cell>
          <table:table-cell table:style-name="ce3" office:value-type="float" office:value="0.767074322666219" calcext:value-type="float">
            <text:p>0,767074322666219</text:p>
          </table:table-cell>
          <table:table-cell table:style-name="ce3" office:value-type="float" office:value="0.74120180804228" calcext:value-type="float">
            <text:p>0,74120180804228</text:p>
          </table:table-cell>
          <table:table-cell table:style-name="ce5" office:value-type="float" office:value="0.849386866768806" calcext:value-type="float">
            <text:p>0,849386866768806</text:p>
          </table:table-cell>
          <table:table-cell table:style-name="ce5" office:value-type="float" office:value="0.325838703472302" calcext:value-type="float">
            <text:p>0,325838703472302</text:p>
          </table:table-cell>
          <table:table-cell table:style-name="ce5" office:value-type="float" office:value="0.200990678680574" calcext:value-type="float">
            <text:p>0,200990678680574</text:p>
          </table:table-cell>
          <table:table-cell table:style-name="ce5" office:value-type="float" office:value="0.767074322666219" calcext:value-type="float">
            <text:p>0,767074322666219</text:p>
          </table:table-cell>
          <table:table-cell table:style-name="ce5" office:value-type="float" office:value="0.651979173141603" calcext:value-type="float">
            <text:p>0,651979173141603</text:p>
          </table:table-cell>
          <table:table-cell table:style-name="ce5" office:value-type="float" office:value="0.766286314406055" calcext:value-type="float">
            <text:p>0,766286314406055</text:p>
          </table:table-cell>
          <table:table-cell table:style-name="ce5" office:value-type="float" office:value="0.717931744449857" calcext:value-type="float">
            <text:p>0,717931744449857</text:p>
          </table:table-cell>
          <table:table-cell table:style-name="ce5" office:value-type="float" office:value="0.79002823731731" calcext:value-type="float">
            <text:p>0,7900282373173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0740163308274096" calcext:value-type="float">
            <text:p>0,07401633082741</text:p>
          </table:table-cell>
          <table:table-cell table:style-name="ce5" office:value-type="float" office:value="0.212871632032234" calcext:value-type="float">
            <text:p>0,212871632032234</text:p>
          </table:table-cell>
          <table:table-cell table:style-name="ce5" office:value-type="float" office:value="0.197020471713127" calcext:value-type="float">
            <text:p>0,197020471713127</text:p>
          </table:table-cell>
          <table:table-cell table:style-name="ce5" office:value-type="float" office:value="0.374766813230737" calcext:value-type="float">
            <text:p>0,374766813230737</text:p>
          </table:table-cell>
          <table:table-cell table:style-name="ce5" office:value-type="float" office:value="0.23163076522455" calcext:value-type="float">
            <text:p>0,23163076522455</text:p>
          </table:table-cell>
          <table:table-cell table:style-name="ce5" office:value-type="float" office:value="0.536437140145521" calcext:value-type="float">
            <text:p>0,536437140145521</text:p>
          </table:table-cell>
          <table:table-cell table:style-name="ce5" office:value-type="float" office:value="0.284968719298628" calcext:value-type="float">
            <text:p>0,284968719298628</text:p>
          </table:table-cell>
          <table:table-cell table:style-name="ce5" office:value-type="float" office:value="0.17736429827929" calcext:value-type="float">
            <text:p>0,17736429827929</text:p>
          </table:table-cell>
          <table:table-cell table:style-name="ce5" office:value-type="float" office:value="0.475746715570535" calcext:value-type="float">
            <text:p>0,475746715570535</text:p>
          </table:table-cell>
          <table:table-cell table:style-name="ce5" office:value-type="float" office:value="0.105601177762121" calcext:value-type="float">
            <text:p>0,105601177762121</text:p>
          </table:table-cell>
          <table:table-cell table:style-name="ce5" office:value-type="float" office:value="0.0427696483584023" calcext:value-type="float">
            <text:p>0,042769648358402</text:p>
          </table:table-cell>
          <table:table-cell table:style-name="ce5" office:value-type="float" office:value="0.0414131695861028" calcext:value-type="float">
            <text:p>0,041413169586103</text:p>
          </table:table-cell>
          <table:table-cell table:style-name="ce5" office:value-type="float" office:value="0.0576992548266622" calcext:value-type="float">
            <text:p>0,057699254826662</text:p>
          </table:table-cell>
          <table:table-cell table:style-name="ce5" office:value-type="float" office:value="0.00645684933629253" calcext:value-type="float">
            <text:p>0,006456849336293</text:p>
          </table:table-cell>
          <table:table-cell table:style-name="ce5" office:value-type="float" office:value="0.618866447493244" calcext:value-type="float">
            <text:p>0,618866447493244</text:p>
          </table:table-cell>
          <table:table-cell table:style-name="ce5" office:value-type="float" office:value="0.163219191641947" calcext:value-type="float">
            <text:p>0,163219191641947</text:p>
          </table:table-cell>
          <table:table-cell table:style-name="ce5" office:value-type="float" office:value="0.277138803596213" calcext:value-type="float">
            <text:p>0,277138803596213</text:p>
          </table:table-cell>
          <table:table-cell table:style-name="ce5" office:value-type="float" office:value="0.201718762327551" calcext:value-type="float">
            <text:p>0,20171876232755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1-1_percent</text:p>
          </table:table-cell>
          <table:table-cell table:style-name="ce3" office:value-type="float" office:value="0.168261074973171" calcext:value-type="float">
            <text:p>0,168261074973171</text:p>
          </table:table-cell>
          <table:table-cell table:style-name="ce3" office:value-type="float" office:value="0.40258784043925" calcext:value-type="float">
            <text:p>0,40258784043925</text:p>
          </table:table-cell>
          <table:table-cell table:style-name="ce3" office:value-type="float" office:value="0.454931763693832" calcext:value-type="float">
            <text:p>0,454931763693832</text:p>
          </table:table-cell>
          <table:table-cell table:style-name="ce3" office:value-type="float" office:value="0.588642376800609" calcext:value-type="float">
            <text:p>0,588642376800609</text:p>
          </table:table-cell>
          <table:table-cell table:style-name="ce3" office:value-type="float" office:value="0.612332943018398" calcext:value-type="float">
            <text:p>0,612332943018398</text:p>
          </table:table-cell>
          <table:table-cell table:style-name="ce3" office:value-type="float" office:value="0.202448767168036" calcext:value-type="float">
            <text:p>0,202448767168036</text:p>
          </table:table-cell>
          <table:table-cell table:style-name="ce3" office:value-type="float" office:value="0.0840448150257831" calcext:value-type="float">
            <text:p>0,084044815025783</text:p>
          </table:table-cell>
          <table:table-cell table:style-name="ce3" office:value-type="float" office:value="0.148486712469913" calcext:value-type="float">
            <text:p>0,148486712469913</text:p>
          </table:table-cell>
          <table:table-cell table:style-name="ce3" office:value-type="float" office:value="0.186829354458368" calcext:value-type="float">
            <text:p>0,186829354458368</text:p>
          </table:table-cell>
          <table:table-cell table:style-name="ce3" office:value-type="float" office:value="0.136143154284995" calcext:value-type="float">
            <text:p>0,136143154284995</text:p>
          </table:table-cell>
          <table:table-cell table:style-name="ce3" office:value-type="float" office:value="0.145323482035554" calcext:value-type="float">
            <text:p>0,145323482035554</text:p>
          </table:table-cell>
          <table:table-cell table:style-name="ce5" office:value-type="float" office:value="0.11035231056681" calcext:value-type="float">
            <text:p>0,11035231056681</text:p>
          </table:table-cell>
          <table:table-cell table:style-name="ce5" office:value-type="float" office:value="0.421407263841733" calcext:value-type="float">
            <text:p>0,421407263841733</text:p>
          </table:table-cell>
          <table:table-cell table:style-name="ce5" office:value-type="float" office:value="0.611608884297752" calcext:value-type="float">
            <text:p>0,611608884297752</text:p>
          </table:table-cell>
          <table:table-cell table:style-name="ce5" office:value-type="float" office:value="0.136143154284995" calcext:value-type="float">
            <text:p>0,136143154284995</text:p>
          </table:table-cell>
          <table:table-cell table:style-name="ce5" office:value-type="float" office:value="0.0252519297844222" calcext:value-type="float">
            <text:p>0,025251929784422</text:p>
          </table:table-cell>
          <table:table-cell table:style-name="ce5" office:value-type="float" office:value="0.136414607373961" calcext:value-type="float">
            <text:p>0,136414607373961</text:p>
          </table:table-cell>
          <table:table-cell table:style-name="ce5" office:value-type="float" office:value="0.154073950702358" calcext:value-type="float">
            <text:p>0,154073950702358</text:p>
          </table:table-cell>
          <table:table-cell table:style-name="ce5" office:value-type="float" office:value="0.12845105520005" calcext:value-type="float">
            <text:p>0,12845105520005</text:p>
          </table:table-cell>
          <table:table-cell table:style-name="ce5" office:value-type="float" office:value="0.0740163308274096" calcext:value-type="float">
            <text:p>0,0740163308274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588642376800609" calcext:value-type="float">
            <text:p>0,588642376800609</text:p>
          </table:table-cell>
          <table:table-cell table:style-name="ce5" office:value-type="float" office:value="0.619594268053559" calcext:value-type="float">
            <text:p>0,619594268053559</text:p>
          </table:table-cell>
          <table:table-cell table:style-name="ce5" office:value-type="float" office:value="0.368688570807982" calcext:value-type="float">
            <text:p>0,368688570807982</text:p>
          </table:table-cell>
          <table:table-cell table:style-name="ce5" office:value-type="float" office:value="0.554960189313599" calcext:value-type="float">
            <text:p>0,554960189313599</text:p>
          </table:table-cell>
          <table:table-cell table:style-name="ce5" office:value-type="float" office:value="0.242684671176938" calcext:value-type="float">
            <text:p>0,242684671176938</text:p>
          </table:table-cell>
          <table:table-cell table:style-name="ce5" office:value-type="float" office:value="0.473196199048633" calcext:value-type="float">
            <text:p>0,473196199048633</text:p>
          </table:table-cell>
          <table:table-cell table:style-name="ce5" office:value-type="float" office:value="0.661678089501277" calcext:value-type="float">
            <text:p>0,661678089501277</text:p>
          </table:table-cell>
          <table:table-cell table:style-name="ce5" office:value-type="float" office:value="0.283113060140184" calcext:value-type="float">
            <text:p>0,283113060140184</text:p>
          </table:table-cell>
          <table:table-cell table:style-name="ce5" office:value-type="float" office:value="0.866404434985696" calcext:value-type="float">
            <text:p>0,866404434985696</text:p>
          </table:table-cell>
          <table:table-cell table:style-name="ce5" office:value-type="float" office:value="0.810764309991146" calcext:value-type="float">
            <text:p>0,810764309991146</text:p>
          </table:table-cell>
          <table:table-cell table:style-name="ce5" office:value-type="float" office:value="0.800378686848923" calcext:value-type="float">
            <text:p>0,800378686848923</text:p>
          </table:table-cell>
          <table:table-cell table:style-name="ce5" office:value-type="float" office:value="0.911248798347234" calcext:value-type="float">
            <text:p>0,911248798347234</text:p>
          </table:table-cell>
          <table:table-cell table:style-name="ce5" office:value-type="float" office:value="0.348697267977028" calcext:value-type="float">
            <text:p>0,348697267977028</text:p>
          </table:table-cell>
          <table:table-cell table:style-name="ce5" office:value-type="float" office:value="0.197379009283358" calcext:value-type="float">
            <text:p>0,197379009283358</text:p>
          </table:table-cell>
          <table:table-cell table:style-name="ce5" office:value-type="float" office:value="0.694920468739276" calcext:value-type="float">
            <text:p>0,694920468739276</text:p>
          </table:table-cell>
          <table:table-cell table:style-name="ce5" office:value-type="float" office:value="0.484087717733969" calcext:value-type="float">
            <text:p>0,484087717733969</text:p>
          </table:table-cell>
          <table:table-cell table:style-name="ce5" office:value-type="float" office:value="0.61016190548576" calcext:value-type="float">
            <text:p>0,6101619054857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1-25_percent</text:p>
          </table:table-cell>
          <table:table-cell table:style-name="ce3" office:value-type="float" office:value="0.40258784043925" calcext:value-type="float">
            <text:p>0,40258784043925</text:p>
          </table:table-cell>
          <table:table-cell table:style-name="ce3" office:value-type="float" office:value="0.767074322666219" calcext:value-type="float">
            <text:p>0,767074322666219</text:p>
          </table:table-cell>
          <table:table-cell table:style-name="ce3" office:value-type="float" office:value="0.836467605101766" calcext:value-type="float">
            <text:p>0,8364676051017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72830664643682" calcext:value-type="float">
            <text:p>0,972830664643682</text:p>
          </table:table-cell>
          <table:table-cell table:style-name="ce3" office:value-type="float" office:value="0.463069753694541" calcext:value-type="float">
            <text:p>0,463069753694541</text:p>
          </table:table-cell>
          <table:table-cell table:style-name="ce3" office:value-type="float" office:value="0.235274961044631" calcext:value-type="float">
            <text:p>0,235274961044631</text:p>
          </table:table-cell>
          <table:table-cell table:style-name="ce3" office:value-type="float" office:value="0.365946125993826" calcext:value-type="float">
            <text:p>0,365946125993826</text:p>
          </table:table-cell>
          <table:table-cell table:style-name="ce3" office:value-type="float" office:value="0.435854538837368" calcext:value-type="float">
            <text:p>0,435854538837368</text:p>
          </table:table-cell>
          <table:table-cell table:style-name="ce3" office:value-type="float" office:value="0.342364342473895" calcext:value-type="float">
            <text:p>0,342364342473895</text:p>
          </table:table-cell>
          <table:table-cell table:style-name="ce3" office:value-type="float" office:value="0.359957697894286" calcext:value-type="float">
            <text:p>0,359957697894286</text:p>
          </table:table-cell>
          <table:table-cell table:style-name="ce5" office:value-type="float" office:value="0.291056327893701" calcext:value-type="float">
            <text:p>0,291056327893701</text:p>
          </table:table-cell>
          <table:table-cell table:style-name="ce5" office:value-type="float" office:value="0.792413589415977" calcext:value-type="float">
            <text:p>0,792413589415977</text:p>
          </table:table-cell>
          <table:table-cell table:style-name="ce5" office:value-type="float" office:value="0.9736536738651" calcext:value-type="float">
            <text:p>0,9736536738651</text:p>
          </table:table-cell>
          <table:table-cell table:style-name="ce5" office:value-type="float" office:value="0.342364342473895" calcext:value-type="float">
            <text:p>0,342364342473895</text:p>
          </table:table-cell>
          <table:table-cell table:style-name="ce5" office:value-type="float" office:value="0.0897491648585599" calcext:value-type="float">
            <text:p>0,08974916485856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376435206110137" calcext:value-type="float">
            <text:p>0,376435206110137</text:p>
          </table:table-cell>
          <table:table-cell table:style-name="ce5" office:value-type="float" office:value="0.327365579799155" calcext:value-type="float">
            <text:p>0,327365579799155</text:p>
          </table:table-cell>
          <table:table-cell table:style-name="ce5" office:value-type="float" office:value="0.212871632032234" calcext:value-type="float">
            <text:p>0,212871632032234</text:p>
          </table:table-cell>
          <table:table-cell table:style-name="ce5" office:value-type="float" office:value="0.588642376800609" calcext:value-type="float">
            <text:p>0,58864237680060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96460230794326" calcext:value-type="float">
            <text:p>0,96460230794326</text:p>
          </table:table-cell>
          <table:table-cell table:style-name="ce5" office:value-type="float" office:value="0.720247423924677" calcext:value-type="float">
            <text:p>0,720247423924677</text:p>
          </table:table-cell>
          <table:table-cell table:style-name="ce5" office:value-type="float" office:value="0.960489487896527" calcext:value-type="float">
            <text:p>0,960489487896527</text:p>
          </table:table-cell>
          <table:table-cell table:style-name="ce5" office:value-type="float" office:value="0.530332656344101" calcext:value-type="float">
            <text:p>0,530332656344101</text:p>
          </table:table-cell>
          <table:table-cell table:style-name="ce5" office:value-type="float" office:value="0.859913800635446" calcext:value-type="float">
            <text:p>0,859913800635446</text:p>
          </table:table-cell>
          <table:table-cell table:style-name="ce5" office:value-type="float" office:value="0.917798719553305" calcext:value-type="float">
            <text:p>0,917798719553305</text:p>
          </table:table-cell>
          <table:table-cell table:style-name="ce5" office:value-type="float" office:value="0.594346581537729" calcext:value-type="float">
            <text:p>0,594346581537729</text:p>
          </table:table-cell>
          <table:table-cell table:style-name="ce5" office:value-type="float" office:value="0.709463211689632" calcext:value-type="float">
            <text:p>0,709463211689632</text:p>
          </table:table-cell>
          <table:table-cell table:style-name="ce5" office:value-type="float" office:value="0.435246923709721" calcext:value-type="float">
            <text:p>0,435246923709721</text:p>
          </table:table-cell>
          <table:table-cell table:style-name="ce5" office:value-type="float" office:value="0.427392525370626" calcext:value-type="float">
            <text:p>0,427392525370626</text:p>
          </table:table-cell>
          <table:table-cell table:style-name="ce5" office:value-type="float" office:value="0.514228325396447" calcext:value-type="float">
            <text:p>0,514228325396447</text:p>
          </table:table-cell>
          <table:table-cell table:style-name="ce5" office:value-type="float" office:value="0.139428227249726" calcext:value-type="float">
            <text:p>0,139428227249726</text:p>
          </table:table-cell>
          <table:table-cell table:style-name="ce5" office:value-type="float" office:value="0.454309118646049" calcext:value-type="float">
            <text:p>0,454309118646049</text:p>
          </table:table-cell>
          <table:table-cell table:style-name="ce5" office:value-type="float" office:value="0.881855056027518" calcext:value-type="float">
            <text:p>0,881855056027518</text:p>
          </table:table-cell>
          <table:table-cell table:style-name="ce5" office:value-type="float" office:value="0.873717160764607" calcext:value-type="float">
            <text:p>0,873717160764607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1-50_percent</text:p>
          </table:table-cell>
          <table:table-cell table:style-name="ce3" office:value-type="float" office:value="0.378108174218109" calcext:value-type="float">
            <text:p>0,378108174218109</text:p>
          </table:table-cell>
          <table:table-cell table:style-name="ce3" office:value-type="float" office:value="0.733417563938632" calcext:value-type="float">
            <text:p>0,733417563938632</text:p>
          </table:table-cell>
          <table:table-cell table:style-name="ce3" office:value-type="float" office:value="0.801974229372036" calcext:value-type="float">
            <text:p>0,801974229372036</text:p>
          </table:table-cell>
          <table:table-cell table:style-name="ce3" office:value-type="float" office:value="0.96460230794326" calcext:value-type="float">
            <text:p>0,96460230794326</text:p>
          </table:table-cell>
          <table:table-cell table:style-name="ce3" office:value-type="float" office:value="0.991765422535867" calcext:value-type="float">
            <text:p>0,991765422535867</text:p>
          </table:table-cell>
          <table:table-cell table:style-name="ce3" office:value-type="float" office:value="0.436462642806515" calcext:value-type="float">
            <text:p>0,436462642806515</text:p>
          </table:table-cell>
          <table:table-cell table:style-name="ce3" office:value-type="float" office:value="0.218226018015365" calcext:value-type="float">
            <text:p>0,218226018015365</text:p>
          </table:table-cell>
          <table:table-cell table:style-name="ce3" office:value-type="float" office:value="0.34288925987291" calcext:value-type="float">
            <text:p>0,34288925987291</text:p>
          </table:table-cell>
          <table:table-cell table:style-name="ce3" office:value-type="float" office:value="0.410171703659097" calcext:value-type="float">
            <text:p>0,410171703659097</text:p>
          </table:table-cell>
          <table:table-cell table:style-name="ce3" office:value-type="float" office:value="0.320279839775831" calcext:value-type="float">
            <text:p>0,320279839775831</text:p>
          </table:table-cell>
          <table:table-cell table:style-name="ce3" office:value-type="float" office:value="0.337143454952136" calcext:value-type="float">
            <text:p>0,337143454952136</text:p>
          </table:table-cell>
          <table:table-cell table:style-name="ce5" office:value-type="float" office:value="0.271251024858836" calcext:value-type="float">
            <text:p>0,271251024858836</text:p>
          </table:table-cell>
          <table:table-cell table:style-name="ce5" office:value-type="float" office:value="0.758419651168144" calcext:value-type="float">
            <text:p>0,758419651168144</text:p>
          </table:table-cell>
          <table:table-cell table:style-name="ce5" office:value-type="float" office:value="0.990941998557999" calcext:value-type="float">
            <text:p>0,990941998557999</text:p>
          </table:table-cell>
          <table:table-cell table:style-name="ce5" office:value-type="float" office:value="0.320279839775831" calcext:value-type="float">
            <text:p>0,320279839775831</text:p>
          </table:table-cell>
          <table:table-cell table:style-name="ce5" office:value-type="float" office:value="0.0816658160936819" calcext:value-type="float">
            <text:p>0,081665816093682</text:p>
          </table:table-cell>
          <table:table-cell table:style-name="ce5" office:value-type="float" office:value="0.320782613915841" calcext:value-type="float">
            <text:p>0,320782613915841</text:p>
          </table:table-cell>
          <table:table-cell table:style-name="ce5" office:value-type="float" office:value="0.352960296785019" calcext:value-type="float">
            <text:p>0,352960296785019</text:p>
          </table:table-cell>
          <table:table-cell table:style-name="ce5" office:value-type="float" office:value="0.305923608697568" calcext:value-type="float">
            <text:p>0,305923608697568</text:p>
          </table:table-cell>
          <table:table-cell table:style-name="ce5" office:value-type="float" office:value="0.197020471713127" calcext:value-type="float">
            <text:p>0,197020471713127</text:p>
          </table:table-cell>
          <table:table-cell table:style-name="ce5" office:value-type="float" office:value="0.619594268053559" calcext:value-type="float">
            <text:p>0,619594268053559</text:p>
          </table:table-cell>
          <table:table-cell table:style-name="ce5" office:value-type="float" office:value="0.96460230794326" calcext:value-type="float">
            <text:p>0,9646023079432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687310844174489" calcext:value-type="float">
            <text:p>0,687310844174489</text:p>
          </table:table-cell>
          <table:table-cell table:style-name="ce5" office:value-type="float" office:value="0.925174033219158" calcext:value-type="float">
            <text:p>0,925174033219158</text:p>
          </table:table-cell>
          <table:table-cell table:style-name="ce5" office:value-type="float" office:value="0.501661824493244" calcext:value-type="float">
            <text:p>0,501661824493244</text:p>
          </table:table-cell>
          <table:table-cell table:style-name="ce5" office:value-type="float" office:value="0.825199197109326" calcext:value-type="float">
            <text:p>0,825199197109326</text:p>
          </table:table-cell>
          <table:table-cell table:style-name="ce5" office:value-type="float" office:value="0.95308913438332" calcext:value-type="float">
            <text:p>0,95308913438332</text:p>
          </table:table-cell>
          <table:table-cell table:style-name="ce5" office:value-type="float" office:value="0.563988849856108" calcext:value-type="float">
            <text:p>0,563988849856108</text:p>
          </table:table-cell>
          <table:table-cell table:style-name="ce5" office:value-type="float" office:value="0.742761869904811" calcext:value-type="float">
            <text:p>0,742761869904811</text:p>
          </table:table-cell>
          <table:table-cell table:style-name="ce5" office:value-type="float" office:value="0.461812497583432" calcext:value-type="float">
            <text:p>0,461812497583432</text:p>
          </table:table-cell>
          <table:table-cell table:style-name="ce5" office:value-type="float" office:value="0.453686954248062" calcext:value-type="float">
            <text:p>0,453686954248062</text:p>
          </table:table-cell>
          <table:table-cell table:style-name="ce5" office:value-type="float" office:value="0.543261116209917" calcext:value-type="float">
            <text:p>0,543261116209917</text:p>
          </table:table-cell>
          <table:table-cell table:style-name="ce5" office:value-type="float" office:value="0.151702258556653" calcext:value-type="float">
            <text:p>0,151702258556653</text:p>
          </table:table-cell>
          <table:table-cell table:style-name="ce5" office:value-type="float" office:value="0.42799376292329" calcext:value-type="float">
            <text:p>0,42799376292329</text:p>
          </table:table-cell>
          <table:table-cell table:style-name="ce5" office:value-type="float" office:value="0.916979664978179" calcext:value-type="float">
            <text:p>0,916979664978179</text:p>
          </table:table-cell>
          <table:table-cell table:style-name="ce5" office:value-type="float" office:value="0.838886719733988" calcext:value-type="float">
            <text:p>0,838886719733988</text:p>
          </table:table-cell>
          <table:table-cell table:style-name="ce5" office:value-type="float" office:value="0.989295180422832" calcext:value-type="float">
            <text:p>0,98929518042283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1-75_percent</text:p>
          </table:table-cell>
          <table:table-cell table:style-name="ce3" office:value-type="float" office:value="0.632023804620917" calcext:value-type="float">
            <text:p>0,632023804620917</text:p>
          </table:table-cell>
          <table:table-cell table:style-name="ce3" office:value-type="float" office:value="0.950623216836813" calcext:value-type="float">
            <text:p>0,950623216836813</text:p>
          </table:table-cell>
          <table:table-cell table:style-name="ce3" office:value-type="float" office:value="0.879412337234072" calcext:value-type="float">
            <text:p>0,879412337234072</text:p>
          </table:table-cell>
          <table:table-cell table:style-name="ce3" office:value-type="float" office:value="0.720247423924677" calcext:value-type="float">
            <text:p>0,720247423924677</text:p>
          </table:table-cell>
          <table:table-cell table:style-name="ce3" office:value-type="float" office:value="0.694920468739276" calcext:value-type="float">
            <text:p>0,694920468739276</text:p>
          </table:table-cell>
          <table:table-cell table:style-name="ce3" office:value-type="float" office:value="0.707159775924233" calcext:value-type="float">
            <text:p>0,707159775924233</text:p>
          </table:table-cell>
          <table:table-cell table:style-name="ce3" office:value-type="float" office:value="0.407244837004089" calcext:value-type="float">
            <text:p>0,407244837004089</text:p>
          </table:table-cell>
          <table:table-cell table:style-name="ce3" office:value-type="float" office:value="0.585090136698448" calcext:value-type="float">
            <text:p>0,585090136698448</text:p>
          </table:table-cell>
          <table:table-cell table:style-name="ce3" office:value-type="float" office:value="0.673693467719765" calcext:value-type="float">
            <text:p>0,673693467719765</text:p>
          </table:table-cell>
          <table:table-cell table:style-name="ce3" office:value-type="float" office:value="0.554268613834334" calcext:value-type="float">
            <text:p>0,554268613834334</text:p>
          </table:table-cell>
          <table:table-cell table:style-name="ce3" office:value-type="float" office:value="0.577310479663621" calcext:value-type="float">
            <text:p>0,577310479663621</text:p>
          </table:table-cell>
          <table:table-cell table:style-name="ce5" office:value-type="float" office:value="0.485377951232071" calcext:value-type="float">
            <text:p>0,485377951232071</text:p>
          </table:table-cell>
          <table:table-cell table:style-name="ce5" office:value-type="float" office:value="0.924354224517298" calcext:value-type="float">
            <text:p>0,924354224517298</text:p>
          </table:table-cell>
          <table:table-cell table:style-name="ce5" office:value-type="float" office:value="0.695683140012405" calcext:value-type="float">
            <text:p>0,695683140012405</text:p>
          </table:table-cell>
          <table:table-cell table:style-name="ce5" office:value-type="float" office:value="0.554268613834334" calcext:value-type="float">
            <text:p>0,554268613834334</text:p>
          </table:table-cell>
          <table:table-cell table:style-name="ce5" office:value-type="float" office:value="0.180702810343792" calcext:value-type="float">
            <text:p>0,180702810343792</text:p>
          </table:table-cell>
          <table:table-cell table:style-name="ce5" office:value-type="float" office:value="0.554960189313598" calcext:value-type="float">
            <text:p>0,554960189313598</text:p>
          </table:table-cell>
          <table:table-cell table:style-name="ce5" office:value-type="float" office:value="0.598641246257347" calcext:value-type="float">
            <text:p>0,598641246257347</text:p>
          </table:table-cell>
          <table:table-cell table:style-name="ce5" office:value-type="float" office:value="0.534398390076476" calcext:value-type="float">
            <text:p>0,534398390076476</text:p>
          </table:table-cell>
          <table:table-cell table:style-name="ce5" office:value-type="float" office:value="0.374766813230737" calcext:value-type="float">
            <text:p>0,374766813230737</text:p>
          </table:table-cell>
          <table:table-cell table:style-name="ce5" office:value-type="float" office:value="0.368688570807982" calcext:value-type="float">
            <text:p>0,368688570807982</text:p>
          </table:table-cell>
          <table:table-cell table:style-name="ce5" office:value-type="float" office:value="0.720247423924677" calcext:value-type="float">
            <text:p>0,720247423924677</text:p>
          </table:table-cell>
          <table:table-cell table:style-name="ce5" office:value-type="float" office:value="0.687310844174489" calcext:value-type="float">
            <text:p>0,68731084417448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757634343529424" calcext:value-type="float">
            <text:p>0,757634343529424</text:p>
          </table:table-cell>
          <table:table-cell table:style-name="ce5" office:value-type="float" office:value="0.787644850985599" calcext:value-type="float">
            <text:p>0,787644850985599</text:p>
          </table:table-cell>
          <table:table-cell table:style-name="ce5" office:value-type="float" office:value="0.855861926269583" calcext:value-type="float">
            <text:p>0,855861926269583</text:p>
          </table:table-cell>
          <table:table-cell table:style-name="ce5" office:value-type="float" office:value="0.644558211930992" calcext:value-type="float">
            <text:p>0,644558211930992</text:p>
          </table:table-cell>
          <table:table-cell table:style-name="ce5" office:value-type="float" office:value="0.861535589941016" calcext:value-type="float">
            <text:p>0,861535589941016</text:p>
          </table:table-cell>
          <table:table-cell table:style-name="ce5" office:value-type="float" office:value="0.464959210401087" calcext:value-type="float">
            <text:p>0,464959210401087</text:p>
          </table:table-cell>
          <table:table-cell table:style-name="ce5" office:value-type="float" office:value="0.254964879728822" calcext:value-type="float">
            <text:p>0,254964879728822</text:p>
          </table:table-cell>
          <table:table-cell table:style-name="ce5" office:value-type="float" office:value="0.249407532056514" calcext:value-type="float">
            <text:p>0,249407532056514</text:p>
          </table:table-cell>
          <table:table-cell table:style-name="ce5" office:value-type="float" office:value="0.312305557446996" calcext:value-type="float">
            <text:p>0,312305557446996</text:p>
          </table:table-cell>
          <table:table-cell table:style-name="ce5" office:value-type="float" office:value="0.0663500045749628" calcext:value-type="float">
            <text:p>0,066350004574963</text:p>
          </table:table-cell>
          <table:table-cell table:style-name="ce5" office:value-type="float" office:value="0.696446119236919" calcext:value-type="float">
            <text:p>0,696446119236919</text:p>
          </table:table-cell>
          <table:table-cell table:style-name="ce5" office:value-type="float" office:value="0.612332943018398" calcext:value-type="float">
            <text:p>0,612332943018398</text:p>
          </table:table-cell>
          <table:table-cell table:style-name="ce5" office:value-type="float" office:value="0.842114571711502" calcext:value-type="float">
            <text:p>0,842114571711502</text:p>
          </table:table-cell>
          <table:table-cell table:style-name="ce5" office:value-type="float" office:value="0.697209405724133" calcext:value-type="float">
            <text:p>0,69720940572413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1-75_rna_acc</text:p>
          </table:table-cell>
          <table:table-cell table:style-name="ce3" office:value-type="float" office:value="0.431007326533928" calcext:value-type="float">
            <text:p>0,431007326533928</text:p>
          </table:table-cell>
          <table:table-cell table:style-name="ce3" office:value-type="float" office:value="0.805167786581941" calcext:value-type="float">
            <text:p>0,805167786581941</text:p>
          </table:table-cell>
          <table:table-cell table:style-name="ce3" office:value-type="float" office:value="0.875343699799332" calcext:value-type="float">
            <text:p>0,875343699799332</text:p>
          </table:table-cell>
          <table:table-cell table:style-name="ce3" office:value-type="float" office:value="0.960489487896527" calcext:value-type="float">
            <text:p>0,960489487896527</text:p>
          </table:table-cell>
          <table:table-cell table:style-name="ce3" office:value-type="float" office:value="0.933376348061839" calcext:value-type="float">
            <text:p>0,933376348061839</text:p>
          </table:table-cell>
          <table:table-cell table:style-name="ce3" office:value-type="float" office:value="0.493809664508873" calcext:value-type="float">
            <text:p>0,493809664508873</text:p>
          </table:table-cell>
          <table:table-cell table:style-name="ce3" office:value-type="float" office:value="0.2553959068804" calcext:value-type="float">
            <text:p>0,2553959068804</text:p>
          </table:table-cell>
          <table:table-cell table:style-name="ce3" office:value-type="float" office:value="0.392798327998043" calcext:value-type="float">
            <text:p>0,392798327998043</text:p>
          </table:table-cell>
          <table:table-cell table:style-name="ce3" office:value-type="float" office:value="0.465589980737221" calcext:value-type="float">
            <text:p>0,465589980737221</text:p>
          </table:table-cell>
          <table:table-cell table:style-name="ce3" office:value-type="float" office:value="0.368139061301585" calcext:value-type="float">
            <text:p>0,368139061301585</text:p>
          </table:table-cell>
          <table:table-cell table:style-name="ce3" office:value-type="float" office:value="0.386541516041822" calcext:value-type="float">
            <text:p>0,386541516041822</text:p>
          </table:table-cell>
          <table:table-cell table:style-name="ce5" office:value-type="float" office:value="0.314286756844047" calcext:value-type="float">
            <text:p>0,314286756844047</text:p>
          </table:table-cell>
          <table:table-cell table:style-name="ce5" office:value-type="float" office:value="0.830829053131755" calcext:value-type="float">
            <text:p>0,830829053131755</text:p>
          </table:table-cell>
          <table:table-cell table:style-name="ce5" office:value-type="float" office:value="0.934196983258991" calcext:value-type="float">
            <text:p>0,934196983258991</text:p>
          </table:table-cell>
          <table:table-cell table:style-name="ce5" office:value-type="float" office:value="0.368139061301585" calcext:value-type="float">
            <text:p>0,368139061301585</text:p>
          </table:table-cell>
          <table:table-cell table:style-name="ce5" office:value-type="float" office:value="0.099520434348072" calcext:value-type="float">
            <text:p>0,099520434348072</text:p>
          </table:table-cell>
          <table:table-cell table:style-name="ce5" office:value-type="float" office:value="0.368688570807981" calcext:value-type="float">
            <text:p>0,368688570807981</text:p>
          </table:table-cell>
          <table:table-cell table:style-name="ce5" office:value-type="float" office:value="0.403749086498855" calcext:value-type="float">
            <text:p>0,403749086498855</text:p>
          </table:table-cell>
          <table:table-cell table:style-name="ce5" office:value-type="float" office:value="0.352425622546938" calcext:value-type="float">
            <text:p>0,352425622546938</text:p>
          </table:table-cell>
          <table:table-cell table:style-name="ce5" office:value-type="float" office:value="0.23163076522455" calcext:value-type="float">
            <text:p>0,23163076522455</text:p>
          </table:table-cell>
          <table:table-cell table:style-name="ce5" office:value-type="float" office:value="0.554960189313599" calcext:value-type="float">
            <text:p>0,554960189313599</text:p>
          </table:table-cell>
          <table:table-cell table:style-name="ce5" office:value-type="float" office:value="0.960489487896527" calcext:value-type="float">
            <text:p>0,960489487896527</text:p>
          </table:table-cell>
          <table:table-cell table:style-name="ce5" office:value-type="float" office:value="0.925174033219158" calcext:value-type="float">
            <text:p>0,925174033219158</text:p>
          </table:table-cell>
          <table:table-cell table:style-name="ce5" office:value-type="float" office:value="0.757634343529424" calcext:value-type="float">
            <text:p>0,75763434352942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563291832856334" calcext:value-type="float">
            <text:p>0,563291832856334</text:p>
          </table:table-cell>
          <table:table-cell table:style-name="ce5" office:value-type="float" office:value="0.898984281691939" calcext:value-type="float">
            <text:p>0,898984281691939</text:p>
          </table:table-cell>
          <table:table-cell table:style-name="ce5" office:value-type="float" office:value="0.878598351433464" calcext:value-type="float">
            <text:p>0,878598351433464</text:p>
          </table:table-cell>
          <table:table-cell table:style-name="ce5" office:value-type="float" office:value="0.629089663541048" calcext:value-type="float">
            <text:p>0,629089663541048</text:p>
          </table:table-cell>
          <table:table-cell table:style-name="ce5" office:value-type="float" office:value="0.672940022360013" calcext:value-type="float">
            <text:p>0,672940022360013</text:p>
          </table:table-cell>
          <table:table-cell table:style-name="ce5" office:value-type="float" office:value="0.406660961745609" calcext:value-type="float">
            <text:p>0,406660961745609</text:p>
          </table:table-cell>
          <table:table-cell table:style-name="ce5" office:value-type="float" office:value="0.39911613544648" calcext:value-type="float">
            <text:p>0,39911613544648</text:p>
          </table:table-cell>
          <table:table-cell table:style-name="ce5" office:value-type="float" office:value="0.482799346460991" calcext:value-type="float">
            <text:p>0,482799346460991</text:p>
          </table:table-cell>
          <table:table-cell table:style-name="ce5" office:value-type="float" office:value="0.126645934864545" calcext:value-type="float">
            <text:p>0,126645934864545</text:p>
          </table:table-cell>
          <table:table-cell table:style-name="ce5" office:value-type="float" office:value="0.484732601880258" calcext:value-type="float">
            <text:p>0,484732601880258</text:p>
          </table:table-cell>
          <table:table-cell table:style-name="ce5" office:value-type="float" office:value="0.842921951673917" calcext:value-type="float">
            <text:p>0,842921951673917</text:p>
          </table:table-cell>
          <table:table-cell table:style-name="ce5" office:value-type="float" office:value="0.912885731014354" calcext:value-type="float">
            <text:p>0,912885731014354</text:p>
          </table:table-cell>
          <table:table-cell table:style-name="ce5" office:value-type="float" office:value="0.935838462581271" calcext:value-type="float">
            <text:p>0,93583846258127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25-1_percent</text:p>
          </table:table-cell>
          <table:table-cell table:style-name="ce3" office:value-type="float" office:value="0.834050036031844" calcext:value-type="float">
            <text:p>0,834050036031844</text:p>
          </table:table-cell>
          <table:table-cell table:style-name="ce3" office:value-type="float" office:value="0.740422175419629" calcext:value-type="float">
            <text:p>0,740422175419629</text:p>
          </table:table-cell>
          <table:table-cell table:style-name="ce3" office:value-type="float" office:value="0.673693467719765" calcext:value-type="float">
            <text:p>0,673693467719765</text:p>
          </table:table-cell>
          <table:table-cell table:style-name="ce3" office:value-type="float" office:value="0.530332656344101" calcext:value-type="float">
            <text:p>0,530332656344101</text:p>
          </table:table-cell>
          <table:table-cell table:style-name="ce3" office:value-type="float" office:value="0.508255438493956" calcext:value-type="float">
            <text:p>0,508255438493956</text:p>
          </table:table-cell>
          <table:table-cell table:style-name="ce3" office:value-type="float" office:value="0.91534182102285" calcext:value-type="float">
            <text:p>0,91534182102285</text:p>
          </table:table-cell>
          <table:table-cell table:style-name="ce3" office:value-type="float" office:value="0.575901248029115" calcext:value-type="float">
            <text:p>0,575901248029115</text:p>
          </table:table-cell>
          <table:table-cell table:style-name="ce3" office:value-type="float" office:value="0.782091379895674" calcext:value-type="float">
            <text:p>0,782091379895674</text:p>
          </table:table-cell>
          <table:table-cell table:style-name="ce3" office:value-type="float" office:value="0.879412337234072" calcext:value-type="float">
            <text:p>0,879412337234072</text:p>
          </table:table-cell>
          <table:table-cell table:style-name="ce3" office:value-type="float" office:value="0.74744837501914" calcext:value-type="float">
            <text:p>0,74744837501914</text:p>
          </table:table-cell>
          <table:table-cell table:style-name="ce3" office:value-type="float" office:value="0.773386997893598" calcext:value-type="float">
            <text:p>0,773386997893598</text:p>
          </table:table-cell>
          <table:table-cell table:style-name="ce5" office:value-type="float" office:value="0.668426264790651" calcext:value-type="float">
            <text:p>0,668426264790651</text:p>
          </table:table-cell>
          <table:table-cell table:style-name="ce5" office:value-type="float" office:value="0.715618653441209" calcext:value-type="float">
            <text:p>0,715618653441209</text:p>
          </table:table-cell>
          <table:table-cell table:style-name="ce5" office:value-type="float" office:value="0.508917290953995" calcext:value-type="float">
            <text:p>0,508917290953995</text:p>
          </table:table-cell>
          <table:table-cell table:style-name="ce5" office:value-type="float" office:value="0.74744837501914" calcext:value-type="float">
            <text:p>0,74744837501914</text:p>
          </table:table-cell>
          <table:table-cell table:style-name="ce5" office:value-type="float" office:value="0.284968719298628" calcext:value-type="float">
            <text:p>0,284968719298628</text:p>
          </table:table-cell>
          <table:table-cell table:style-name="ce5" office:value-type="float" office:value="0.748230372992108" calcext:value-type="float">
            <text:p>0,748230372992108</text:p>
          </table:table-cell>
          <table:table-cell table:style-name="ce5" office:value-type="float" office:value="0.797190105801128" calcext:value-type="float">
            <text:p>0,797190105801128</text:p>
          </table:table-cell>
          <table:table-cell table:style-name="ce5" office:value-type="float" office:value="0.724886470892614" calcext:value-type="float">
            <text:p>0,724886470892614</text:p>
          </table:table-cell>
          <table:table-cell table:style-name="ce5" office:value-type="float" office:value="0.536437140145521" calcext:value-type="float">
            <text:p>0,536437140145521</text:p>
          </table:table-cell>
          <table:table-cell table:style-name="ce5" office:value-type="float" office:value="0.242684671176938" calcext:value-type="float">
            <text:p>0,242684671176938</text:p>
          </table:table-cell>
          <table:table-cell table:style-name="ce5" office:value-type="float" office:value="0.530332656344101" calcext:value-type="float">
            <text:p>0,530332656344101</text:p>
          </table:table-cell>
          <table:table-cell table:style-name="ce5" office:value-type="float" office:value="0.501661824493244" calcext:value-type="float">
            <text:p>0,501661824493244</text:p>
          </table:table-cell>
          <table:table-cell table:style-name="ce5" office:value-type="float" office:value="0.787644850985599" calcext:value-type="float">
            <text:p>0,787644850985599</text:p>
          </table:table-cell>
          <table:table-cell table:style-name="ce5" office:value-type="float" office:value="0.563291832856334" calcext:value-type="float">
            <text:p>0,56329183285633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651979173141603" calcext:value-type="float">
            <text:p>0,651979173141603</text:p>
          </table:table-cell>
          <table:table-cell table:style-name="ce5" office:value-type="float" office:value="0.464959210401086" calcext:value-type="float">
            <text:p>0,464959210401086</text:p>
          </table:table-cell>
          <table:table-cell table:style-name="ce5" office:value-type="float" office:value="0.924354224517298" calcext:value-type="float">
            <text:p>0,924354224517298</text:p>
          </table:table-cell>
          <table:table-cell table:style-name="ce5" office:value-type="float" office:value="0.317274019752013" calcext:value-type="float">
            <text:p>0,317274019752013</text:p>
          </table:table-cell>
          <table:table-cell table:style-name="ce5" office:value-type="float" office:value="0.159207220954047" calcext:value-type="float">
            <text:p>0,159207220954047</text:p>
          </table:table-cell>
          <table:table-cell table:style-name="ce5" office:value-type="float" office:value="0.15527031432291" calcext:value-type="float">
            <text:p>0,15527031432291</text:p>
          </table:table-cell>
          <table:table-cell table:style-name="ce5" office:value-type="float" office:value="0.200627356691914" calcext:value-type="float">
            <text:p>0,200627356691914</text:p>
          </table:table-cell>
          <table:table-cell table:style-name="ce5" office:value-type="float" office:value="0.0352545994622231" calcext:value-type="float">
            <text:p>0,035254599462223</text:p>
          </table:table-cell>
          <table:table-cell table:style-name="ce5" office:value-type="float" office:value="0.903887360822273" calcext:value-type="float">
            <text:p>0,903887360822273</text:p>
          </table:table-cell>
          <table:table-cell table:style-name="ce5" office:value-type="float" office:value="0.437680316248193" calcext:value-type="float">
            <text:p>0,437680316248193</text:p>
          </table:table-cell>
          <table:table-cell table:style-name="ce5" office:value-type="float" office:value="0.639384475484803" calcext:value-type="float">
            <text:p>0,639384475484803</text:p>
          </table:table-cell>
          <table:table-cell table:style-name="ce5" office:value-type="float" office:value="0.51024234950612" calcext:value-type="float">
            <text:p>0,5102423495061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25-25_percent</text:p>
          </table:table-cell>
          <table:table-cell table:style-name="ce3" office:value-type="float" office:value="0.508917290953995" calcext:value-type="float">
            <text:p>0,508917290953995</text:p>
          </table:table-cell>
          <table:table-cell table:style-name="ce3" office:value-type="float" office:value="0.904704902257837" calcext:value-type="float">
            <text:p>0,904704902257837</text:p>
          </table:table-cell>
          <table:table-cell table:style-name="ce3" office:value-type="float" office:value="0.976122866344543" calcext:value-type="float">
            <text:p>0,976122866344543</text:p>
          </table:table-cell>
          <table:table-cell table:style-name="ce3" office:value-type="float" office:value="0.859913800635446" calcext:value-type="float">
            <text:p>0,859913800635446</text:p>
          </table:table-cell>
          <table:table-cell table:style-name="ce3" office:value-type="float" office:value="0.83324452696725" calcext:value-type="float">
            <text:p>0,83324452696725</text:p>
          </table:table-cell>
          <table:table-cell table:style-name="ce3" office:value-type="float" office:value="0.577310479663621" calcext:value-type="float">
            <text:p>0,577310479663621</text:p>
          </table:table-cell>
          <table:table-cell table:style-name="ce3" office:value-type="float" office:value="0.312305557446996" calcext:value-type="float">
            <text:p>0,312305557446996</text:p>
          </table:table-cell>
          <table:table-cell table:style-name="ce3" office:value-type="float" office:value="0.466852946680405" calcext:value-type="float">
            <text:p>0,466852946680405</text:p>
          </table:table-cell>
          <table:table-cell table:style-name="ce3" office:value-type="float" office:value="0.546689238084999" calcext:value-type="float">
            <text:p>0,546689238084999</text:p>
          </table:table-cell>
          <table:table-cell table:style-name="ce3" office:value-type="float" office:value="0.439510486307254" calcext:value-type="float">
            <text:p>0,439510486307254</text:p>
          </table:table-cell>
          <table:table-cell table:style-name="ce3" office:value-type="float" office:value="0.459930192117179" calcext:value-type="float">
            <text:p>0,459930192117179</text:p>
          </table:table-cell>
          <table:table-cell table:style-name="ce5" office:value-type="float" office:value="0.379226026341984" calcext:value-type="float">
            <text:p>0,379226026341984</text:p>
          </table:table-cell>
          <table:table-cell table:style-name="ce5" office:value-type="float" office:value="0.930914870742613" calcext:value-type="float">
            <text:p>0,930914870742613</text:p>
          </table:table-cell>
          <table:table-cell table:style-name="ce5" office:value-type="float" office:value="0.834050036031844" calcext:value-type="float">
            <text:p>0,834050036031844</text:p>
          </table:table-cell>
          <table:table-cell table:style-name="ce5" office:value-type="float" office:value="0.439510486307254" calcext:value-type="float">
            <text:p>0,439510486307254</text:p>
          </table:table-cell>
          <table:table-cell table:style-name="ce5" office:value-type="float" office:value="0.12845105520005" calcext:value-type="float">
            <text:p>0,12845105520005</text:p>
          </table:table-cell>
          <table:table-cell table:style-name="ce5" office:value-type="float" office:value="0.44012151792745" calcext:value-type="float">
            <text:p>0,44012151792745</text:p>
          </table:table-cell>
          <table:table-cell table:style-name="ce5" office:value-type="float" office:value="0.478945433829114" calcext:value-type="float">
            <text:p>0,478945433829114</text:p>
          </table:table-cell>
          <table:table-cell table:style-name="ce5" office:value-type="float" office:value="0.422003568106618" calcext:value-type="float">
            <text:p>0,422003568106618</text:p>
          </table:table-cell>
          <table:table-cell table:style-name="ce5" office:value-type="float" office:value="0.284968719298628" calcext:value-type="float">
            <text:p>0,284968719298628</text:p>
          </table:table-cell>
          <table:table-cell table:style-name="ce5" office:value-type="float" office:value="0.473196199048633" calcext:value-type="float">
            <text:p>0,473196199048633</text:p>
          </table:table-cell>
          <table:table-cell table:style-name="ce5" office:value-type="float" office:value="0.859913800635446" calcext:value-type="float">
            <text:p>0,859913800635446</text:p>
          </table:table-cell>
          <table:table-cell table:style-name="ce5" office:value-type="float" office:value="0.825199197109326" calcext:value-type="float">
            <text:p>0,825199197109326</text:p>
          </table:table-cell>
          <table:table-cell table:style-name="ce5" office:value-type="float" office:value="0.855861926269583" calcext:value-type="float">
            <text:p>0,855861926269583</text:p>
          </table:table-cell>
          <table:table-cell table:style-name="ce5" office:value-type="float" office:value="0.898984281691939" calcext:value-type="float">
            <text:p>0,898984281691939</text:p>
          </table:table-cell>
          <table:table-cell table:style-name="ce5" office:value-type="float" office:value="0.651979173141603" calcext:value-type="float">
            <text:p>0,65197917314160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779714698985266" calcext:value-type="float">
            <text:p>0,779714698985266</text:p>
          </table:table-cell>
          <table:table-cell table:style-name="ce5" office:value-type="float" office:value="0.72179263873652" calcext:value-type="float">
            <text:p>0,72179263873652</text:p>
          </table:table-cell>
          <table:table-cell table:style-name="ce5" office:value-type="float" office:value="0.582963585454091" calcext:value-type="float">
            <text:p>0,582963585454091</text:p>
          </table:table-cell>
          <table:table-cell table:style-name="ce5" office:value-type="float" office:value="0.338704319652732" calcext:value-type="float">
            <text:p>0,338704319652732</text:p>
          </table:table-cell>
          <table:table-cell table:style-name="ce5" office:value-type="float" office:value="0.331974030073475" calcext:value-type="float">
            <text:p>0,331974030073475</text:p>
          </table:table-cell>
          <table:table-cell table:style-name="ce5" office:value-type="float" office:value="0.407244837004089" calcext:value-type="float">
            <text:p>0,407244837004089</text:p>
          </table:table-cell>
          <table:table-cell table:style-name="ce5" office:value-type="float" office:value="0.0980447436885931" calcext:value-type="float">
            <text:p>0,098044743688593</text:p>
          </table:table-cell>
          <table:table-cell table:style-name="ce5" office:value-type="float" office:value="0.567480152127903" calcext:value-type="float">
            <text:p>0,567480152127903</text:p>
          </table:table-cell>
          <table:table-cell table:style-name="ce5" office:value-type="float" office:value="0.745103943123508" calcext:value-type="float">
            <text:p>0,745103943123508</text:p>
          </table:table-cell>
          <table:table-cell table:style-name="ce5" office:value-type="float" office:value="0.98600168798814" calcext:value-type="float">
            <text:p>0,98600168798814</text:p>
          </table:table-cell>
          <table:table-cell table:style-name="ce5" office:value-type="float" office:value="0.835661575920078" calcext:value-type="float">
            <text:p>0,83566157592007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25-50_percent</text:p>
          </table:table-cell>
          <table:table-cell table:style-name="ce3" office:value-type="float" office:value="0.347107101300034" calcext:value-type="float">
            <text:p>0,347107101300034</text:p>
          </table:table-cell>
          <table:table-cell table:style-name="ce3" office:value-type="float" office:value="0.689590450118993" calcext:value-type="float">
            <text:p>0,689590450118993</text:p>
          </table:table-cell>
          <table:table-cell table:style-name="ce3" office:value-type="float" office:value="0.756849285959641" calcext:value-type="float">
            <text:p>0,756849285959641</text:p>
          </table:table-cell>
          <table:table-cell table:style-name="ce3" office:value-type="float" office:value="0.917798719553305" calcext:value-type="float">
            <text:p>0,917798719553305</text:p>
          </table:table-cell>
          <table:table-cell table:style-name="ce3" office:value-type="float" office:value="0.944871288365243" calcext:value-type="float">
            <text:p>0,944871288365243</text:p>
          </table:table-cell>
          <table:table-cell table:style-name="ce3" office:value-type="float" office:value="0.40258784043925" calcext:value-type="float">
            <text:p>0,40258784043925</text:p>
          </table:table-cell>
          <table:table-cell table:style-name="ce3" office:value-type="float" office:value="0.197020471713127" calcext:value-type="float">
            <text:p>0,197020471713127</text:p>
          </table:table-cell>
          <table:table-cell table:style-name="ce3" office:value-type="float" office:value="0.313790683826472" calcext:value-type="float">
            <text:p>0,313790683826472</text:p>
          </table:table-cell>
          <table:table-cell table:style-name="ce3" office:value-type="float" office:value="0.377550010039606" calcext:value-type="float">
            <text:p>0,377550010039606</text:p>
          </table:table-cell>
          <table:table-cell table:style-name="ce3" office:value-type="float" office:value="0.292473489455035" calcext:value-type="float">
            <text:p>0,292473489455035</text:p>
          </table:table-cell>
          <table:table-cell table:style-name="ce3" office:value-type="float" office:value="0.308367898054891" calcext:value-type="float">
            <text:p>0,308367898054891</text:p>
          </table:table-cell>
          <table:table-cell table:style-name="ce5" office:value-type="float" office:value="0.246450432671648" calcext:value-type="float">
            <text:p>0,246450432671648</text:p>
          </table:table-cell>
          <table:table-cell table:style-name="ce5" office:value-type="float" office:value="0.714078040317703" calcext:value-type="float">
            <text:p>0,714078040317703</text:p>
          </table:table-cell>
          <table:table-cell table:style-name="ce5" office:value-type="float" office:value="0.944049811839522" calcext:value-type="float">
            <text:p>0,944049811839522</text:p>
          </table:table-cell>
          <table:table-cell table:style-name="ce5" office:value-type="float" office:value="0.292473489455035" calcext:value-type="float">
            <text:p>0,292473489455035</text:p>
          </table:table-cell>
          <table:table-cell table:style-name="ce5" office:value-type="float" office:value="0.0718718013500932" calcext:value-type="float">
            <text:p>0,071871801350093</text:p>
          </table:table-cell>
          <table:table-cell table:style-name="ce5" office:value-type="float" office:value="0.292946904713508" calcext:value-type="float">
            <text:p>0,292946904713508</text:p>
          </table:table-cell>
          <table:table-cell table:style-name="ce5" office:value-type="float" office:value="0.323304216219096" calcext:value-type="float">
            <text:p>0,323304216219096</text:p>
          </table:table-cell>
          <table:table-cell table:style-name="ce5" office:value-type="float" office:value="0.278967816852302" calcext:value-type="float">
            <text:p>0,278967816852302</text:p>
          </table:table-cell>
          <table:table-cell table:style-name="ce5" office:value-type="float" office:value="0.17736429827929" calcext:value-type="float">
            <text:p>0,17736429827929</text:p>
          </table:table-cell>
          <table:table-cell table:style-name="ce5" office:value-type="float" office:value="0.661678089501277" calcext:value-type="float">
            <text:p>0,661678089501277</text:p>
          </table:table-cell>
          <table:table-cell table:style-name="ce5" office:value-type="float" office:value="0.917798719553305" calcext:value-type="float">
            <text:p>0,917798719553305</text:p>
          </table:table-cell>
          <table:table-cell table:style-name="ce5" office:value-type="float" office:value="0.95308913438332" calcext:value-type="float">
            <text:p>0,95308913438332</text:p>
          </table:table-cell>
          <table:table-cell table:style-name="ce5" office:value-type="float" office:value="0.644558211930992" calcext:value-type="float">
            <text:p>0,644558211930992</text:p>
          </table:table-cell>
          <table:table-cell table:style-name="ce5" office:value-type="float" office:value="0.878598351433464" calcext:value-type="float">
            <text:p>0,878598351433464</text:p>
          </table:table-cell>
          <table:table-cell table:style-name="ce5" office:value-type="float" office:value="0.464959210401086" calcext:value-type="float">
            <text:p>0,464959210401086</text:p>
          </table:table-cell>
          <table:table-cell table:style-name="ce5" office:value-type="float" office:value="0.779714698985266" calcext:value-type="float">
            <text:p>0,77971469898526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524936221694439" calcext:value-type="float">
            <text:p>0,524936221694439</text:p>
          </table:table-cell>
          <table:table-cell table:style-name="ce5" office:value-type="float" office:value="0.787644850985599" calcext:value-type="float">
            <text:p>0,787644850985599</text:p>
          </table:table-cell>
          <table:table-cell table:style-name="ce5" office:value-type="float" office:value="0.498382079772754" calcext:value-type="float">
            <text:p>0,498382079772754</text:p>
          </table:table-cell>
          <table:table-cell table:style-name="ce5" office:value-type="float" office:value="0.489908392698556" calcext:value-type="float">
            <text:p>0,489908392698556</text:p>
          </table:table-cell>
          <table:table-cell table:style-name="ce5" office:value-type="float" office:value="0.582963585454091" calcext:value-type="float">
            <text:p>0,582963585454091</text:p>
          </table:table-cell>
          <table:table-cell table:style-name="ce5" office:value-type="float" office:value="0.169219307337754" calcext:value-type="float">
            <text:p>0,169219307337754</text:p>
          </table:table-cell>
          <table:table-cell table:style-name="ce5" office:value-type="float" office:value="0.394515326501245" calcext:value-type="float">
            <text:p>0,394515326501245</text:p>
          </table:table-cell>
          <table:table-cell table:style-name="ce5" office:value-type="float" office:value="0.963779665076908" calcext:value-type="float">
            <text:p>0,963779665076908</text:p>
          </table:table-cell>
          <table:table-cell table:style-name="ce5" office:value-type="float" office:value="0.793209139945516" calcext:value-type="float">
            <text:p>0,793209139945516</text:p>
          </table:table-cell>
          <table:table-cell table:style-name="ce5" office:value-type="float" office:value="0.942407038154243" calcext:value-type="float">
            <text:p>0,94240703815424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-1_25-75_percent</text:p>
          </table:table-cell>
          <table:table-cell table:style-name="ce3" office:value-type="float" office:value="0.760777066923142" calcext:value-type="float">
            <text:p>0,760777066923142</text:p>
          </table:table-cell>
          <table:table-cell table:style-name="ce3" office:value-type="float" office:value="0.813165802239812" calcext:value-type="float">
            <text:p>0,813165802239812</text:p>
          </table:table-cell>
          <table:table-cell table:style-name="ce3" office:value-type="float" office:value="0.744322988983593" calcext:value-type="float">
            <text:p>0,744322988983593</text:p>
          </table:table-cell>
          <table:table-cell table:style-name="ce3" office:value-type="float" office:value="0.594346581537729" calcext:value-type="float">
            <text:p>0,594346581537729</text:p>
          </table:table-cell>
          <table:table-cell table:style-name="ce3" office:value-type="float" office:value="0.570981770725376" calcext:value-type="float">
            <text:p>0,570981770725376</text:p>
          </table:table-cell>
          <table:table-cell table:style-name="ce3" office:value-type="float" office:value="0.840500310498052" calcext:value-type="float">
            <text:p>0,840500310498052</text:p>
          </table:table-cell>
          <table:table-cell table:style-name="ce3" office:value-type="float" office:value="0.512897869947076" calcext:value-type="float">
            <text:p>0,512897869947076</text:p>
          </table:table-cell>
          <table:table-cell table:style-name="ce3" office:value-type="float" office:value="0.710231615378127" calcext:value-type="float">
            <text:p>0,710231615378127</text:p>
          </table:table-cell>
          <table:table-cell table:style-name="ce3" office:value-type="float" office:value="0.805167786581941" calcext:value-type="float">
            <text:p>0,805167786581941</text:p>
          </table:table-cell>
          <table:table-cell table:style-name="ce3" office:value-type="float" office:value="0.676710517642276" calcext:value-type="float">
            <text:p>0,676710517642276</text:p>
          </table:table-cell>
          <table:table-cell table:style-name="ce3" office:value-type="float" office:value="0.701795538480626" calcext:value-type="float">
            <text:p>0,701795538480626</text:p>
          </table:table-cell>
          <table:table-cell table:style-name="ce5" office:value-type="float" office:value="0.600793843910992" calcext:value-type="float">
            <text:p>0,600793843910992</text:p>
          </table:table-cell>
          <table:table-cell table:style-name="ce5" office:value-type="float" office:value="0.787644850985599" calcext:value-type="float">
            <text:p>0,787644850985599</text:p>
          </table:table-cell>
          <table:table-cell table:style-name="ce5" office:value-type="float" office:value="0.571683326869677" calcext:value-type="float">
            <text:p>0,571683326869677</text:p>
          </table:table-cell>
          <table:table-cell table:style-name="ce5" office:value-type="float" office:value="0.676710517642276" calcext:value-type="float">
            <text:p>0,676710517642276</text:p>
          </table:table-cell>
          <table:table-cell table:style-name="ce5" office:value-type="float" office:value="0.24435331813593" calcext:value-type="float">
            <text:p>0,24435331813593</text:p>
          </table:table-cell>
          <table:table-cell table:style-name="ce5" office:value-type="float" office:value="0.677465593932013" calcext:value-type="float">
            <text:p>0,677465593932013</text:p>
          </table:table-cell>
          <table:table-cell table:style-name="ce5" office:value-type="float" office:value="0.724886470892614" calcext:value-type="float">
            <text:p>0,724886470892614</text:p>
          </table:table-cell>
          <table:table-cell table:style-name="ce5" office:value-type="float" office:value="0.654957287514963" calcext:value-type="float">
            <text:p>0,654957287514963</text:p>
          </table:table-cell>
          <table:table-cell table:style-name="ce5" office:value-type="float" office:value="0.475746715570535" calcext:value-type="float">
            <text:p>0,475746715570535</text:p>
          </table:table-cell>
          <table:table-cell table:style-name="ce5" office:value-type="float" office:value="0.283113060140184" calcext:value-type="float">
            <text:p>0,283113060140184</text:p>
          </table:table-cell>
          <table:table-cell table:style-name="ce5" office:value-type="float" office:value="0.594346581537729" calcext:value-type="float">
            <text:p>0,594346581537729</text:p>
          </table:table-cell>
          <table:table-cell table:style-name="ce5" office:value-type="float" office:value="0.563988849856108" calcext:value-type="float">
            <text:p>0,563988849856108</text:p>
          </table:table-cell>
          <table:table-cell table:style-name="ce5" office:value-type="float" office:value="0.861535589941016" calcext:value-type="float">
            <text:p>0,861535589941016</text:p>
          </table:table-cell>
          <table:table-cell table:style-name="ce5" office:value-type="float" office:value="0.629089663541048" calcext:value-type="float">
            <text:p>0,629089663541048</text:p>
          </table:table-cell>
          <table:table-cell table:style-name="ce5" office:value-type="float" office:value="0.924354224517298" calcext:value-type="float">
            <text:p>0,924354224517298</text:p>
          </table:table-cell>
          <table:table-cell table:style-name="ce5" office:value-type="float" office:value="0.72179263873652" calcext:value-type="float">
            <text:p>0,72179263873652</text:p>
          </table:table-cell>
          <table:table-cell table:style-name="ce5" office:value-type="float" office:value="0.524936221694439" calcext:value-type="float">
            <text:p>0,52493622169443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365399168390433" calcext:value-type="float">
            <text:p>0,365399168390433</text:p>
          </table:table-cell>
          <table:table-cell table:style-name="ce5" office:value-type="float" office:value="0.18925288592942" calcext:value-type="float">
            <text:p>0,18925288592942</text:p>
          </table:table-cell>
          <table:table-cell table:style-name="ce5" office:value-type="float" office:value="0.18477035297618" calcext:value-type="float">
            <text:p>0,18477035297618</text:p>
          </table:table-cell>
          <table:table-cell table:style-name="ce5" office:value-type="float" office:value="0.236090263861099" calcext:value-type="float">
            <text:p>0,236090263861099</text:p>
          </table:table-cell>
          <table:table-cell table:style-name="ce5" office:value-type="float" office:value="0.0443813100052067" calcext:value-type="float">
            <text:p>0,044381310005207</text:p>
          </table:table-cell>
          <table:table-cell table:style-name="ce5" office:value-type="float" office:value="0.829219623229098" calcext:value-type="float">
            <text:p>0,829219623229098</text:p>
          </table:table-cell>
          <table:table-cell table:style-name="ce5" office:value-type="float" office:value="0.495766517520623" calcext:value-type="float">
            <text:p>0,495766517520623</text:p>
          </table:table-cell>
          <table:table-cell table:style-name="ce5" office:value-type="float" office:value="0.708695103415118" calcext:value-type="float">
            <text:p>0,708695103415118</text:p>
          </table:table-cell>
          <table:table-cell table:style-name="ce5" office:value-type="float" office:value="0.573087667527675" calcext:value-type="float">
            <text:p>0,57308766752767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_1-1_percent</text:p>
          </table:table-cell>
          <table:table-cell table:style-name="ce3" office:value-type="float" office:value="0.226437976908546" calcext:value-type="float">
            <text:p>0,226437976908546</text:p>
          </table:table-cell>
          <table:table-cell table:style-name="ce3" office:value-type="float" office:value="0.503635142075123" calcext:value-type="float">
            <text:p>0,503635142075123</text:p>
          </table:table-cell>
          <table:table-cell table:style-name="ce3" office:value-type="float" office:value="0.562595231498892" calcext:value-type="float">
            <text:p>0,562595231498892</text:p>
          </table:table-cell>
          <table:table-cell table:style-name="ce3" office:value-type="float" office:value="0.709463211689632" calcext:value-type="float">
            <text:p>0,709463211689632</text:p>
          </table:table-cell>
          <table:table-cell table:style-name="ce3" office:value-type="float" office:value="0.734972251086396" calcext:value-type="float">
            <text:p>0,734972251086396</text:p>
          </table:table-cell>
          <table:table-cell table:style-name="ce3" office:value-type="float" office:value="0.268562699249739" calcext:value-type="float">
            <text:p>0,268562699249739</text:p>
          </table:table-cell>
          <table:table-cell table:style-name="ce3" office:value-type="float" office:value="0.118888230610151" calcext:value-type="float">
            <text:p>0,118888230610151</text:p>
          </table:table-cell>
          <table:table-cell table:style-name="ce3" office:value-type="float" office:value="0.201718762327551" calcext:value-type="float">
            <text:p>0,201718762327551</text:p>
          </table:table-cell>
          <table:table-cell table:style-name="ce3" office:value-type="float" office:value="0.249407532056514" calcext:value-type="float">
            <text:p>0,249407532056514</text:p>
          </table:table-cell>
          <table:table-cell table:style-name="ce3" office:value-type="float" office:value="0.186141145830251" calcext:value-type="float">
            <text:p>0,186141145830251</text:p>
          </table:table-cell>
          <table:table-cell table:style-name="ce3" office:value-type="float" office:value="0.197738024167322" calcext:value-type="float">
            <text:p>0,197738024167322</text:p>
          </table:table-cell>
          <table:table-cell table:style-name="ce5" office:value-type="float" office:value="0.153181285161435" calcext:value-type="float">
            <text:p>0,153181285161435</text:p>
          </table:table-cell>
          <table:table-cell table:style-name="ce5" office:value-type="float" office:value="0.52493622169444" calcext:value-type="float">
            <text:p>0,52493622169444</text:p>
          </table:table-cell>
          <table:table-cell table:style-name="ce5" office:value-type="float" office:value="0.734194771306336" calcext:value-type="float">
            <text:p>0,734194771306336</text:p>
          </table:table-cell>
          <table:table-cell table:style-name="ce5" office:value-type="float" office:value="0.186141145830251" calcext:value-type="float">
            <text:p>0,186141145830251</text:p>
          </table:table-cell>
          <table:table-cell table:style-name="ce5" office:value-type="float" office:value="0.0385179941500197" calcext:value-type="float">
            <text:p>0,03851799415002</text:p>
          </table:table-cell>
          <table:table-cell table:style-name="ce5" office:value-type="float" office:value="0.186485015565963" calcext:value-type="float">
            <text:p>0,186485015565963</text:p>
          </table:table-cell>
          <table:table-cell table:style-name="ce5" office:value-type="float" office:value="0.208731649187768" calcext:value-type="float">
            <text:p>0,208731649187768</text:p>
          </table:table-cell>
          <table:table-cell table:style-name="ce5" office:value-type="float" office:value="0.176371758162959" calcext:value-type="float">
            <text:p>0,176371758162959</text:p>
          </table:table-cell>
          <table:table-cell table:style-name="ce5" office:value-type="float" office:value="0.105601177762121" calcext:value-type="float">
            <text:p>0,105601177762121</text:p>
          </table:table-cell>
          <table:table-cell table:style-name="ce5" office:value-type="float" office:value="0.866404434985696" calcext:value-type="float">
            <text:p>0,866404434985696</text:p>
          </table:table-cell>
          <table:table-cell table:style-name="ce5" office:value-type="float" office:value="0.709463211689632" calcext:value-type="float">
            <text:p>0,709463211689632</text:p>
          </table:table-cell>
          <table:table-cell table:style-name="ce5" office:value-type="float" office:value="0.742761869904811" calcext:value-type="float">
            <text:p>0,742761869904811</text:p>
          </table:table-cell>
          <table:table-cell table:style-name="ce5" office:value-type="float" office:value="0.464959210401087" calcext:value-type="float">
            <text:p>0,464959210401087</text:p>
          </table:table-cell>
          <table:table-cell table:style-name="ce5" office:value-type="float" office:value="0.672940022360013" calcext:value-type="float">
            <text:p>0,672940022360013</text:p>
          </table:table-cell>
          <table:table-cell table:style-name="ce5" office:value-type="float" office:value="0.317274019752013" calcext:value-type="float">
            <text:p>0,317274019752013</text:p>
          </table:table-cell>
          <table:table-cell table:style-name="ce5" office:value-type="float" office:value="0.582963585454091" calcext:value-type="float">
            <text:p>0,582963585454091</text:p>
          </table:table-cell>
          <table:table-cell table:style-name="ce5" office:value-type="float" office:value="0.787644850985599" calcext:value-type="float">
            <text:p>0,787644850985599</text:p>
          </table:table-cell>
          <table:table-cell table:style-name="ce5" office:value-type="float" office:value="0.365399168390433" calcext:value-type="float">
            <text:p>0,36539916839043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683517819240249" calcext:value-type="float">
            <text:p>0,683517819240249</text:p>
          </table:table-cell>
          <table:table-cell table:style-name="ce5" office:value-type="float" office:value="0.673693467719765" calcext:value-type="float">
            <text:p>0,673693467719765</text:p>
          </table:table-cell>
          <table:table-cell table:style-name="ce5" office:value-type="float" office:value="0.779714698985266" calcext:value-type="float">
            <text:p>0,779714698985266</text:p>
          </table:table-cell>
          <table:table-cell table:style-name="ce5" office:value-type="float" office:value="0.269009478235466" calcext:value-type="float">
            <text:p>0,269009478235466</text:p>
          </table:table-cell>
          <table:table-cell table:style-name="ce5" office:value-type="float" office:value="0.262361279536177" calcext:value-type="float">
            <text:p>0,262361279536177</text:p>
          </table:table-cell>
          <table:table-cell table:style-name="ce5" office:value-type="float" office:value="0.822789133123974" calcext:value-type="float">
            <text:p>0,822789133123974</text:p>
          </table:table-cell>
          <table:table-cell table:style-name="ce5" office:value-type="float" office:value="0.595061380271032" calcext:value-type="float">
            <text:p>0,595061380271032</text:p>
          </table:table-cell>
          <table:table-cell table:style-name="ce5" office:value-type="float" office:value="0.732640629715403" calcext:value-type="float">
            <text:p>0,732640629715403</text:p>
          </table:table-cell>
          <table:table-cell table:number-columns-repeated="985"/>
        </table:table-row>
        <table:table-row table:style-name="ro1">
          <table:table-cell table:style-name="ce1" office:value-type="string" calcext:value-type="string">
            <text:p>with_ho_1_1-25_percent</text:p>
          </table:table-cell>
          <table:table-cell table:style-name="ce4" office:value-type="float" office:value="0.10582368102032" calcext:value-type="float">
            <text:p>0,10582368102032</text:p>
          </table:table-cell>
          <table:table-cell table:style-name="ce4" office:value-type="float" office:value="0.281726700176291" calcext:value-type="float">
            <text:p>0,281726700176291</text:p>
          </table:table-cell>
          <table:table-cell table:style-name="ce4" office:value-type="float" office:value="0.323810082927567" calcext:value-type="float">
            <text:p>0,323810082927567</text:p>
          </table:table-cell>
          <table:table-cell table:style-name="ce4" office:value-type="float" office:value="0.435246923709721" calcext:value-type="float">
            <text:p>0,435246923709721</text:p>
          </table:table-cell>
          <table:table-cell table:style-name="ce4" office:value-type="float" office:value="0.455554889099" calcext:value-type="float">
            <text:p>0,455554889099</text:p>
          </table:table-cell>
          <table:table-cell table:style-name="ce4" office:value-type="float" office:value="0.130014162907836" calcext:value-type="float">
            <text:p>0,130014162907836</text:p>
          </table:table-cell>
          <table:table-cell table:style-name="ce4" office:value-type="float" office:value="0.0491688506844165" calcext:value-type="float">
            <text:p>0,049168850684417</text:p>
          </table:table-cell>
          <table:table-cell table:style-name="ce4" office:value-type="float" office:value="0.0921164588012959" calcext:value-type="float">
            <text:p>0,092116458801296</text:p>
          </table:table-cell>
          <table:table-cell table:style-name="ce4" office:value-type="float" office:value="0.118888230610151" calcext:value-type="float">
            <text:p>0,118888230610151</text:p>
          </table:table-cell>
          <table:table-cell table:style-name="ce4" office:value-type="float" office:value="0.0836752054889209" calcext:value-type="float">
            <text:p>0,083675205488921</text:p>
          </table:table-cell>
          <table:table-cell table:style-name="ce4" office:value-type="float" office:value="0.0899445498915777" calcext:value-type="float">
            <text:p>0,089944549891578</text:p>
          </table:table-cell>
          <table:table-cell table:style-name="ce4" office:value-type="float" office:value="0.0663500045749628" calcext:value-type="float">
            <text:p>0,066350004574963</text:p>
          </table:table-cell>
          <table:table-cell table:style-name="ce4" office:value-type="float" office:value="0.296752739656761" calcext:value-type="float">
            <text:p>0,296752739656761</text:p>
          </table:table-cell>
          <table:table-cell table:style-name="ce4" office:value-type="float" office:value="0.454931763693832" calcext:value-type="float">
            <text:p>0,454931763693832</text:p>
          </table:table-cell>
          <table:table-cell table:style-name="ce4" office:value-type="float" office:value="0.0836752054889209" calcext:value-type="float">
            <text:p>0,083675205488921</text:p>
          </table:table-cell>
          <table:table-cell table:style-name="ce4" office:value-type="float" office:value="0.0132504176180326" calcext:value-type="float">
            <text:p>0,013250417618033</text:p>
          </table:table-cell>
          <table:table-cell table:style-name="ce4" office:value-type="float" office:value="0.0838598453971716" calcext:value-type="float">
            <text:p>0,083859845397172</text:p>
          </table:table-cell>
          <table:table-cell table:style-name="ce4" office:value-type="float" office:value="0.095966995157862" calcext:value-type="float">
            <text:p>0,095966995157862</text:p>
          </table:table-cell>
          <table:table-cell table:style-name="ce4" office:value-type="float" office:value="0.0784623171693319" calcext:value-type="float">
            <text:p>0,078462317169332</text:p>
          </table:table-cell>
          <table:table-cell table:style-name="ce4" office:value-type="float" office:value="0.0427696483584023" calcext:value-type="float">
            <text:p>0,042769648358402</text:p>
          </table:table-cell>
          <table:table-cell table:style-name="ce4" office:value-type="float" office:value="0.810764309991146" calcext:value-type="float">
            <text:p>0,810764309991146</text:p>
          </table:table-cell>
          <table:table-cell table:style-name="ce4" office:value-type="float" office:value="0.435246923709721" calcext:value-type="float">
            <text:p>0,435246923709721</text:p>
          </table:table-cell>
          <table:table-cell table:style-name="ce4" office:value-type="float" office:value="0.461812497583432" calcext:value-type="float">
            <text:p>0,461812497583432</text:p>
          </table:table-cell>
          <table:table-cell table:style-name="ce4" office:value-type="float" office:value="0.254964879728822" calcext:value-type="float">
            <text:p>0,254964879728822</text:p>
          </table:table-cell>
          <table:table-cell table:style-name="ce4" office:value-type="float" office:value="0.406660961745609" calcext:value-type="float">
            <text:p>0,406660961745609</text:p>
          </table:table-cell>
          <table:table-cell table:style-name="ce4" office:value-type="float" office:value="0.159207220954047" calcext:value-type="float">
            <text:p>0,159207220954047</text:p>
          </table:table-cell>
          <table:table-cell table:style-name="ce4" office:value-type="float" office:value="0.338704319652732" calcext:value-type="float">
            <text:p>0,338704319652732</text:p>
          </table:table-cell>
          <table:table-cell table:style-name="ce4" office:value-type="float" office:value="0.498382079772754" calcext:value-type="float">
            <text:p>0,498382079772754</text:p>
          </table:table-cell>
          <table:table-cell table:style-name="ce4" office:value-type="float" office:value="0.18925288592942" calcext:value-type="float">
            <text:p>0,18925288592942</text:p>
          </table:table-cell>
          <table:table-cell table:style-name="ce4" office:value-type="float" office:value="0.683517819240249" calcext:value-type="float">
            <text:p>0,683517819240249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989295180422832" calcext:value-type="float">
            <text:p>0,989295180422832</text:p>
          </table:table-cell>
          <table:table-cell table:style-name="ce4" office:value-type="float" office:value="0.898167471416807" calcext:value-type="float">
            <text:p>0,898167471416807</text:p>
          </table:table-cell>
          <table:table-cell table:style-name="ce4" office:value-type="float" office:value="0.485377951232071" calcext:value-type="float">
            <text:p>0,485377951232071</text:p>
          </table:table-cell>
          <table:table-cell table:style-name="ce4" office:value-type="float" office:value="0.126389680600533" calcext:value-type="float">
            <text:p>0,126389680600533</text:p>
          </table:table-cell>
          <table:table-cell table:style-name="ce4" office:value-type="float" office:value="0.527630921184663" calcext:value-type="float">
            <text:p>0,527630921184663</text:p>
          </table:table-cell>
          <table:table-cell table:style-name="ce4" office:value-type="float" office:value="0.347636643346187" calcext:value-type="float">
            <text:p>0,347636643346187</text:p>
          </table:table-cell>
          <table:table-cell table:style-name="ce4" office:value-type="float" office:value="0.453686954248062" calcext:value-type="float">
            <text:p>0,453686954248062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 calcext:value-type="string">
            <text:p>with_ho_1_1-50_percent</text:p>
          </table:table-cell>
          <table:table-cell table:style-name="ce4" office:value-type="float" office:value="0.102959991149527" calcext:value-type="float">
            <text:p>0,102959991149527</text:p>
          </table:table-cell>
          <table:table-cell table:style-name="ce4" office:value-type="float" office:value="0.275772416978913" calcext:value-type="float">
            <text:p>0,275772416978913</text:p>
          </table:table-cell>
          <table:table-cell table:style-name="ce4" office:value-type="float" office:value="0.317274019752013" calcext:value-type="float">
            <text:p>0,317274019752013</text:p>
          </table:table-cell>
          <table:table-cell table:style-name="ce4" office:value-type="float" office:value="0.427392525370626" calcext:value-type="float">
            <text:p>0,427392525370626</text:p>
          </table:table-cell>
          <table:table-cell table:style-name="ce4" office:value-type="float" office:value="0.4474918094439" calcext:value-type="float">
            <text:p>0,4474918094439</text:p>
          </table:table-cell>
          <table:table-cell table:style-name="ce4" office:value-type="float" office:value="0.126645934864545" calcext:value-type="float">
            <text:p>0,126645934864545</text:p>
          </table:table-cell>
          <table:table-cell table:style-name="ce4" office:value-type="float" office:value="0.0476427172330513" calcext:value-type="float">
            <text:p>0,047642717233051</text:p>
          </table:table-cell>
          <table:table-cell table:style-name="ce4" office:value-type="float" office:value="0.0895541216717796" calcext:value-type="float">
            <text:p>0,08955412167178</text:p>
          </table:table-cell>
          <table:table-cell table:style-name="ce4" office:value-type="float" office:value="0.115747995421805" calcext:value-type="float">
            <text:p>0,115747995421805</text:p>
          </table:table-cell>
          <table:table-cell table:style-name="ce4" office:value-type="float" office:value="0.0813047131354971" calcext:value-type="float">
            <text:p>0,081304713135497</text:p>
          </table:table-cell>
          <table:table-cell table:style-name="ce4" office:value-type="float" office:value="0.0874310966983055" calcext:value-type="float">
            <text:p>0,087431096698306</text:p>
          </table:table-cell>
          <table:table-cell table:style-name="ce4" office:value-type="float" office:value="0.0643901711682942" calcext:value-type="float">
            <text:p>0,064390171168294</text:p>
          </table:table-cell>
          <table:table-cell table:style-name="ce4" office:value-type="float" office:value="0.290584968591005" calcext:value-type="float">
            <text:p>0,290584968591005</text:p>
          </table:table-cell>
          <table:table-cell table:style-name="ce4" office:value-type="float" office:value="0.446874951135446" calcext:value-type="float">
            <text:p>0,446874951135446</text:p>
          </table:table-cell>
          <table:table-cell table:style-name="ce4" office:value-type="float" office:value="0.0813047131354971" calcext:value-type="float">
            <text:p>0,081304713135497</text:p>
          </table:table-cell>
          <table:table-cell table:style-name="ce4" office:value-type="float" office:value="0.0127605200141506" calcext:value-type="float">
            <text:p>0,012760520014151</text:p>
          </table:table-cell>
          <table:table-cell table:style-name="ce4" office:value-type="float" office:value="0.0814851022986099" calcext:value-type="float">
            <text:p>0,08148510229861</text:p>
          </table:table-cell>
          <table:table-cell table:style-name="ce4" office:value-type="float" office:value="0.0933187762861251" calcext:value-type="float">
            <text:p>0,093318776286125</text:p>
          </table:table-cell>
          <table:table-cell table:style-name="ce4" office:value-type="float" office:value="0.0762128837466955" calcext:value-type="float">
            <text:p>0,076212883746696</text:p>
          </table:table-cell>
          <table:table-cell table:style-name="ce4" office:value-type="float" office:value="0.0414131695861028" calcext:value-type="float">
            <text:p>0,041413169586103</text:p>
          </table:table-cell>
          <table:table-cell table:style-name="ce4" office:value-type="float" office:value="0.800378686848923" calcext:value-type="float">
            <text:p>0,800378686848923</text:p>
          </table:table-cell>
          <table:table-cell table:style-name="ce4" office:value-type="float" office:value="0.427392525370626" calcext:value-type="float">
            <text:p>0,427392525370626</text:p>
          </table:table-cell>
          <table:table-cell table:style-name="ce4" office:value-type="float" office:value="0.453686954248062" calcext:value-type="float">
            <text:p>0,453686954248062</text:p>
          </table:table-cell>
          <table:table-cell table:style-name="ce4" office:value-type="float" office:value="0.249407532056514" calcext:value-type="float">
            <text:p>0,249407532056514</text:p>
          </table:table-cell>
          <table:table-cell table:style-name="ce4" office:value-type="float" office:value="0.39911613544648" calcext:value-type="float">
            <text:p>0,39911613544648</text:p>
          </table:table-cell>
          <table:table-cell table:style-name="ce4" office:value-type="float" office:value="0.15527031432291" calcext:value-type="float">
            <text:p>0,15527031432291</text:p>
          </table:table-cell>
          <table:table-cell table:style-name="ce4" office:value-type="float" office:value="0.331974030073475" calcext:value-type="float">
            <text:p>0,331974030073475</text:p>
          </table:table-cell>
          <table:table-cell table:style-name="ce4" office:value-type="float" office:value="0.489908392698556" calcext:value-type="float">
            <text:p>0,489908392698556</text:p>
          </table:table-cell>
          <table:table-cell table:style-name="ce4" office:value-type="float" office:value="0.18477035297618" calcext:value-type="float">
            <text:p>0,18477035297618</text:p>
          </table:table-cell>
          <table:table-cell table:style-name="ce4" office:value-type="float" office:value="0.673693467719765" calcext:value-type="float">
            <text:p>0,673693467719765</text:p>
          </table:table-cell>
          <table:table-cell table:style-name="ce4" office:value-type="float" office:value="0.989295180422832" calcext:value-type="float">
            <text:p>0,98929518042283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887559065793444" calcext:value-type="float">
            <text:p>0,887559065793444</text:p>
          </table:table-cell>
          <table:table-cell table:style-name="ce4" office:value-type="float" office:value="0.493809664508873" calcext:value-type="float">
            <text:p>0,493809664508873</text:p>
          </table:table-cell>
          <table:table-cell table:style-name="ce4" office:value-type="float" office:value="0.123094999416205" calcext:value-type="float">
            <text:p>0,123094999416205</text:p>
          </table:table-cell>
          <table:table-cell table:style-name="ce4" office:value-type="float" office:value="0.51889901385483" calcext:value-type="float">
            <text:p>0,51889901385483</text:p>
          </table:table-cell>
          <table:table-cell table:style-name="ce4" office:value-type="float" office:value="0.340792675351382" calcext:value-type="float">
            <text:p>0,340792675351382</text:p>
          </table:table-cell>
          <table:table-cell table:style-name="ce4" office:value-type="float" office:value="0.445642686978562" calcext:value-type="float">
            <text:p>0,445642686978562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 calcext:value-type="string">
            <text:p>with_ho_1_1-75_percent</text:p>
          </table:table-cell>
          <table:table-cell table:style-name="ce4" office:value-type="float" office:value="0.136414607373961" calcext:value-type="float">
            <text:p>0,136414607373961</text:p>
          </table:table-cell>
          <table:table-cell table:style-name="ce4" office:value-type="float" office:value="0.34288925987291" calcext:value-type="float">
            <text:p>0,34288925987291</text:p>
          </table:table-cell>
          <table:table-cell table:style-name="ce4" office:value-type="float" office:value="0.390516054910059" calcext:value-type="float">
            <text:p>0,390516054910059</text:p>
          </table:table-cell>
          <table:table-cell table:style-name="ce4" office:value-type="float" office:value="0.514228325396447" calcext:value-type="float">
            <text:p>0,514228325396447</text:p>
          </table:table-cell>
          <table:table-cell table:style-name="ce4" office:value-type="float" office:value="0.536437140145521" calcext:value-type="float">
            <text:p>0,536437140145521</text:p>
          </table:table-cell>
          <table:table-cell table:style-name="ce4" office:value-type="float" office:value="0.165725708516578" calcext:value-type="float">
            <text:p>0,165725708516578</text:p>
          </table:table-cell>
          <table:table-cell table:style-name="ce4" office:value-type="float" office:value="0.065893427907504" calcext:value-type="float">
            <text:p>0,065893427907504</text:p>
          </table:table-cell>
          <table:table-cell table:style-name="ce4" office:value-type="float" office:value="0.119622299316645" calcext:value-type="float">
            <text:p>0,119622299316645</text:p>
          </table:table-cell>
          <table:table-cell table:style-name="ce4" office:value-type="float" office:value="0.152292558781302" calcext:value-type="float">
            <text:p>0,152292558781302</text:p>
          </table:table-cell>
          <table:table-cell table:style-name="ce4" office:value-type="float" office:value="0.109206047458158" calcext:value-type="float">
            <text:p>0,109206047458158</text:p>
          </table:table-cell>
          <table:table-cell table:style-name="ce4" office:value-type="float" office:value="0.1169479730261" calcext:value-type="float">
            <text:p>0,1169479730261</text:p>
          </table:table-cell>
          <table:table-cell table:style-name="ce4" office:value-type="float" office:value="0.0876224053717726" calcext:value-type="float">
            <text:p>0,087622405371773</text:p>
          </table:table-cell>
          <table:table-cell table:style-name="ce4" office:value-type="float" office:value="0.359957697894286" calcext:value-type="float">
            <text:p>0,359957697894286</text:p>
          </table:table-cell>
          <table:table-cell table:style-name="ce4" office:value-type="float" office:value="0.535757122179597" calcext:value-type="float">
            <text:p>0,535757122179597</text:p>
          </table:table-cell>
          <table:table-cell table:style-name="ce4" office:value-type="float" office:value="0.109206047458158" calcext:value-type="float">
            <text:p>0,109206047458158</text:p>
          </table:table-cell>
          <table:table-cell table:style-name="ce4" office:value-type="float" office:value="0.0188243966201942" calcext:value-type="float">
            <text:p>0,018824396620194</text:p>
          </table:table-cell>
          <table:table-cell table:style-name="ce4" office:value-type="float" office:value="0.109434543709329" calcext:value-type="float">
            <text:p>0,109434543709329</text:p>
          </table:table-cell>
          <table:table-cell table:style-name="ce4" office:value-type="float" office:value="0.124354157153581" calcext:value-type="float">
            <text:p>0,124354157153581</text:p>
          </table:table-cell>
          <table:table-cell table:style-name="ce4" office:value-type="float" office:value="0.102742284984183" calcext:value-type="float">
            <text:p>0,102742284984183</text:p>
          </table:table-cell>
          <table:table-cell table:style-name="ce4" office:value-type="float" office:value="0.0576992548266622" calcext:value-type="float">
            <text:p>0,057699254826662</text:p>
          </table:table-cell>
          <table:table-cell table:style-name="ce4" office:value-type="float" office:value="0.911248798347234" calcext:value-type="float">
            <text:p>0,911248798347234</text:p>
          </table:table-cell>
          <table:table-cell table:style-name="ce4" office:value-type="float" office:value="0.514228325396447" calcext:value-type="float">
            <text:p>0,514228325396447</text:p>
          </table:table-cell>
          <table:table-cell table:style-name="ce4" office:value-type="float" office:value="0.543261116209917" calcext:value-type="float">
            <text:p>0,543261116209917</text:p>
          </table:table-cell>
          <table:table-cell table:style-name="ce4" office:value-type="float" office:value="0.312305557446996" calcext:value-type="float">
            <text:p>0,312305557446996</text:p>
          </table:table-cell>
          <table:table-cell table:style-name="ce4" office:value-type="float" office:value="0.482799346460991" calcext:value-type="float">
            <text:p>0,482799346460991</text:p>
          </table:table-cell>
          <table:table-cell table:style-name="ce4" office:value-type="float" office:value="0.200627356691914" calcext:value-type="float">
            <text:p>0,200627356691914</text:p>
          </table:table-cell>
          <table:table-cell table:style-name="ce4" office:value-type="float" office:value="0.407244837004089" calcext:value-type="float">
            <text:p>0,407244837004089</text:p>
          </table:table-cell>
          <table:table-cell table:style-name="ce4" office:value-type="float" office:value="0.582963585454091" calcext:value-type="float">
            <text:p>0,582963585454091</text:p>
          </table:table-cell>
          <table:table-cell table:style-name="ce4" office:value-type="float" office:value="0.236090263861099" calcext:value-type="float">
            <text:p>0,236090263861099</text:p>
          </table:table-cell>
          <table:table-cell table:style-name="ce4" office:value-type="float" office:value="0.779714698985266" calcext:value-type="float">
            <text:p>0,779714698985266</text:p>
          </table:table-cell>
          <table:table-cell table:style-name="ce4" office:value-type="float" office:value="0.898167471416807" calcext:value-type="float">
            <text:p>0,898167471416807</text:p>
          </table:table-cell>
          <table:table-cell table:style-name="ce4" office:value-type="float" office:value="0.887559065793444" calcext:value-type="float">
            <text:p>0,88755906579344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4089994597126" calcext:value-type="float">
            <text:p>0,4089994597126</text:p>
          </table:table-cell>
          <table:table-cell table:style-name="ce4" office:value-type="float" office:value="0.161358140740113" calcext:value-type="float">
            <text:p>0,161358140740113</text:p>
          </table:table-cell>
          <table:table-cell table:style-name="ce4" office:value-type="float" office:value="0.614507389562121" calcext:value-type="float">
            <text:p>0,614507389562121</text:p>
          </table:table-cell>
          <table:table-cell table:style-name="ce4" office:value-type="float" office:value="0.41724699488746" calcext:value-type="float">
            <text:p>0,41724699488746</text:p>
          </table:table-cell>
          <table:table-cell table:style-name="ce4" office:value-type="float" office:value="0.534398390076477" calcext:value-type="float">
            <text:p>0,534398390076477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 calcext:value-type="string">
            <text:p>with_ho_1_1-75_rna_acc</text:p>
          </table:table-cell>
          <table:table-cell table:style-name="ce4" office:value-type="float" office:value="0.0206166528959391" calcext:value-type="float">
            <text:p>0,020616652895939</text:p>
          </table:table-cell>
          <table:table-cell table:style-name="ce4" office:value-type="float" office:value="0.076042051655624" calcext:value-type="float">
            <text:p>0,076042051655624</text:p>
          </table:table-cell>
          <table:table-cell table:style-name="ce4" office:value-type="float" office:value="0.0921164588012959" calcext:value-type="float">
            <text:p>0,092116458801296</text:p>
          </table:table-cell>
          <table:table-cell table:style-name="ce4" office:value-type="float" office:value="0.139428227249726" calcext:value-type="float">
            <text:p>0,139428227249726</text:p>
          </table:table-cell>
          <table:table-cell table:style-name="ce4" office:value-type="float" office:value="0.148776866321415" calcext:value-type="float">
            <text:p>0,148776866321415</text:p>
          </table:table-cell>
          <table:table-cell table:style-name="ce4" office:value-type="float" office:value="0.0269856678444828" calcext:value-type="float">
            <text:p>0,026985667844483</text:p>
          </table:table-cell>
          <table:table-cell table:style-name="ce4" office:value-type="float" office:value="0.00770332982496267" calcext:value-type="float">
            <text:p>0,007703329824963</text:p>
          </table:table-cell>
          <table:table-cell table:style-name="ce4" office:value-type="float" office:value="0.0172181242034626" calcext:value-type="float">
            <text:p>0,017218124203463</text:p>
          </table:table-cell>
          <table:table-cell table:style-name="ce4" office:value-type="float" office:value="0.0239995704497852" calcext:value-type="float">
            <text:p>0,023999570449785</text:p>
          </table:table-cell>
          <table:table-cell table:style-name="ce4" office:value-type="float" office:value="0.0152063216762451" calcext:value-type="float">
            <text:p>0,015206321676245</text:p>
          </table:table-cell>
          <table:table-cell table:style-name="ce4" office:value-type="float" office:value="0.0166944279906018" calcext:value-type="float">
            <text:p>0,016694427990602</text:p>
          </table:table-cell>
          <table:table-cell table:style-name="ce4" office:value-type="float" office:value="0.0112855405559541" calcext:value-type="float">
            <text:p>0,011285540555954</text:p>
          </table:table-cell>
          <table:table-cell table:style-name="ce4" office:value-type="float" office:value="0.081665816093682" calcext:value-type="float">
            <text:p>0,081665816093682</text:p>
          </table:table-cell>
          <table:table-cell table:style-name="ce4" office:value-type="float" office:value="0.148486712469913" calcext:value-type="float">
            <text:p>0,148486712469913</text:p>
          </table:table-cell>
          <table:table-cell table:style-name="ce4" office:value-type="float" office:value="0.0152063216762451" calcext:value-type="float">
            <text:p>0,015206321676245</text:p>
          </table:table-cell>
          <table:table-cell table:style-name="ce4" office:value-type="float" office:value="0.00150019420887914" calcext:value-type="float">
            <text:p>0,001500194208879</text:p>
          </table:table-cell>
          <table:table-cell table:style-name="ce4" office:value-type="float" office:value="0.0152496401998703" calcext:value-type="float">
            <text:p>0,01524964019987</text:p>
          </table:table-cell>
          <table:table-cell table:style-name="ce4" office:value-type="float" office:value="0.0181566858252428" calcext:value-type="float">
            <text:p>0,018156685825243</text:p>
          </table:table-cell>
          <table:table-cell table:style-name="ce4" office:value-type="float" office:value="0.0139963281193136" calcext:value-type="float">
            <text:p>0,013996328119314</text:p>
          </table:table-cell>
          <table:table-cell table:style-name="ce4" office:value-type="float" office:value="0.00645684933629253" calcext:value-type="float">
            <text:p>0,006456849336293</text:p>
          </table:table-cell>
          <table:table-cell table:style-name="ce4" office:value-type="float" office:value="0.348697267977028" calcext:value-type="float">
            <text:p>0,348697267977028</text:p>
          </table:table-cell>
          <table:table-cell table:style-name="ce4" office:value-type="float" office:value="0.139428227249726" calcext:value-type="float">
            <text:p>0,139428227249726</text:p>
          </table:table-cell>
          <table:table-cell table:style-name="ce4" office:value-type="float" office:value="0.151702258556653" calcext:value-type="float">
            <text:p>0,151702258556653</text:p>
          </table:table-cell>
          <table:table-cell table:style-name="ce4" office:value-type="float" office:value="0.0663500045749628" calcext:value-type="float">
            <text:p>0,066350004574963</text:p>
          </table:table-cell>
          <table:table-cell table:style-name="ce4" office:value-type="float" office:value="0.126645934864545" calcext:value-type="float">
            <text:p>0,126645934864545</text:p>
          </table:table-cell>
          <table:table-cell table:style-name="ce4" office:value-type="float" office:value="0.0352545994622231" calcext:value-type="float">
            <text:p>0,035254599462223</text:p>
          </table:table-cell>
          <table:table-cell table:style-name="ce4" office:value-type="float" office:value="0.0980447436885931" calcext:value-type="float">
            <text:p>0,098044743688593</text:p>
          </table:table-cell>
          <table:table-cell table:style-name="ce4" office:value-type="float" office:value="0.169219307337754" calcext:value-type="float">
            <text:p>0,169219307337754</text:p>
          </table:table-cell>
          <table:table-cell table:style-name="ce4" office:value-type="float" office:value="0.0443813100052067" calcext:value-type="float">
            <text:p>0,044381310005207</text:p>
          </table:table-cell>
          <table:table-cell table:style-name="ce4" office:value-type="float" office:value="0.269009478235466" calcext:value-type="float">
            <text:p>0,269009478235466</text:p>
          </table:table-cell>
          <table:table-cell table:style-name="ce4" office:value-type="float" office:value="0.485377951232071" calcext:value-type="float">
            <text:p>0,485377951232071</text:p>
          </table:table-cell>
          <table:table-cell table:style-name="ce4" office:value-type="float" office:value="0.493809664508873" calcext:value-type="float">
            <text:p>0,493809664508873</text:p>
          </table:table-cell>
          <table:table-cell table:style-name="ce4" office:value-type="float" office:value="0.4089994597126" calcext:value-type="float">
            <text:p>0,408999459712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0260025264932997" calcext:value-type="float">
            <text:p>0,0260025264933</text:p>
          </table:table-cell>
          <table:table-cell table:style-name="ce4" office:value-type="float" office:value="0.183747171020193" calcext:value-type="float">
            <text:p>0,183747171020193</text:p>
          </table:table-cell>
          <table:table-cell table:style-name="ce4" office:value-type="float" office:value="0.101659241177509" calcext:value-type="float">
            <text:p>0,101659241177509</text:p>
          </table:table-cell>
          <table:table-cell table:style-name="ce4" office:value-type="float" office:value="0.147907701525667" calcext:value-type="float">
            <text:p>0,147907701525667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with_ho_1_25-1_percent</text:p>
          </table:table-cell>
          <table:table-cell table:style-name="ce3" office:value-type="float" office:value="0.929274251432324" calcext:value-type="float">
            <text:p>0,929274251432324</text:p>
          </table:table-cell>
          <table:table-cell table:style-name="ce3" office:value-type="float" office:value="0.651235508568363" calcext:value-type="float">
            <text:p>0,651235508568363</text:p>
          </table:table-cell>
          <table:table-cell table:style-name="ce3" office:value-type="float" office:value="0.587931132460744" calcext:value-type="float">
            <text:p>0,587931132460744</text:p>
          </table:table-cell>
          <table:table-cell table:style-name="ce3" office:value-type="float" office:value="0.454309118646049" calcext:value-type="float">
            <text:p>0,454309118646049</text:p>
          </table:table-cell>
          <table:table-cell table:style-name="ce3" office:value-type="float" office:value="0.43403316099257" calcext:value-type="float">
            <text:p>0,43403316099257</text:p>
          </table:table-cell>
          <table:table-cell table:style-name="ce3" office:value-type="float" office:value="0.988471788019399" calcext:value-type="float">
            <text:p>0,988471788019399</text:p>
          </table:table-cell>
          <table:table-cell table:style-name="ce3" office:value-type="float" office:value="0.660929973368145" calcext:value-type="float">
            <text:p>0,660929973368145</text:p>
          </table:table-cell>
          <table:table-cell table:style-name="ce3" office:value-type="float" office:value="0.876157167280377" calcext:value-type="float">
            <text:p>0,876157167280377</text:p>
          </table:table-cell>
          <table:table-cell table:style-name="ce3" office:value-type="float" office:value="0.97529977559132" calcext:value-type="float">
            <text:p>0,97529977559132</text:p>
          </table:table-cell>
          <table:table-cell table:style-name="ce3" office:value-type="float" office:value="0.840500310498052" calcext:value-type="float">
            <text:p>0,840500310498052</text:p>
          </table:table-cell>
          <table:table-cell table:style-name="ce3" office:value-type="float" office:value="0.867216407432841" calcext:value-type="float">
            <text:p>0,867216407432841</text:p>
          </table:table-cell>
          <table:table-cell table:style-name="ce5" office:value-type="float" office:value="0.758419651168144" calcext:value-type="float">
            <text:p>0,758419651168144</text:p>
          </table:table-cell>
          <table:table-cell table:style-name="ce5" office:value-type="float" office:value="0.627624782417424" calcext:value-type="float">
            <text:p>0,627624782417424</text:p>
          </table:table-cell>
          <table:table-cell table:style-name="ce5" office:value-type="float" office:value="0.434639797677296" calcext:value-type="float">
            <text:p>0,434639797677296</text:p>
          </table:table-cell>
          <table:table-cell table:style-name="ce5" office:value-type="float" office:value="0.840500310498052" calcext:value-type="float">
            <text:p>0,840500310498052</text:p>
          </table:table-cell>
          <table:table-cell table:style-name="ce5" office:value-type="float" office:value="0.34288925987291" calcext:value-type="float">
            <text:p>0,34288925987291</text:p>
          </table:table-cell>
          <table:table-cell table:style-name="ce5" office:value-type="float" office:value="0.841307357711038" calcext:value-type="float">
            <text:p>0,841307357711038</text:p>
          </table:table-cell>
          <table:table-cell table:style-name="ce5" office:value-type="float" office:value="0.891636944639987" calcext:value-type="float">
            <text:p>0,891636944639987</text:p>
          </table:table-cell>
          <table:table-cell table:style-name="ce5" office:value-type="float" office:value="0.817172185199706" calcext:value-type="float">
            <text:p>0,817172185199706</text:p>
          </table:table-cell>
          <table:table-cell table:style-name="ce5" office:value-type="float" office:value="0.618866447493244" calcext:value-type="float">
            <text:p>0,618866447493244</text:p>
          </table:table-cell>
          <table:table-cell table:style-name="ce5" office:value-type="float" office:value="0.197379009283358" calcext:value-type="float">
            <text:p>0,197379009283358</text:p>
          </table:table-cell>
          <table:table-cell table:style-name="ce5" office:value-type="float" office:value="0.454309118646049" calcext:value-type="float">
            <text:p>0,454309118646049</text:p>
          </table:table-cell>
          <table:table-cell table:style-name="ce5" office:value-type="float" office:value="0.42799376292329" calcext:value-type="float">
            <text:p>0,42799376292329</text:p>
          </table:table-cell>
          <table:table-cell table:style-name="ce5" office:value-type="float" office:value="0.696446119236919" calcext:value-type="float">
            <text:p>0,696446119236919</text:p>
          </table:table-cell>
          <table:table-cell table:style-name="ce5" office:value-type="float" office:value="0.484732601880258" calcext:value-type="float">
            <text:p>0,484732601880258</text:p>
          </table:table-cell>
          <table:table-cell table:style-name="ce5" office:value-type="float" office:value="0.903887360822273" calcext:value-type="float">
            <text:p>0,903887360822273</text:p>
          </table:table-cell>
          <table:table-cell table:style-name="ce5" office:value-type="float" office:value="0.567480152127903" calcext:value-type="float">
            <text:p>0,567480152127903</text:p>
          </table:table-cell>
          <table:table-cell table:style-name="ce5" office:value-type="float" office:value="0.394515326501245" calcext:value-type="float">
            <text:p>0,394515326501245</text:p>
          </table:table-cell>
          <table:table-cell table:style-name="ce5" office:value-type="float" office:value="0.829219623229098" calcext:value-type="float">
            <text:p>0,829219623229098</text:p>
          </table:table-cell>
          <table:table-cell table:style-name="ce5" office:value-type="float" office:value="0.262361279536177" calcext:value-type="float">
            <text:p>0,262361279536177</text:p>
          </table:table-cell>
          <table:table-cell table:style-name="ce5" office:value-type="float" office:value="0.126389680600533" calcext:value-type="float">
            <text:p>0,126389680600533</text:p>
          </table:table-cell>
          <table:table-cell table:style-name="ce5" office:value-type="float" office:value="0.123094999416205" calcext:value-type="float">
            <text:p>0,123094999416205</text:p>
          </table:table-cell>
          <table:table-cell table:style-name="ce5" office:value-type="float" office:value="0.161358140740113" calcext:value-type="float">
            <text:p>0,161358140740113</text:p>
          </table:table-cell>
          <table:table-cell table:style-name="ce5" office:value-type="float" office:value="0.0260025264932997" calcext:value-type="float">
            <text:p>0,026002526493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369789119857744" calcext:value-type="float">
            <text:p>0,369789119857744</text:p>
          </table:table-cell>
          <table:table-cell table:style-name="ce5" office:value-type="float" office:value="0.555652186281452" calcext:value-type="float">
            <text:p>0,555652186281452</text:p>
          </table:table-cell>
          <table:table-cell table:style-name="ce5" office:value-type="float" office:value="0.435854538837368" calcext:value-type="float">
            <text:p>0,43585453883736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_25-25_percent</text:p>
          </table:table-cell>
          <table:table-cell table:style-name="ce3" office:value-type="float" office:value="0.324316465022525" calcext:value-type="float">
            <text:p>0,324316465022525</text:p>
          </table:table-cell>
          <table:table-cell table:style-name="ce3" office:value-type="float" office:value="0.656448409481441" calcext:value-type="float">
            <text:p>0,656448409481441</text:p>
          </table:table-cell>
          <table:table-cell table:style-name="ce3" office:value-type="float" office:value="0.722565672538297" calcext:value-type="float">
            <text:p>0,722565672538297</text:p>
          </table:table-cell>
          <table:table-cell table:style-name="ce3" office:value-type="float" office:value="0.881855056027518" calcext:value-type="float">
            <text:p>0,881855056027518</text:p>
          </table:table-cell>
          <table:table-cell table:style-name="ce3" office:value-type="float" office:value="0.908794107577767" calcext:value-type="float">
            <text:p>0,908794107577767</text:p>
          </table:table-cell>
          <table:table-cell table:style-name="ce3" office:value-type="float" office:value="0.377550010039606" calcext:value-type="float">
            <text:p>0,377550010039606</text:p>
          </table:table-cell>
          <table:table-cell table:style-name="ce3" office:value-type="float" office:value="0.181713407261725" calcext:value-type="float">
            <text:p>0,181713407261725</text:p>
          </table:table-cell>
          <table:table-cell table:style-name="ce3" office:value-type="float" office:value="0.292473489455035" calcext:value-type="float">
            <text:p>0,292473489455035</text:p>
          </table:table-cell>
          <table:table-cell table:style-name="ce3" office:value-type="float" office:value="0.353495483834712" calcext:value-type="float">
            <text:p>0,353495483834712</text:p>
          </table:table-cell>
          <table:table-cell table:style-name="ce3" office:value-type="float" office:value="0.272151216220718" calcext:value-type="float">
            <text:p>0,272151216220718</text:p>
          </table:table-cell>
          <table:table-cell table:style-name="ce3" office:value-type="float" office:value="0.287299837778308" calcext:value-type="float">
            <text:p>0,287299837778308</text:p>
          </table:table-cell>
          <table:table-cell table:style-name="ce5" office:value-type="float" office:value="0.228425287330854" calcext:value-type="float">
            <text:p>0,228425287330854</text:p>
          </table:table-cell>
          <table:table-cell table:style-name="ce5" office:value-type="float" office:value="0.680489134383387" calcext:value-type="float">
            <text:p>0,680489134383387</text:p>
          </table:table-cell>
          <table:table-cell table:style-name="ce5" office:value-type="float" office:value="0.907976069624918" calcext:value-type="float">
            <text:p>0,907976069624918</text:p>
          </table:table-cell>
          <table:table-cell table:style-name="ce5" office:value-type="float" office:value="0.272151216220718" calcext:value-type="float">
            <text:p>0,272151216220718</text:p>
          </table:table-cell>
          <table:table-cell table:style-name="ce5" office:value-type="float" office:value="0.0649880417786142" calcext:value-type="float">
            <text:p>0,064988041778614</text:p>
          </table:table-cell>
          <table:table-cell table:style-name="ce5" office:value-type="float" office:value="0.272602077885957" calcext:value-type="float">
            <text:p>0,272602077885957</text:p>
          </table:table-cell>
          <table:table-cell table:style-name="ce5" office:value-type="float" office:value="0.301556342303378" calcext:value-type="float">
            <text:p>0,301556342303378</text:p>
          </table:table-cell>
          <table:table-cell table:style-name="ce5" office:value-type="float" office:value="0.259297948112619" calcext:value-type="float">
            <text:p>0,259297948112619</text:p>
          </table:table-cell>
          <table:table-cell table:style-name="ce5" office:value-type="float" office:value="0.163219191641947" calcext:value-type="float">
            <text:p>0,163219191641947</text:p>
          </table:table-cell>
          <table:table-cell table:style-name="ce5" office:value-type="float" office:value="0.694920468739276" calcext:value-type="float">
            <text:p>0,694920468739276</text:p>
          </table:table-cell>
          <table:table-cell table:style-name="ce5" office:value-type="float" office:value="0.881855056027518" calcext:value-type="float">
            <text:p>0,881855056027518</text:p>
          </table:table-cell>
          <table:table-cell table:style-name="ce5" office:value-type="float" office:value="0.916979664978179" calcext:value-type="float">
            <text:p>0,916979664978179</text:p>
          </table:table-cell>
          <table:table-cell table:style-name="ce5" office:value-type="float" office:value="0.612332943018398" calcext:value-type="float">
            <text:p>0,612332943018398</text:p>
          </table:table-cell>
          <table:table-cell table:style-name="ce5" office:value-type="float" office:value="0.842921951673917" calcext:value-type="float">
            <text:p>0,842921951673917</text:p>
          </table:table-cell>
          <table:table-cell table:style-name="ce5" office:value-type="float" office:value="0.437680316248193" calcext:value-type="float">
            <text:p>0,437680316248193</text:p>
          </table:table-cell>
          <table:table-cell table:style-name="ce5" office:value-type="float" office:value="0.745103943123508" calcext:value-type="float">
            <text:p>0,745103943123508</text:p>
          </table:table-cell>
          <table:table-cell table:style-name="ce5" office:value-type="float" office:value="0.963779665076908" calcext:value-type="float">
            <text:p>0,963779665076908</text:p>
          </table:table-cell>
          <table:table-cell table:style-name="ce5" office:value-type="float" office:value="0.495766517520623" calcext:value-type="float">
            <text:p>0,495766517520623</text:p>
          </table:table-cell>
          <table:table-cell table:style-name="ce5" office:value-type="float" office:value="0.822789133123974" calcext:value-type="float">
            <text:p>0,822789133123974</text:p>
          </table:table-cell>
          <table:table-cell table:style-name="ce5" office:value-type="float" office:value="0.527630921184663" calcext:value-type="float">
            <text:p>0,527630921184663</text:p>
          </table:table-cell>
          <table:table-cell table:style-name="ce5" office:value-type="float" office:value="0.51889901385483" calcext:value-type="float">
            <text:p>0,51889901385483</text:p>
          </table:table-cell>
          <table:table-cell table:style-name="ce5" office:value-type="float" office:value="0.614507389562121" calcext:value-type="float">
            <text:p>0,614507389562121</text:p>
          </table:table-cell>
          <table:table-cell table:style-name="ce5" office:value-type="float" office:value="0.183747171020193" calcext:value-type="float">
            <text:p>0,183747171020193</text:p>
          </table:table-cell>
          <table:table-cell table:style-name="ce5" office:value-type="float" office:value="0.369789119857744" calcext:value-type="float">
            <text:p>0,36978911985774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758419651168144" calcext:value-type="float">
            <text:p>0,758419651168144</text:p>
          </table:table-cell>
          <table:table-cell table:style-name="ce5" office:value-type="float" office:value="0.906340287333989" calcext:value-type="float">
            <text:p>0,90634028733398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_25-50_percent</text:p>
          </table:table-cell>
          <table:table-cell table:style-name="ce3" office:value-type="float" office:value="0.497727501949395" calcext:value-type="float">
            <text:p>0,497727501949395</text:p>
          </table:table-cell>
          <table:table-cell table:style-name="ce3" office:value-type="float" office:value="0.890821136035948" calcext:value-type="float">
            <text:p>0,890821136035948</text:p>
          </table:table-cell>
          <table:table-cell table:style-name="ce3" office:value-type="float" office:value="0.962134495881175" calcext:value-type="float">
            <text:p>0,962134495881175</text:p>
          </table:table-cell>
          <table:table-cell table:style-name="ce3" office:value-type="float" office:value="0.873717160764607" calcext:value-type="float">
            <text:p>0,873717160764607</text:p>
          </table:table-cell>
          <table:table-cell table:style-name="ce3" office:value-type="float" office:value="0.846961311985353" calcext:value-type="float">
            <text:p>0,846961311985353</text:p>
          </table:table-cell>
          <table:table-cell table:style-name="ce3" office:value-type="float" office:value="0.565384128801957" calcext:value-type="float">
            <text:p>0,565384128801957</text:p>
          </table:table-cell>
          <table:table-cell table:style-name="ce3" office:value-type="float" office:value="0.303977450726379" calcext:value-type="float">
            <text:p>0,303977450726379</text:p>
          </table:table-cell>
          <table:table-cell table:style-name="ce3" office:value-type="float" office:value="0.456178494567894" calcext:value-type="float">
            <text:p>0,456178494567894</text:p>
          </table:table-cell>
          <table:table-cell table:style-name="ce3" office:value-type="float" office:value="0.535077538674638" calcext:value-type="float">
            <text:p>0,535077538674638</text:p>
          </table:table-cell>
          <table:table-cell table:style-name="ce3" office:value-type="float" office:value="0.429197713918175" calcext:value-type="float">
            <text:p>0,429197713918175</text:p>
          </table:table-cell>
          <table:table-cell table:style-name="ce3" office:value-type="float" office:value="0.449345285956499" calcext:value-type="float">
            <text:p>0,449345285956499</text:p>
          </table:table-cell>
          <table:table-cell table:style-name="ce5" office:value-type="float" office:value="0.369789119857744" calcext:value-type="float">
            <text:p>0,369789119857744</text:p>
          </table:table-cell>
          <table:table-cell table:style-name="ce5" office:value-type="float" office:value="0.916979664978179" calcext:value-type="float">
            <text:p>0,916979664978179</text:p>
          </table:table-cell>
          <table:table-cell table:style-name="ce5" office:value-type="float" office:value="0.847769670354296" calcext:value-type="float">
            <text:p>0,847769670354296</text:p>
          </table:table-cell>
          <table:table-cell table:style-name="ce5" office:value-type="float" office:value="0.429197713918175" calcext:value-type="float">
            <text:p>0,429197713918175</text:p>
          </table:table-cell>
          <table:table-cell table:style-name="ce5" office:value-type="float" office:value="0.124101525072069" calcext:value-type="float">
            <text:p>0,124101525072069</text:p>
          </table:table-cell>
          <table:table-cell table:style-name="ce5" office:value-type="float" office:value="0.429800426881576" calcext:value-type="float">
            <text:p>0,429800426881576</text:p>
          </table:table-cell>
          <table:table-cell table:style-name="ce5" office:value-type="float" office:value="0.468117810879256" calcext:value-type="float">
            <text:p>0,468117810879256</text:p>
          </table:table-cell>
          <table:table-cell table:style-name="ce5" office:value-type="float" office:value="0.411933808794483" calcext:value-type="float">
            <text:p>0,411933808794483</text:p>
          </table:table-cell>
          <table:table-cell table:style-name="ce5" office:value-type="float" office:value="0.277138803596213" calcext:value-type="float">
            <text:p>0,277138803596213</text:p>
          </table:table-cell>
          <table:table-cell table:style-name="ce5" office:value-type="float" office:value="0.484087717733969" calcext:value-type="float">
            <text:p>0,484087717733969</text:p>
          </table:table-cell>
          <table:table-cell table:style-name="ce5" office:value-type="float" office:value="0.873717160764607" calcext:value-type="float">
            <text:p>0,873717160764607</text:p>
          </table:table-cell>
          <table:table-cell table:style-name="ce5" office:value-type="float" office:value="0.838886719733988" calcext:value-type="float">
            <text:p>0,838886719733988</text:p>
          </table:table-cell>
          <table:table-cell table:style-name="ce5" office:value-type="float" office:value="0.842114571711502" calcext:value-type="float">
            <text:p>0,842114571711502</text:p>
          </table:table-cell>
          <table:table-cell table:style-name="ce5" office:value-type="float" office:value="0.912885731014354" calcext:value-type="float">
            <text:p>0,912885731014354</text:p>
          </table:table-cell>
          <table:table-cell table:style-name="ce5" office:value-type="float" office:value="0.639384475484803" calcext:value-type="float">
            <text:p>0,639384475484803</text:p>
          </table:table-cell>
          <table:table-cell table:style-name="ce5" office:value-type="float" office:value="0.98600168798814" calcext:value-type="float">
            <text:p>0,98600168798814</text:p>
          </table:table-cell>
          <table:table-cell table:style-name="ce5" office:value-type="float" office:value="0.793209139945516" calcext:value-type="float">
            <text:p>0,793209139945516</text:p>
          </table:table-cell>
          <table:table-cell table:style-name="ce5" office:value-type="float" office:value="0.708695103415118" calcext:value-type="float">
            <text:p>0,708695103415118</text:p>
          </table:table-cell>
          <table:table-cell table:style-name="ce5" office:value-type="float" office:value="0.595061380271032" calcext:value-type="float">
            <text:p>0,595061380271032</text:p>
          </table:table-cell>
          <table:table-cell table:style-name="ce5" office:value-type="float" office:value="0.347636643346187" calcext:value-type="float">
            <text:p>0,347636643346187</text:p>
          </table:table-cell>
          <table:table-cell table:style-name="ce5" office:value-type="float" office:value="0.340792675351382" calcext:value-type="float">
            <text:p>0,340792675351382</text:p>
          </table:table-cell>
          <table:table-cell table:style-name="ce5" office:value-type="float" office:value="0.41724699488746" calcext:value-type="float">
            <text:p>0,41724699488746</text:p>
          </table:table-cell>
          <table:table-cell table:style-name="ce5" office:value-type="float" office:value="0.101659241177509" calcext:value-type="float">
            <text:p>0,101659241177509</text:p>
          </table:table-cell>
          <table:table-cell table:style-name="ce5" office:value-type="float" office:value="0.555652186281452" calcext:value-type="float">
            <text:p>0,555652186281452</text:p>
          </table:table-cell>
          <table:table-cell table:style-name="ce5" office:value-type="float" office:value="0.758419651168144" calcext:value-type="float">
            <text:p>0,75841965116814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.849386866768806" calcext:value-type="float">
            <text:p>0,84938686676880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ith_ho_1_25-75_percent</text:p>
          </table:table-cell>
          <table:table-cell table:style-name="ce3" office:value-type="float" office:value="0.385410483770802" calcext:value-type="float">
            <text:p>0,385410483770802</text:p>
          </table:table-cell>
          <table:table-cell table:style-name="ce3" office:value-type="float" office:value="0.743542297663082" calcext:value-type="float">
            <text:p>0,743542297663082</text:p>
          </table:table-cell>
          <table:table-cell table:style-name="ce3" office:value-type="float" office:value="0.812365108418687" calcext:value-type="float">
            <text:p>0,812365108418687</text:p>
          </table:table-cell>
          <table:table-cell table:style-name="ce3" office:value-type="float" office:value="0.97529977559132" calcext:value-type="float">
            <text:p>0,97529977559132</text:p>
          </table:table-cell>
          <table:table-cell table:style-name="ce3" office:value-type="float" office:value="0.997529586851764" calcext:value-type="float">
            <text:p>0,997529586851764</text:p>
          </table:table-cell>
          <table:table-cell table:style-name="ce3" office:value-type="float" office:value="0.444412361269957" calcext:value-type="float">
            <text:p>0,444412361269957</text:p>
          </table:table-cell>
          <table:table-cell table:style-name="ce3" office:value-type="float" office:value="0.223283991049924" calcext:value-type="float">
            <text:p>0,223283991049924</text:p>
          </table:table-cell>
          <table:table-cell table:style-name="ce3" office:value-type="float" office:value="0.3497599462059" calcext:value-type="float">
            <text:p>0,3497599462059</text:p>
          </table:table-cell>
          <table:table-cell table:style-name="ce3" office:value-type="float" office:value="0.417839832381828" calcext:value-type="float">
            <text:p>0,417839832381828</text:p>
          </table:table-cell>
          <table:table-cell table:style-name="ce3" office:value-type="float" office:value="0.32685610573604" calcext:value-type="float">
            <text:p>0,32685610573604</text:p>
          </table:table-cell>
          <table:table-cell table:style-name="ce3" office:value-type="float" office:value="0.34394063687639" calcext:value-type="float">
            <text:p>0,34394063687639</text:p>
          </table:table-cell>
          <table:table-cell table:style-name="ce5" office:value-type="float" office:value="0.277138803596212" calcext:value-type="float">
            <text:p>0,277138803596212</text:p>
          </table:table-cell>
          <table:table-cell table:style-name="ce5" office:value-type="float" office:value="0.768651061220437" calcext:value-type="float">
            <text:p>0,768651061220437</text:p>
          </table:table-cell>
          <table:table-cell table:style-name="ce5" office:value-type="float" office:value="0.998353056439286" calcext:value-type="float">
            <text:p>0,998353056439286</text:p>
          </table:table-cell>
          <table:table-cell table:style-name="ce5" office:value-type="float" office:value="0.32685610573604" calcext:value-type="float">
            <text:p>0,32685610573604</text:p>
          </table:table-cell>
          <table:table-cell table:style-name="ce5" office:value-type="float" office:value="0.0840448150257831" calcext:value-type="float">
            <text:p>0,084044815025783</text:p>
          </table:table-cell>
          <table:table-cell table:style-name="ce5" office:value-type="float" office:value="0.327365579799155" calcext:value-type="float">
            <text:p>0,327365579799155</text:p>
          </table:table-cell>
          <table:table-cell table:style-name="ce5" office:value-type="float" office:value="0.359957697894286" calcext:value-type="float">
            <text:p>0,359957697894286</text:p>
          </table:table-cell>
          <table:table-cell table:style-name="ce5" office:value-type="float" office:value="0.312305557446995" calcext:value-type="float">
            <text:p>0,312305557446995</text:p>
          </table:table-cell>
          <table:table-cell table:style-name="ce5" office:value-type="float" office:value="0.201718762327551" calcext:value-type="float">
            <text:p>0,201718762327551</text:p>
          </table:table-cell>
          <table:table-cell table:style-name="ce5" office:value-type="float" office:value="0.61016190548576" calcext:value-type="float">
            <text:p>0,61016190548576</text:p>
          </table:table-cell>
          <table:table-cell table:style-name="ce5" office:value-type="float" office:value="0.97529977559132" calcext:value-type="float">
            <text:p>0,97529977559132</text:p>
          </table:table-cell>
          <table:table-cell table:style-name="ce5" office:value-type="float" office:value="0.989295180422832" calcext:value-type="float">
            <text:p>0,989295180422832</text:p>
          </table:table-cell>
          <table:table-cell table:style-name="ce5" office:value-type="float" office:value="0.697209405724133" calcext:value-type="float">
            <text:p>0,697209405724133</text:p>
          </table:table-cell>
          <table:table-cell table:style-name="ce5" office:value-type="float" office:value="0.935838462581271" calcext:value-type="float">
            <text:p>0,935838462581271</text:p>
          </table:table-cell>
          <table:table-cell table:style-name="ce5" office:value-type="float" office:value="0.51024234950612" calcext:value-type="float">
            <text:p>0,51024234950612</text:p>
          </table:table-cell>
          <table:table-cell table:style-name="ce5" office:value-type="float" office:value="0.835661575920078" calcext:value-type="float">
            <text:p>0,835661575920078</text:p>
          </table:table-cell>
          <table:table-cell table:style-name="ce5" office:value-type="float" office:value="0.942407038154243" calcext:value-type="float">
            <text:p>0,942407038154243</text:p>
          </table:table-cell>
          <table:table-cell table:style-name="ce5" office:value-type="float" office:value="0.573087667527675" calcext:value-type="float">
            <text:p>0,573087667527675</text:p>
          </table:table-cell>
          <table:table-cell table:style-name="ce5" office:value-type="float" office:value="0.732640629715403" calcext:value-type="float">
            <text:p>0,732640629715403</text:p>
          </table:table-cell>
          <table:table-cell table:style-name="ce5" office:value-type="float" office:value="0.453686954248062" calcext:value-type="float">
            <text:p>0,453686954248062</text:p>
          </table:table-cell>
          <table:table-cell table:style-name="ce5" office:value-type="float" office:value="0.445642686978562" calcext:value-type="float">
            <text:p>0,445642686978562</text:p>
          </table:table-cell>
          <table:table-cell table:style-name="ce5" office:value-type="float" office:value="0.534398390076477" calcext:value-type="float">
            <text:p>0,534398390076477</text:p>
          </table:table-cell>
          <table:table-cell table:style-name="ce5" office:value-type="float" office:value="0.147907701525667" calcext:value-type="float">
            <text:p>0,147907701525667</text:p>
          </table:table-cell>
          <table:table-cell table:style-name="ce5" office:value-type="float" office:value="0.435854538837368" calcext:value-type="float">
            <text:p>0,435854538837368</text:p>
          </table:table-cell>
          <table:table-cell table:style-name="ce5" office:value-type="float" office:value="0.906340287333989" calcext:value-type="float">
            <text:p>0,906340287333989</text:p>
          </table:table-cell>
          <table:table-cell table:style-name="ce5" office:value-type="float" office:value="0.849386866768806" calcext:value-type="float">
            <text:p>0,849386866768806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98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nal_comparison_dunn.B2:final_comparison_dunn.AM39">
            <calcext:condition calcext:apply-style-name="Good" calcext:value="&lt;0.05" calcext:base-cell-address="final_comparison_dunn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1T23:53:03.410611621</dc:date>
    <meta:editing-duration>PT12H55M11S</meta:editing-duration>
    <meta:editing-cycles>1</meta:editing-cycles>
    <meta:document-statistic meta:table-count="1" meta:cell-count="1520" meta:object-count="0"/>
    <meta:generator>LibreOffice/6.0.7.3$Linux_X86_64 LibreOffice_project/00m0$Build-3</meta:generator>
  </office:meta>
</office:document-meta>
</file>